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add58a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 draw:textarea-horizontal-align="left" draw:textarea-vertical-align="middle" draw:auto-grow-width="true" fo:min-height="0.216cm" fo:min-width="0.385cm" fo:padding-top="0cm" fo:padding-bottom="0cm" fo:padding-left="0cm" fo:padding-right="0cm" draw:shadow="hidden"/>
    </style:style>
    <style:style style:name="gr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add58a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04e4d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svg:stroke-color="#add58a" draw:stroke-linejoin="round" svg:stroke-linecap="butt" draw:fill="solid" draw:fill-color="#add58a" draw:opacity="100%" draw:textarea-horizontal-align="center" draw:textarea-vertical-align="middle" fo:padding-top="0.014cm" fo:padding-bottom="0.014cm" fo:padding-left="0.014cm" fo:padding-right="0.014cm"/>
    </style:style>
    <style:style style:name="gr7" style:family="graphic" style:parent-style-name="standard">
      <style:graphic-properties draw:stroke="none" draw:stroke-dash="Dashed_20__28_var_29__20_4" svg:stroke-width="0cm" svg:stroke-color="#add58a" draw:stroke-linejoin="none" svg:stroke-linecap="butt" draw:fill="solid" draw:fill-color="#add58a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svg:stroke-color="#f04e4d" draw:stroke-linejoin="round" svg:stroke-linecap="butt" draw:fill="solid" draw:fill-color="#f04e4d" draw:opacity="100%" draw:textarea-horizontal-align="center" draw:textarea-vertical-align="middle" fo:padding-top="0.014cm" fo:padding-bottom="0.014cm" fo:padding-left="0.014cm" fo:padding-right="0.014cm"/>
    </style:style>
    <style:style style:name="gr9" style:family="graphic" style:parent-style-name="standard">
      <style:graphic-properties draw:stroke="none" draw:stroke-dash="Dashed_20__28_var_29__20_4" svg:stroke-width="0cm" svg:stroke-color="#f04e4d" draw:stroke-linejoin="none" svg:stroke-linecap="butt" draw:fill="solid" draw:fill-color="#f04e4d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add58a" draw:textarea-horizontal-align="left" draw:textarea-vertical-align="middle" draw:auto-grow-width="true" fo:min-height="0.162cm" fo:min-width="0.538cm" fo:padding-top="0cm" fo:padding-bottom="0cm" fo:padding-left="0cm" fo:padding-right="0cm" draw:shadow="hidden"/>
    </style:style>
    <style:style style:name="gr11" style:family="graphic" style:parent-style-name="standard">
      <style:graphic-properties draw:stroke="none" draw:fill="solid" draw:fill-color="#f04e4d" draw:textarea-horizontal-align="left" draw:textarea-vertical-align="middle" draw:auto-grow-width="true" fo:min-height="0.162cm" fo:min-width="0.468cm" fo:padding-top="0cm" fo:padding-bottom="0cm" fo:padding-left="0cm" fo:padding-right="0cm" draw:shadow="hidden"/>
    </style:style>
    <style:style style:name="gr12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000000" draw:textarea-horizontal-align="left" draw:textarea-vertical-align="middle" draw:auto-grow-width="true" fo:min-height="0.216cm" fo:min-width="0.412cm" fo:padding-top="0cm" fo:padding-bottom="0cm" fo:padding-left="0cm" fo:padding-right="0cm" draw:shadow="hidden"/>
    </style:style>
    <style:style style:name="gr1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dddddd" draw:textarea-horizontal-align="center" draw:textarea-vertical-align="middle"/>
    </style:style>
    <style:style style:name="gr16" style:family="graphic" style:parent-style-name="standard">
      <style:graphic-properties draw:stroke="solid" draw:stroke-dash="Dashed_20__28_var_29__20_4" svg:stroke-width="0cm" svg:stroke-color="#000000" draw:stroke-linejoin="round" svg:stroke-linecap="butt" draw:fill="none" draw:fill-color="#dddddd" draw:textarea-horizontal-align="center" draw:textarea-vertical-align="middle"/>
    </style:style>
    <style:style style:name="gr17" style:family="graphic" style:parent-style-name="standard">
      <style:graphic-properties draw:stroke="none" draw:fill="solid" draw:fill-color="#000000" draw:textarea-horizontal-align="left" draw:textarea-vertical-align="middle" draw:auto-grow-width="true" fo:min-height="0.216cm" fo:min-width="0.465cm" fo:padding-top="0cm" fo:padding-bottom="0cm" fo:padding-left="0cm" fo:padding-right="0cm" draw:shadow="hidden"/>
    </style:style>
    <style:style style:name="gr18" style:family="graphic" style:parent-style-name="standard">
      <style:graphic-properties draw:stroke="none" draw:fill="solid" draw:fill-color="#000000" draw:textarea-horizontal-align="left" draw:textarea-vertical-align="middle" draw:auto-grow-width="true" fo:min-height="0.162cm" fo:min-width="0.258cm" fo:padding-top="0cm" fo:padding-bottom="0cm" fo:padding-left="0cm" fo:padding-right="0cm" draw:shadow="hidden"/>
    </style:style>
    <style:style style:name="gr19" style:family="graphic" style:parent-style-name="standard">
      <style:graphic-properties draw:stroke="none" draw:fill="solid" draw:fill-color="#000000" draw:textarea-horizontal-align="left" draw:textarea-vertical-align="middle" draw:auto-grow-width="true" fo:min-height="0.216cm" fo:min-width="0.345cm" fo:padding-top="0cm" fo:padding-bottom="0cm" fo:padding-left="0cm" fo:padding-right="0cm" draw:shadow="hidden"/>
    </style:style>
    <style:style style:name="gr20" style:family="graphic" style:parent-style-name="standard">
      <style:graphic-properties draw:stroke="none" draw:fill="solid" draw:fill-color="#000000" draw:textarea-horizontal-align="left" draw:textarea-vertical-align="middle" draw:auto-grow-width="true" fo:min-height="0.216cm" fo:min-width="0.718cm" fo:padding-top="0cm" fo:padding-bottom="0cm" fo:padding-left="0cm" fo:padding-right="0cm" draw:shadow="hidden"/>
    </style:style>
    <style:style style:name="gr21" style:family="graphic" style:parent-style-name="standard">
      <style:graphic-properties draw:stroke="none" draw:stroke-dash="Dashed_20__28_var_29__20_4" svg:stroke-width="0cm" svg:stroke-color="#add58a" draw:stroke-linejoin="none" svg:stroke-linecap="butt" draw:fill="solid" draw:fill-color="#dddddd" draw:textarea-horizontal-align="center" draw:textarea-vertical-align="middle"/>
    </style:style>
    <style:style style:name="gr22" style:family="graphic" style:parent-style-name="standard">
      <style:graphic-properties draw:stroke="none" draw:fill="solid" draw:fill-color="#000000" draw:textarea-horizontal-align="left" draw:textarea-vertical-align="middle" draw:auto-grow-width="true" fo:min-height="0.216cm" fo:min-width="0.626cm" fo:padding-top="0cm" fo:padding-bottom="0cm" fo:padding-left="0cm" fo:padding-right="0cm" draw:shadow="hidden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dddddd" draw:textarea-horizontal-align="center" draw:textarea-vertical-align="middle"/>
    </style:style>
    <style:style style:name="gr24" style:family="graphic" style:parent-style-name="standard">
      <style:graphic-properties draw:stroke="none" draw:fill="solid" draw:fill-color="#000000" draw:textarea-horizontal-align="left" draw:textarea-vertical-align="middle" draw:auto-grow-width="true" fo:min-height="0.162cm" fo:min-width="0.538cm" fo:padding-top="0cm" fo:padding-bottom="0cm" fo:padding-left="0cm" fo:padding-right="0cm" draw:shadow="hidden"/>
    </style:style>
    <style:style style:name="gr25" style:family="graphic" style:parent-style-name="standard">
      <style:graphic-properties draw:stroke="none" draw:fill="solid" draw:fill-color="#000000" draw:textarea-horizontal-align="left" draw:textarea-vertical-align="middle" draw:auto-grow-width="true" fo:min-height="0.162cm" fo:min-width="0.468cm" fo:padding-top="0cm" fo:padding-bottom="0cm" fo:padding-left="0cm" fo:padding-right="0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add58a"/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6.80000019073486p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6.80000019073486pt" style:font-name-complex="Liberation Serif" style:font-size-complex="6.80000019073486pt" style:text-scale="100%" style:text-overline-style="none" style:text-overline-color="font-color"/>
    </style:style>
    <style:style style:name="P4" style:family="paragraph">
      <loext:graphic-properties draw:fill="solid" draw:fill-color="#f04e4d"/>
      <style:paragraph-properties fo:text-align="center"/>
    </style:style>
    <style:style style:name="P5" style:family="paragraph">
      <loext:graphic-properties draw:fill="solid" draw:fill-color="#add58a" draw:opacity="100%"/>
      <style:paragraph-properties fo:text-align="center"/>
    </style:style>
    <style:style style:name="P6" style:family="paragraph">
      <loext:graphic-properties draw:fill="solid" draw:fill-color="#f04e4d" draw:opacity="100%"/>
      <style:paragraph-properties fo:text-align="center"/>
    </style:style>
    <style:style style:name="P7" style:family="paragraph">
      <loext:graphic-properties draw:fill="solid" draw:fill-color="#add58a"/>
      <style:paragraph-properties fo:text-align="center"/>
      <style:text-properties fo:color="#add58a" style:text-outline="false" style:text-line-through-style="none" style:text-line-through-type="none" style:font-name="Liberation Serif" fo:font-size="5.09999990463257p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5.09999990463257pt" style:font-name-complex="Liberation Serif" style:font-size-complex="5.09999990463257pt" style:text-scale="100%" style:text-overline-style="none" style:text-overline-color="font-color"/>
    </style:style>
    <style:style style:name="P8" style:family="paragraph">
      <loext:graphic-properties draw:fill="solid" draw:fill-color="#f04e4d"/>
      <style:paragraph-properties fo:text-align="center"/>
      <style:text-properties fo:color="#f04e4d" style:text-outline="false" style:text-line-through-style="none" style:text-line-through-type="none" style:font-name="Liberation Serif" fo:font-size="5.09999990463257p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5.09999990463257pt" style:font-name-complex="Liberation Serif" style:font-size-complex="5.09999990463257pt" style:text-scale="100%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="none" draw:fill-color="#dddddd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5.09999990463257p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5.09999990463257pt" style:font-name-complex="Liberation Serif" style:font-size-complex="5.09999990463257pt" style:text-scale="100%" style:text-overline-style="none" style:text-overline-color="font-color"/>
    </style:style>
    <style:style style:name="P1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808cm" svg:height="1.807cm" svg:x="6.191cm" svg:y="14.768cm" svg:viewBox="0 0 1809 1808" svg:d="M903 0c513 0 904 391 904 903 0 513-391 904-904 904-512 0-903-391-903-904 0-512 391-903 903-903zM0 0zM1809 1808z">
            <text:p/>
          </draw:path>
          <draw:path draw:style-name="gr2" draw:text-style-name="P2" draw:layer="layout" svg:width="1.854cm" svg:height="1.854cm" svg:x="6.167cm" svg:y="14.744cm" svg:viewBox="0 0 1855 1855" svg:d="M1294 71c112 46 212 112 295 196 83 83 150 182 196 294 45 112 70 235 70 367 0 131-25 255-70 366-46 112-113 212-196 295s-183 149-295 195c-111 46-235 71-366 71-132 0-255-25-367-71s-211-112-294-195c-84-83-150-183-196-295-46-111-71-235-71-366 0-132 25-255 71-367s112-211 196-294c83-84 182-150 294-196s235-71 367-71c131 0 255 25 366 71zM1276 1740c106-44 200-107 279-186 78-78 141-172 185-278 43-106 67-224 67-348 0-125-24-243-67-349-44-105-107-200-185-278-79-79-173-142-279-185-106-44-223-68-348-68s-243 24-349 68c-105 43-200 106-278 185-79 78-142 173-185 278-44 106-68 224-68 349 0 124 24 242 68 348 43 106 106 200 185 278 78 79 173 142 278 186 106 43 224 67 349 67s242-24 348-67z">
            <text:p/>
          </draw:path>
          <draw:path draw:style-name="gr3" draw:text-style-name="P3" draw:layer="layout" svg:width="0.104cm" svg:height="0.229cm" svg:x="6.776cm" svg:y="15.576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6.9cm" svg:y="15.614cm" svg:viewBox="0 0 158 192" svg:d="M77 0c20 0 35 4 44 12 10 9 14 21 14 38v124l23 5v9h-50l-4-18c-15 14-34 22-57 22-31 0-47-18-47-55 0-12 2-22 7-31 5-8 13-14 23-18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7.079cm" svg:y="15.613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olygon draw:style-name="gr3" draw:text-style-name="P3" draw:layer="layout" svg:width="0.192cm" svg:height="0.277cm" svg:x="7.226cm" svg:y="15.524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ath draw:style-name="gr4" draw:text-style-name="P1" draw:layer="layout" svg:width="1.808cm" svg:height="1.807cm" svg:x="9.588cm" svg:y="14.768cm" svg:viewBox="0 0 1809 1808" svg:d="M903 0c513 0 904 391 904 903 0 513-391 904-904 904-512 0-903-391-903-904 0-512 391-903 903-903zM0 0zM1809 1808z">
            <text:p/>
          </draw:path>
          <draw:path draw:style-name="gr2" draw:text-style-name="P2" draw:layer="layout" svg:width="1.854cm" svg:height="1.854cm" svg:x="9.563cm" svg:y="14.744cm" svg:viewBox="0 0 1855 1855" svg:d="M1294 71c112 46 212 112 295 196 83 83 150 182 196 294 45 112 70 235 70 367 0 131-25 255-70 366-46 112-113 212-196 295s-183 149-295 195c-111 46-235 71-366 71-132 0-255-25-367-71s-211-112-294-195c-84-83-150-183-196-295-46-111-71-235-71-366 0-132 25-255 71-367s112-211 196-294c83-84 182-150 294-196s235-71 367-71c131 0 255 25 366 71zM1276 1740c106-44 200-107 279-186 78-78 141-172 185-278 43-106 67-224 67-348 0-125-24-243-67-349-44-105-107-200-185-278-79-79-173-142-279-185-106-44-223-68-348-68s-243 24-349 68c-105 43-200 106-278 185-79 78-142 173-185 278-44 106-68 224-68 349 0 124 24 242 68 348 43 106 106 200 185 278 78 79 173 142 278 186 106 43 224 67 349 67s242-24 348-67z">
            <text:p/>
          </draw:path>
          <draw:path draw:style-name="gr3" draw:text-style-name="P3" draw:layer="layout" svg:width="0.104cm" svg:height="0.229cm" svg:x="10.173cm" svg:y="15.576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0.297cm" svg:y="15.614cm" svg:viewBox="0 0 158 192" svg:d="M77 0c20 0 35 4 44 12 10 9 14 21 14 38v124l23 5v9h-50l-4-18c-15 14-34 22-57 22-31 0-47-18-47-55 0-12 2-22 7-31 5-8 13-14 23-18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0.476cm" svg:y="15.613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olygon draw:style-name="gr3" draw:text-style-name="P3" draw:layer="layout" svg:width="0.192cm" svg:height="0.277cm" svg:x="10.623cm" svg:y="15.524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ath draw:style-name="gr5" draw:text-style-name="P4" draw:layer="layout" svg:width="1.811cm" svg:height="1.811cm" svg:x="12.956cm" svg:y="14.77cm" svg:viewBox="0 0 1812 1812" svg:d="M905 0c513 0 905 392 905 905s-392 905-905 905-905-392-905-905 392-905 905-905zM0 0zM1812 1812z">
            <text:p/>
          </draw:path>
          <draw:path draw:style-name="gr2" draw:text-style-name="P2" draw:layer="layout" svg:width="1.858cm" svg:height="1.858cm" svg:x="12.932cm" svg:y="14.746cm" svg:viewBox="0 0 1859 1859" svg:d="M1296 71c112 46 212 113 295 196 84 84 151 183 197 295s71 236 71 367c0 132-25 256-71 367-46 112-113 212-197 295-83 84-183 150-295 196-111 46-235 72-367 72-131 0-255-26-367-72-111-46-211-112-295-196-83-83-150-183-196-295-46-111-71-235-71-367 0-131 25-255 71-367s113-211 196-295c84-83 184-150 295-196 112-46 236-71 367-71 132 0 256 25 367 71zM1278 1743c106-44 200-107 279-186s142-173 186-279c43-106 67-224 67-349s-24-242-67-348c-44-106-107-201-186-279-79-79-173-142-279-186s-224-68-349-68c-124 0-242 24-348 68s-200 107-279 186c-79 78-142 173-186 279s-68 223-68 348 24 243 68 349 107 200 186 279 173 142 279 186c106 43 224 67 348 67 125 0 243-24 349-67z">
            <text:p/>
          </draw:path>
          <draw:path draw:style-name="gr3" draw:text-style-name="P3" draw:layer="layout" svg:width="0.104cm" svg:height="0.229cm" svg:x="13.543cm" svg:y="15.58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3.667cm" svg:y="15.617cm" svg:viewBox="0 0 158 192" svg:d="M77 0c20 0 35 4 44 12 10 9 14 21 14 38v124l23 5v9h-50l-4-18c-15 14-34 22-57 22-31 0-47-18-47-55 0-12 2-22 7-31 5-8 13-14 23-18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3.847cm" svg:y="15.617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olygon draw:style-name="gr3" draw:text-style-name="P3" draw:layer="layout" svg:width="0.192cm" svg:height="0.277cm" svg:x="13.993cm" svg:y="15.528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olygon draw:style-name="gr6" draw:text-style-name="P5" draw:layer="layout" svg:width="1.247cm" svg:height="0.061cm" svg:x="7.996cm" svg:y="15.643cm" svg:viewBox="0 0 1248 62" draw:points="1,62 0,38 0,13 1248,0 1248,24 1248,48">
            <text:p/>
          </draw:polygon>
          <draw:polygon draw:style-name="gr7" draw:text-style-name="P1" draw:layer="layout" svg:width="0.358cm" svg:height="0.238cm" svg:x="9.227cm" svg:y="15.548cm" svg:viewBox="0 0 359 239" draw:points="359,115 0,0 2,239">
            <text:p/>
          </draw:polygon>
          <draw:polygon draw:style-name="gr6" draw:text-style-name="P5" draw:layer="layout" svg:width="1.247cm" svg:height="0.047cm" svg:x="11.395cm" svg:y="15.638cm" svg:viewBox="0 0 1248 48" draw:points="0,48 0,24 0,0 1248,0 1248,24 1248,48">
            <text:p/>
          </draw:polygon>
          <draw:polygon draw:style-name="gr7" draw:text-style-name="P1" draw:layer="layout" svg:width="0.356cm" svg:height="0.238cm" svg:x="12.627cm" svg:y="15.543cm" svg:viewBox="0 0 357 239" draw:points="357,119 0,0 0,239">
            <text:p/>
          </draw:polygon>
          <draw:polygon draw:style-name="gr8" draw:text-style-name="P6" draw:layer="layout" svg:width="0.047cm" svg:height="0.941cm" svg:x="13.842cm" svg:y="16.58cm" svg:viewBox="0 0 48 942" draw:points="0,0 24,0 48,0 48,942 24,942 0,942">
            <text:p/>
          </draw:polygon>
          <draw:polygon draw:style-name="gr9" draw:text-style-name="P4" draw:layer="layout" svg:width="0.238cm" svg:height="0.358cm" svg:x="13.746cm" svg:y="17.505cm" svg:viewBox="0 0 239 359" draw:points="120,359 239,0 0,0">
            <text:p/>
          </draw:polygon>
          <draw:path draw:style-name="gr10" draw:text-style-name="P7" draw:layer="layout" svg:width="0.093cm" svg:height="0.144cm" svg:x="8.249cm" svg:y="15.417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14cm" svg:height="0.14cm" svg:x="8.361cm" svg:y="15.421cm" svg:viewBox="0 0 141 141" svg:d="M42 99c0 17 8 25 23 25 13 0 24-1 35-5v-109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8.524cm" svg:y="15.417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8.659cm" svg:y="15.417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8.793cm" svg:y="15.417cm" svg:viewBox="0 0 111 145" svg:d="M26 73v3c0 13 2 24 5 31 3 8 7 13 14 17 6 4 14 6 24 6 5 0 12 0 19-1s13-2 18-3v8c-5 3-11 6-19 8s-17 3-25 3c-21 0-37-5-47-17s-15-30-15-56c0-24 5-42 15-54s25-18 43-18c36 0 53 20 53 61v12zM58 12c-10 0-18 4-23 12-6 9-8 21-8 38h59c0-18-3-31-7-39-5-7-11-11-21-11z">
            <text:p/>
          </draw:path>
          <draw:path draw:style-name="gr10" draw:text-style-name="P7" draw:layer="layout" svg:width="0.093cm" svg:height="0.144cm" svg:x="8.927cm" svg:y="15.417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093cm" svg:height="0.144cm" svg:x="9.048cm" svg:y="15.417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093cm" svg:height="0.144cm" svg:x="11.685cm" svg:y="15.392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14cm" svg:height="0.14cm" svg:x="11.797cm" svg:y="15.396cm" svg:viewBox="0 0 141 141" svg:d="M42 99c0 17 8 25 23 25 13 0 24-1 35-5v-109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11.959cm" svg:y="15.392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12.095cm" svg:y="15.392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12.229cm" svg:y="15.392cm" svg:viewBox="0 0 111 145" svg:d="M26 73v3c0 13 2 24 5 31 3 8 7 13 14 17 6 4 14 6 24 6 5 0 12 0 19-1s13-2 18-3v8c-5 3-11 6-19 8s-17 3-25 3c-21 0-37-5-47-17s-15-30-15-56c0-24 5-42 15-54s25-18 43-18c36 0 53 20 53 61v12zM58 12c-10 0-18 4-23 12-6 9-8 21-8 38h59c0-18-3-31-7-39-5-7-11-11-21-11z">
            <text:p/>
          </draw:path>
          <draw:path draw:style-name="gr10" draw:text-style-name="P7" draw:layer="layout" svg:width="0.093cm" svg:height="0.144cm" svg:x="12.363cm" svg:y="15.392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093cm" svg:height="0.144cm" svg:x="12.483cm" svg:y="15.392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1" draw:text-style-name="P8" draw:layer="layout" svg:width="0.09cm" svg:height="0.212cm" svg:x="13.975cm" svg:y="16.83cm" svg:viewBox="0 0 91 213" svg:d="M24 87h-24v-7l24-6v-10c0-20 4-36 12-47s19-17 34-17c7 0 14 1 21 3v30h-7l-7-18c-3-2-7-3-12-3-6 0-10 3-13 8-3 6-4 16-4 31v24h37v12h-37v114l30 5v7h-75v-7l21-5z">
            <text:p/>
          </draw:path>
          <draw:path draw:style-name="gr11" draw:text-style-name="P8" draw:layer="layout" svg:width="0.118cm" svg:height="0.144cm" svg:x="14.075cm" svg:y="16.9cm" svg:viewBox="0 0 119 145" svg:d="M58 0c15 0 26 3 33 9 7 7 11 16 11 29v94l17 3v7h-38l-3-14c-11 11-25 17-43 17-23 0-35-14-35-42 0-9 2-17 5-23 4-6 10-11 17-14 8-3 20-5 35-5h20v-22c0-9-2-16-5-21s-9-7-16-7c-10 0-19 2-27 7l-5 17h-8v-30c16-3 30-5 42-5zM77 72h-19c-13 0-22 2-27 7-4 4-7 12-7 23 0 18 7 27 21 27 7 0 13-1 18-3 4-1 9-3 14-6z">
            <text:p/>
          </draw:path>
          <draw:path draw:style-name="gr11" draw:text-style-name="P8" draw:layer="layout" svg:width="0.07cm" svg:height="0.199cm" svg:x="14.206cm" svg:y="16.843cm" svg:viewBox="0 0 71 200" svg:d="M49 16c0 4-1 8-4 11-4 3-7 5-12 5-4 0-8-2-11-5s-5-7-5-11 2-8 5-11 7-5 11-5c5 0 8 2 12 5 3 3 4 7 4 11zM48 189l23 4v7h-71v-7l23-4v-117l-19-4v-7h44z">
            <text:p/>
          </draw:path>
          <draw:polygon draw:style-name="gr11" draw:text-style-name="P8" draw:layer="layout" svg:width="0.07cm" svg:height="0.208cm" svg:x="14.29cm" svg:y="16.833cm" svg:viewBox="0 0 71 209" draw:points="48,198 71,202 71,209 0,209 0,202 23,198 23,10 0,7 0,0 48,0">
            <text:p/>
          </draw:polygon>
          <draw:path draw:style-name="gr11" draw:text-style-name="P8" draw:layer="layout" svg:width="0.14cm" svg:height="0.14cm" svg:x="14.372cm" svg:y="16.904cm" svg:viewBox="0 0 141 141" svg:d="M42 99c0 17 8 25 23 25 13 0 24-1 35-5v-109l-21-3v-7h45v128l17 4v6h-40l-1-11c-7 4-15 7-24 10s-17 4-23 4c-24 0-35-13-35-40v-91l-18-3v-7h42z">
            <text:p/>
          </draw:path>
          <draw:path draw:style-name="gr11" draw:text-style-name="P8" draw:layer="layout" svg:width="0.09cm" svg:height="0.141cm" svg:x="14.529cm" svg:y="16.899cm" svg:viewBox="0 0 91 142" svg:d="M91 0v37h-6l-8-16c-5 0-11 1-18 2-6 2-12 3-17 5v103l23 4v7h-65v-7l17-4v-117l-17-4v-6h40l2 17c5-5 13-10 23-14 10-5 18-7 24-7z">
            <text:p/>
          </draw:path>
          <draw:path draw:style-name="gr11" draw:text-style-name="P8" draw:layer="layout" svg:width="0.11cm" svg:height="0.144cm" svg:x="14.635cm" svg:y="16.9cm" svg:viewBox="0 0 111 145" svg:d="M26 73v3c0 13 2 24 5 31 3 8 7 13 14 17 6 4 14 6 24 6 5 0 12 0 19-1s13-2 18-3v8c-5 3-11 6-19 8s-17 3-25 3c-21 0-37-5-47-17s-15-30-15-56c0-24 5-42 15-54s25-18 43-18c36 0 53 20 53 61v12zM58 12c-10 0-18 4-23 12-6 9-8 21-8 38h59c0-18-3-31-7-39-5-7-11-11-21-11z">
            <text:p/>
          </draw:path>
          <draw:line draw:style-name="gr12" draw:text-style-name="P9" draw:layer="layout" svg:x1="7.086cm" svg:y1="16.575cm" svg:x2="7.086cm" svg:y2="17.607cm">
            <text:p/>
          </draw:line>
          <draw:polygon draw:style-name="gr13" draw:text-style-name="P10" draw:layer="layout" svg:width="0.166cm" svg:height="0.249cm" svg:x="7.002cm" svg:y="17.596cm" svg:viewBox="0 0 167 250" draw:points="84,250 167,0 0,0">
            <text:p/>
          </draw:polygon>
          <draw:line draw:style-name="gr12" draw:text-style-name="P9" draw:layer="layout" svg:x1="7.086cm" svg:y1="17.846cm" svg:x2="10.997cm" svg:y2="17.829cm">
            <text:p/>
          </draw:line>
          <draw:polygon draw:style-name="gr13" draw:text-style-name="P10" draw:layer="layout" svg:width="0.25cm" svg:height="0.166cm" svg:x="10.986cm" svg:y="17.746cm" svg:viewBox="0 0 251 167" draw:points="251,82 0,0 0,167">
            <text:p/>
          </draw:polygon>
          <draw:line draw:style-name="gr12" draw:text-style-name="P9" draw:layer="layout" svg:x1="7.086cm" svg:y1="16.575cm" svg:x2="7.086cm" svg:y2="17.607cm">
            <text:p/>
          </draw:line>
          <draw:polygon draw:style-name="gr13" draw:text-style-name="P10" draw:layer="layout" svg:width="0.166cm" svg:height="0.249cm" svg:x="7.002cm" svg:y="17.596cm" svg:viewBox="0 0 167 250" draw:points="84,250 167,0 0,0">
            <text:p/>
          </draw:polygon>
          <draw:line draw:style-name="gr12" draw:text-style-name="P9" draw:layer="layout" svg:x1="10.486cm" svg:y1="16.575cm" svg:x2="10.486cm" svg:y2="17.607cm">
            <text:p/>
          </draw:line>
          <draw:polygon draw:style-name="gr13" draw:text-style-name="P10" draw:layer="layout" svg:width="0.166cm" svg:height="0.249cm" svg:x="10.403cm" svg:y="17.596cm" svg:viewBox="0 0 167 250" draw:points="84,250 167,0 0,0">
            <text:p/>
          </draw:polygon>
          <draw:path draw:style-name="gr4" draw:text-style-name="P1" draw:layer="layout" svg:width="1.816cm" svg:height="0.866cm" svg:x="18.514cm" svg:y="17.357cm" svg:viewBox="0 0 1817 867" svg:d="M144 0c-72 0-144 72-144 144v577c0 72 72 146 144 146h1528c72 0 145-74 145-146v-577c0-72-73-144-145-144zM0 0zM1817 867z">
            <text:p/>
          </draw:path>
          <draw:path draw:style-name="gr2" draw:text-style-name="P2" draw:layer="layout" svg:width="1.864cm" svg:height="0.914cm" svg:x="18.49cm" svg:y="17.333cm" svg:viewBox="0 0 1865 915" svg:d="M147 51c-8 2-15 4-22 8-14 6-27 16-39 27-11 12-21 25-27 39-4 7-6 14-8 22-2 7-3 14-3 21v578c0 7 1 14 3 21s4 14 8 21c6 15 16 29 27 40 12 12 25 22 40 28 6 4 14 6 21 8s14 3 21 3h1528c7 0 14-1 21-3s15-4 22-8c14-6 28-16 39-28 12-12 22-25 29-40 3-7 6-14 7-21 2-7 3-14 3-21v-578c0-7-1-14-3-21-1-7-4-15-7-21-7-15-17-28-29-40-11-11-25-21-39-27-7-4-14-6-22-8-7-2-14-3-21-3h-1528c-7 0-14 1-21 3zM1759 15c20 9 38 21 53 37 16 15 29 33 38 53 5 10 9 20 11 30 3 11 4 22 4 33v578c0 10-1 21-4 32-2 11-6 21-10 31-10 19-23 38-38 53-16 16-34 29-54 38-10 5-20 9-31 11-10 3-21 4-32 4h-1528c-11 0-22-1-33-4-10-2-20-6-30-11-20-9-38-22-53-38-16-16-28-34-37-53-5-10-9-21-11-31-3-11-4-22-4-32v-578c0-11 1-22 4-33 2-10 6-20 11-30 9-19 22-38 37-53 15-16 34-28 53-37 10-5 20-9 30-11 11-3 22-4 33-4h1528c11 0 22 1 32 4 11 2 21 6 31 11z">
            <text:p/>
          </draw:path>
          <draw:path draw:style-name="gr14" draw:text-style-name="P3" draw:layer="layout" svg:width="0.149cm" svg:height="0.192cm" svg:x="19.091cm" svg:y="17.731cm" svg:viewBox="0 0 150 193" svg:d="M150 178c-6 4-15 8-26 11-11 2-23 4-35 4-59 0-89-33-89-98 0-30 8-54 23-70 15-17 37-25 65-25 18 0 37 2 58 6v51h-11l-8-32c-11-6-24-9-39-9-35 0-53 26-53 79 0 28 6 48 16 60 11 11 27 17 50 17 19 0 35-2 49-6z">
            <text:p/>
          </draw:path>
          <draw:path draw:style-name="gr14" draw:text-style-name="P3" draw:layer="layout" svg:width="0.187cm" svg:height="0.187cm" svg:x="19.258cm" svg:y="17.736cm" svg:viewBox="0 0 188 188" svg:d="M56 132c0 22 10 33 31 33 16 0 32-2 46-6v-145l-28-5v-9h60v170l23 5v9h-53l-2-15c-9 5-20 10-32 13-12 4-22 6-31 6-31 0-47-18-47-54v-120l-23-5v-9h56z">
            <text:p/>
          </draw:path>
          <draw:path draw:style-name="gr14" draw:text-style-name="P3" draw:layer="layout" svg:width="0.121cm" svg:height="0.187cm" svg:x="19.466cm" svg:y="17.732cm" svg:viewBox="0 0 122 188" svg:d="M122 0v50h-8l-12-22c-6 0-14 1-23 3s-17 4-23 7v137l31 5v8h-87v-8l23-5v-156l-23-5v-9h54l1 23c8-7 19-13 32-19 14-6 24-9 32-9z">
            <text:p/>
          </draw:path>
          <draw:path draw:style-name="gr14" draw:text-style-name="P3" draw:layer="layout" svg:width="0.147cm" svg:height="0.192cm" svg:x="19.608cm" svg:y="17.731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olygon draw:style-name="gr15" draw:text-style-name="P11" draw:layer="layout" svg:width="1.811cm" svg:height="0.859cm" svg:x="11.234cm" svg:y="17.398cm" svg:viewBox="0 0 1812 860" draw:points="0,0 1812,0 1812,860 0,860">
            <text:p/>
          </draw:polygon>
          <draw:polygon draw:style-name="gr16" draw:text-style-name="P12" draw:layer="layout" svg:width="1.811cm" svg:height="0.859cm" svg:x="11.234cm" svg:y="17.398cm" svg:viewBox="0 0 1812 860" draw:points="0,0 1812,0 1812,860 0,860">
            <text:p/>
          </draw:polygon>
          <draw:path draw:style-name="gr17" draw:text-style-name="P3" draw:layer="layout" svg:width="0.147cm" svg:height="0.192cm" svg:x="11.767cm" svg:y="17.771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7" draw:text-style-name="P3" draw:layer="layout" svg:width="0.121cm" svg:height="0.187cm" svg:x="11.936cm" svg:y="17.772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21cm" svg:height="0.187cm" svg:x="12.07cm" svg:y="17.772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69cm" svg:height="0.192cm" svg:x="12.212cm" svg:y="17.771cm" svg:viewBox="0 0 170 193" svg:d="M170 96c0 64-29 97-86 97-28 0-49-9-63-25-14-17-21-41-21-72s7-55 21-71c14-17 36-25 64-25s49 8 64 24c14 16 21 40 21 72zM135 96c0-28-4-49-13-61-8-13-21-19-38-19s-30 6-37 18c-8 12-12 33-12 62s4 50 12 63c8 12 20 18 37 18s30-6 38-19 13-33 13-62z">
            <text:p/>
          </draw:path>
          <draw:path draw:style-name="gr17" draw:text-style-name="P3" draw:layer="layout" svg:width="0.121cm" svg:height="0.187cm" svg:x="12.409cm" svg:y="17.772cm" svg:viewBox="0 0 122 188" svg:d="M122 0v50h-8l-12-22c-6 0-14 1-23 3s-17 4-23 7v137l31 5v8h-87v-8l23-5v-156l-23-5v-9h54l1 23c8-7 19-13 32-19 14-6 24-9 32-9z">
            <text:p/>
          </draw:path>
          <draw:polygon draw:style-name="gr15" draw:text-style-name="P11" draw:layer="layout" svg:width="1.811cm" svg:height="0.859cm" svg:x="14.992cm" svg:y="17.397cm" svg:viewBox="0 0 1812 860" draw:points="0,0 1812,0 1812,860 0,860">
            <text:p/>
          </draw:polygon>
          <draw:path draw:style-name="gr2" draw:text-style-name="P2" draw:layer="layout" svg:width="1.859cm" svg:height="0.907cm" svg:x="14.968cm" svg:y="17.373cm" svg:viewBox="0 0 1860 908" svg:d="M3 12c2-4 5-7 9-9s8-3 12-3h1812c5 0 8 1 12 3s7 5 9 9 3 8 3 12v860c0 5-1 8-3 12s-5 7-9 9-7 3-12 3h-1812c-4 0-8-1-12-3s-7-5-9-9-3-7-3-12v-860c0-4 1-8 3-12zM48 48v812h1764v-812z">
            <text:p/>
          </draw:path>
          <draw:path draw:style-name="gr17" draw:text-style-name="P3" draw:layer="layout" svg:width="0.147cm" svg:height="0.192cm" svg:x="15.524cm" svg:y="17.769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7" draw:text-style-name="P3" draw:layer="layout" svg:width="0.121cm" svg:height="0.187cm" svg:x="15.694cm" svg:y="17.77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21cm" svg:height="0.187cm" svg:x="15.827cm" svg:y="17.77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69cm" svg:height="0.192cm" svg:x="15.97cm" svg:y="17.769cm" svg:viewBox="0 0 170 193" svg:d="M170 96c0 64-29 97-86 97-28 0-49-9-63-25-14-17-21-41-21-72s7-55 21-71c14-17 36-25 64-25s49 8 64 24c14 16 21 40 21 72zM135 96c0-28-4-49-13-61-8-13-21-19-38-19s-30 6-37 18c-8 12-12 33-12 62s4 50 12 63c8 12 20 18 37 18s30-6 38-19 13-33 13-62z">
            <text:p/>
          </draw:path>
          <draw:path draw:style-name="gr17" draw:text-style-name="P3" draw:layer="layout" svg:width="0.121cm" svg:height="0.187cm" svg:x="16.166cm" svg:y="17.77cm" svg:viewBox="0 0 122 188" svg:d="M122 0v50h-8l-12-22c-6 0-14 1-23 3s-17 4-23 7v137l31 5v8h-87v-8l23-5v-156l-23-5v-9h54l1 23c8-7 19-13 32-19 14-6 24-9 32-9z">
            <text:p/>
          </draw:path>
          <draw:line draw:style-name="gr12" draw:text-style-name="P9" draw:layer="layout" svg:x1="13.048cm" svg:y1="17.864cm" svg:x2="14.755cm" svg:y2="17.864cm">
            <text:p/>
          </draw:line>
          <draw:polygon draw:style-name="gr13" draw:text-style-name="P10" draw:layer="layout" svg:width="0.25cm" svg:height="0.166cm" svg:x="14.743cm" svg:y="17.781cm" svg:viewBox="0 0 251 167" draw:points="251,83 0,0 0,167">
            <text:p/>
          </draw:polygon>
          <draw:path draw:style-name="gr15" draw:text-style-name="P11" draw:layer="layout" svg:width="1.811cm" svg:height="1.811cm" svg:x="16.744cm" svg:y="14.77cm" svg:viewBox="0 0 1812 1812" svg:d="M905 0c513 0 905 392 905 905s-392 905-905 905-905-392-905-905 392-905 905-905zM0 0zM1812 1812z">
            <text:p/>
          </draw:path>
          <draw:path draw:style-name="gr16" draw:text-style-name="P12" draw:layer="layout" svg:width="1.809cm" svg:height="1.809cm" svg:x="16.744cm" svg:y="14.77cm" svg:viewBox="0 0 1810 1810" svg:d="M905 0c513 0 905 392 905 905s-392 905-905 905-905-392-905-905 392-905 905-905z">
            <text:p/>
          </draw:path>
          <draw:polygon draw:style-name="gr16" draw:text-style-name="P12" draw:layer="layout" svg:width="0cm" svg:height="0cm" svg:x="16.744cm" svg:y="14.77cm" svg:viewBox="0 0 0 0" draw:points="0,0">
            <text:p/>
          </draw:polygon>
          <draw:polygon draw:style-name="gr16" draw:text-style-name="P12" draw:layer="layout" svg:width="0cm" svg:height="0cm" svg:x="18.556cm" svg:y="16.582cm" svg:viewBox="0 0 0 0" draw:points="0,0">
            <text:p/>
          </draw:polygon>
          <draw:path draw:style-name="gr3" draw:text-style-name="P3" draw:layer="layout" svg:width="0.104cm" svg:height="0.229cm" svg:x="17.331cm" svg:y="15.58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7.455cm" svg:y="15.617cm" svg:viewBox="0 0 158 192" svg:d="M77 0c20 0 35 4 44 12 10 9 14 21 14 38v124l23 5v9h-50l-4-18c-15 14-34 22-57 22-31 0-47-18-47-55 0-12 2-22 7-31 5-8 13-14 23-18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7.634cm" svg:y="15.617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olygon draw:style-name="gr3" draw:text-style-name="P3" draw:layer="layout" svg:width="0.192cm" svg:height="0.277cm" svg:x="17.781cm" svg:y="15.528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line draw:style-name="gr12" draw:text-style-name="P9" draw:layer="layout" svg:x1="14.766cm" svg:y1="15.643cm" svg:x2="16.504cm" svg:y2="15.645cm">
            <text:p/>
          </draw:line>
          <draw:polygon draw:style-name="gr13" draw:text-style-name="P10" draw:layer="layout" svg:width="0.25cm" svg:height="0.166cm" svg:x="16.493cm" svg:y="15.562cm" svg:viewBox="0 0 251 167" draw:points="251,83 0,0 0,167">
            <text:p/>
          </draw:polygon>
          <draw:polygon draw:style-name="gr2" draw:text-style-name="P2" draw:layer="layout" svg:width="1.367cm" svg:height="0.047cm" svg:x="16.806cm" svg:y="17.803cm" svg:viewBox="0 0 1368 48" draw:points="0,48 0,24 0,0 1368,0 1368,24 1368,48">
            <text:p/>
          </draw:polygon>
          <draw:polygon draw:style-name="gr13" draw:text-style-name="P10" draw:layer="layout" svg:width="0.356cm" svg:height="0.238cm" svg:x="18.158cm" svg:y="17.709cm" svg:viewBox="0 0 357 239" draw:points="357,119 0,0 0,239">
            <text:p/>
          </draw:polygon>
          <draw:line draw:style-name="gr12" draw:text-style-name="P9" draw:layer="layout" svg:x1="17.679cm" svg:y1="16.58cm" svg:x2="17.679cm" svg:y2="17.624cm">
            <text:p/>
          </draw:line>
          <draw:polygon draw:style-name="gr13" draw:text-style-name="P10" draw:layer="layout" svg:width="0.166cm" svg:height="0.249cm" svg:x="17.595cm" svg:y="17.614cm" svg:viewBox="0 0 167 250" draw:points="84,250 167,0 0,0">
            <text:p/>
          </draw:polygon>
          <draw:path draw:style-name="gr18" draw:text-style-name="P13" draw:layer="layout" svg:width="0.118cm" svg:height="0.144cm" svg:x="16.955cm" svg:y="17.994cm" svg:viewBox="0 0 119 145" svg:d="M58 0c15 0 26 3 33 9 7 7 11 16 11 29v94l17 3v7h-38l-3-14c-11 11-25 17-43 17-23 0-35-14-35-42 0-9 2-17 5-23 4-6 10-11 17-14 8-3 20-5 35-5h20v-22c0-9-2-16-5-21s-9-7-16-7c-10 0-19 2-27 7l-5 17h-8v-30c16-3 30-5 42-5zM77 72h-19c-13 0-22 2-27 7-4 4-7 12-7 23 0 18 7 27 21 27 7 0 13-1 18-3 4-1 9-3 14-6z">
            <text:p/>
          </draw:path>
          <draw:path draw:style-name="gr18" draw:text-style-name="P13" draw:layer="layout" svg:width="0.138cm" svg:height="0.141cm" svg:x="17.085cm" svg:y="17.993cm" svg:viewBox="0 0 139 142" svg:d="M41 15c7-4 15-8 24-11 8-3 15-4 21-4 12 0 21 3 27 10s9 17 9 31v90l17 4v7h-60v-7l19-4v-88c0-8-2-14-6-19-4-4-10-7-19-7-8 0-19 2-32 4v110l19 4v7h-60v-7l17-4v-117l-17-4v-6h39z">
            <text:p/>
          </draw:path>
          <draw:path draw:style-name="gr18" draw:text-style-name="P13" draw:layer="layout" svg:width="0.144cm" svg:height="0.202cm" svg:x="17.239cm" svg:y="17.997cm" svg:viewBox="0 0 145 203" svg:d="M26 203c-8 0-16-1-23-3v-30h7l5 15c3 2 7 3 12 3s10-2 14-5c5-3 9-7 12-13 4-5 8-16 14-31l-53-129-14-3v-7h64v7l-22 4 38 96 36-97-22-3v-7h51v7l-14 3-54 137c-6 16-12 27-16 34-5 8-10 13-16 16-6 4-12 6-19 6z">
            <text:p/>
          </draw:path>
          <draw:path draw:style-name="gr4" draw:text-style-name="P1" draw:layer="layout" svg:width="1.811cm" svg:height="1.811cm" svg:x="20.551cm" svg:y="14.768cm" svg:viewBox="0 0 1812 1812" svg:d="M905 0c513 0 905 392 905 905s-392 905-905 905-905-392-905-905 392-905 905-905zM0 0zM1812 1812z">
            <text:p/>
          </draw:path>
          <draw:path draw:style-name="gr2" draw:text-style-name="P2" draw:layer="layout" svg:width="1.858cm" svg:height="1.858cm" svg:x="20.527cm" svg:y="14.744cm" svg:viewBox="0 0 1859 1859" svg:d="M1296 71c112 46 212 113 295 196 84 84 151 183 197 295s71 236 71 367c0 132-25 256-71 367-46 112-113 212-197 295-83 84-183 150-295 196-111 46-235 72-367 72-131 0-255-26-367-72-111-46-211-112-295-196-83-83-150-183-196-295-46-111-71-235-71-367 0-131 25-255 71-367s113-211 196-295c84-83 184-150 295-196 112-46 236-71 367-71 132 0 256 25 367 71zM1278 1743c106-44 200-107 279-186s142-173 186-279c43-106 67-224 67-349s-24-242-67-348c-44-106-107-201-186-279-79-79-173-142-279-186s-224-68-349-68c-124 0-242 24-348 68s-200 107-279 186c-79 78-142 173-186 279s-68 223-68 348 24 243 68 349 107 200 186 279 173 142 279 186c106 43 224 67 348 67 125 0 243-24 349-67z">
            <text:p/>
          </draw:path>
          <draw:path draw:style-name="gr3" draw:text-style-name="P3" draw:layer="layout" svg:width="0.104cm" svg:height="0.229cm" svg:x="21.137cm" svg:y="15.578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21.261cm" svg:y="15.616cm" svg:viewBox="0 0 158 192" svg:d="M77 0c20 0 35 4 44 12 10 9 14 21 14 38v124l23 5v9h-50l-4-18c-15 14-34 22-57 22-31 0-47-18-47-55 0-12 2-22 7-31 5-8 13-14 23-18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21.441cm" svg:y="15.615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olygon draw:style-name="gr3" draw:text-style-name="P3" draw:layer="layout" svg:width="0.192cm" svg:height="0.277cm" svg:x="21.587cm" svg:y="15.526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line draw:style-name="gr12" draw:text-style-name="P9" draw:layer="layout" svg:x1="18.554cm" svg:y1="15.662cm" svg:x2="20.291cm" svg:y2="15.664cm">
            <text:p/>
          </draw:line>
          <draw:polygon draw:style-name="gr13" draw:text-style-name="P10" draw:layer="layout" svg:width="0.25cm" svg:height="0.166cm" svg:x="20.281cm" svg:y="15.58cm" svg:viewBox="0 0 251 167" draw:points="251,83 0,0 0,167">
            <text:p/>
          </draw:polygon>
          <draw:polygon draw:style-name="gr6" draw:text-style-name="P5" draw:layer="layout" svg:width="0.047cm" svg:height="1.35cm" svg:x="19.353cm" svg:y="16.006cm" svg:viewBox="0 0 48 1351" draw:points="48,1351 24,1351 0,1351 0,0 24,0 48,0">
            <text:p/>
          </draw:polygon>
          <draw:polygon draw:style-name="gr7" draw:text-style-name="P1" draw:layer="layout" svg:width="0.238cm" svg:height="0.358cm" svg:x="19.259cm" svg:y="15.663cm" svg:viewBox="0 0 239 359" draw:points="119,0 0,359 239,359">
            <text:p/>
          </draw:polygon>
          <draw:path draw:style-name="gr10" draw:text-style-name="P7" draw:layer="layout" svg:width="0.093cm" svg:height="0.144cm" svg:x="19.486cm" svg:y="16.556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14cm" svg:height="0.14cm" svg:x="19.598cm" svg:y="16.56cm" svg:viewBox="0 0 141 141" svg:d="M42 99c0 17 8 25 23 25 13 0 24-1 35-5v-109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19.76cm" svg:y="16.556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19.896cm" svg:y="16.556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20.03cm" svg:y="16.556cm" svg:viewBox="0 0 111 145" svg:d="M26 73v3c0 13 2 24 5 31 3 8 7 13 14 17 6 4 14 6 24 6 5 0 12 0 19-1s13-2 18-3v8c-5 3-11 6-19 8s-17 3-25 3c-21 0-37-5-47-17s-15-30-15-56c0-24 5-42 15-54s25-18 43-18c36 0 53 20 53 61v12zM58 12c-10 0-18 4-23 12-6 9-8 21-8 38h59c0-18-3-31-7-39-5-7-11-11-21-11z">
            <text:p/>
          </draw:path>
          <draw:path draw:style-name="gr10" draw:text-style-name="P7" draw:layer="layout" svg:width="0.093cm" svg:height="0.144cm" svg:x="20.164cm" svg:y="16.556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093cm" svg:height="0.144cm" svg:x="20.284cm" svg:y="16.556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7" draw:text-style-name="P1" draw:layer="layout" svg:width="2.202cm" svg:height="2.202cm" svg:x="24.319cm" svg:y="14.59cm" svg:viewBox="0 0 2203 2203" svg:d="M0 1100l316 318 6 461 448 1 331 323 317-318 461-6 1-448 323-331-318-317-6-461-448-1-330-321-318 316-461 6-1 448zM0 0zM2203 2203z">
            <text:p/>
          </draw:path>
          <draw:path draw:style-name="gr2" draw:text-style-name="P2" draw:layer="layout" svg:width="2.25cm" svg:height="2.25cm" svg:x="24.295cm" svg:y="14.566cm" svg:viewBox="0 0 2251 2251" svg:d="M3 1137c-2-4-3-8-3-12 0-5 1-9 3-12 1-2 2-4 4-5l314-324 1-438c0-4 1-8 4-12 2-3 5-6 8-8 4-3 8-4 12-4l451-6 311-309c1-2 3-3 5-4 4-2 7-3 12-3 4 0 8 1 12 3 2 1 3 2 5 4l323 314 438 1c5 0 8 1 12 4 4 2 7 5 9 8 2 4 3 8 3 12l7 451 310 311c2 1 3 3 4 5 2 3 3 7 3 12 0 4-1 8-3 12-1 2-2 3-4 5l-315 323-2 438c0 4-1 8-3 12s-5 7-9 9-7 3-12 3l-451 7-310 310c-2 1-3 3-5 4-4 2-8 3-12 3-5 0-8-1-12-3-2-1-4-2-5-4l-324-315-438-2c-4 0-8-1-12-3-3-2-6-5-8-9-3-4-4-7-4-12l-6-451-309-310c-2-2-3-3-4-5zM357 1425c2 1 3 3 4 5 2 4 3 7 3 12l6 437 424 1c5 0 8 1 12 4 2 1 3 2 5 3l314 306 300-301c2-1 3-2 5-3 4-3 7-4 12-4l437-6 1-424c0-4 1-8 4-12 1-2 2-3 3-5l306-313-300-300c-2-2-3-4-4-6-2-3-3-7-4-11l-6-437-424-2c-4 0-8-1-12-3-1-1-3-2-4-4l-314-304-300 299c-2 2-4 3-5 4-4 2-8 3-12 3l-437 6-2 424c0 5-1 8-3 12-1 2-2 3-4 5l-304 313z">
            <text:p/>
          </draw:path>
          <draw:path draw:style-name="gr19" draw:text-style-name="P3" draw:layer="layout" svg:width="0.147cm" svg:height="0.192cm" svg:x="25.146cm" svg:y="15.419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9" draw:text-style-name="P3" draw:layer="layout" svg:width="0.184cm" svg:height="0.188cm" svg:x="25.316cm" svg:y="15.421cm" svg:viewBox="0 0 185 189" svg:d="M54 20c10-6 21-11 32-14 12-4 21-6 29-6 16 0 28 5 36 14s12 23 12 40v121l22 5v9h-79v-9l24-5v-117c0-11-2-20-8-26-5-6-13-9-24-9-12 0-26 2-43 6v146l24 5v9h-79v-9l22-5v-156l-22-5v-9h52z">
            <text:p/>
          </draw:path>
          <draw:path draw:style-name="gr19" draw:text-style-name="P3" draw:layer="layout" svg:width="0.18cm" svg:height="0.28cm" svg:x="25.527cm" svg:y="15.331cm" svg:viewBox="0 0 181 281" svg:d="M127 264c-15 12-32 17-52 17-50 0-75-31-75-94 0-32 7-57 21-73 15-17 35-26 63-26 14 0 29 2 43 5-1-4-1-15-1-32v-48l-31-4v-9h63v264l23 5v8h-52zM35 187c0 25 4 43 13 56 8 12 21 18 38 18 15 0 28-2 40-8v-145c-12-2-25-4-40-4-34 0-51 28-51 83z">
            <text:p/>
          </draw:path>
          <draw:path draw:style-name="gr20" draw:text-style-name="P3" draw:layer="layout" svg:width="0.124cm" svg:height="0.192cm" svg:x="24.834cm" svg:y="15.844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ath draw:style-name="gr20" draw:text-style-name="P3" draw:layer="layout" svg:width="0.187cm" svg:height="0.187cm" svg:x="24.978cm" svg:y="15.848cm" svg:viewBox="0 0 188 188" svg:d="M56 132c0 22 10 33 31 33 16 0 32-2 46-6v-145l-28-5v-9h60v170l23 5v9h-53l-2-15c-9 5-20 10-32 13-12 4-22 6-31 6-31 0-47-18-47-54v-120l-23-5v-9h56z">
            <text:p/>
          </draw:path>
          <draw:path draw:style-name="gr20" draw:text-style-name="P3" draw:layer="layout" svg:width="0.149cm" svg:height="0.192cm" svg:x="25.194cm" svg:y="15.844cm" svg:viewBox="0 0 150 193" svg:d="M150 178c-6 4-15 8-26 11-11 2-23 4-35 4-59 0-89-33-89-98 0-30 8-54 23-70 15-17 37-25 65-25 18 0 37 2 58 6v51h-11l-8-32c-11-6-24-9-39-9-35 0-53 26-53 79 0 28 6 48 16 60 11 11 27 17 50 17 19 0 35-2 49-6z">
            <text:p/>
          </draw:path>
          <draw:path draw:style-name="gr20" draw:text-style-name="P3" draw:layer="layout" svg:width="0.149cm" svg:height="0.192cm" svg:x="25.371cm" svg:y="15.844cm" svg:viewBox="0 0 150 193" svg:d="M150 178c-6 4-15 8-26 11-11 2-23 4-35 4-59 0-89-33-89-98 0-30 8-54 23-70 15-17 37-25 65-25 18 0 37 2 58 6v51h-11l-8-32c-11-6-24-9-39-9-35 0-53 26-53 79 0 28 6 48 16 60 11 11 27 17 50 17 19 0 35-2 49-6z">
            <text:p/>
          </draw:path>
          <draw:path draw:style-name="gr20" draw:text-style-name="P3" draw:layer="layout" svg:width="0.147cm" svg:height="0.192cm" svg:x="25.548cm" svg:y="15.844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20" draw:text-style-name="P3" draw:layer="layout" svg:width="0.124cm" svg:height="0.192cm" svg:x="25.724cm" svg:y="15.844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ath draw:style-name="gr20" draw:text-style-name="P3" draw:layer="layout" svg:width="0.124cm" svg:height="0.192cm" svg:x="25.881cm" svg:y="15.844cm" svg:viewBox="0 0 125 193" svg:d="M125 137c0 18-6 32-17 42-12 9-29 14-51 14-10 0-20-1-31-3s-19-4-26-7v-45h9l10 26c10 9 22 13 38 13 25 0 38-11 38-32 0-16-10-27-30-34l-17-6c-14-4-23-9-29-13s-11-10-14-16c-3-7-5-15-5-24 0-16 6-29 17-38s25-14 44-14c14 0 31 2 51 6v40h-9l-9-21c-7-6-17-9-32-9-11 0-19 2-25 7-5 6-8 13-8 22 0 7 3 13 8 18s12 10 22 13c20 7 32 11 38 14s11 7 15 11c4 5 7 10 10 15 2 6 3 13 3 21z">
            <text:p/>
          </draw:path>
          <draw:polygon draw:style-name="gr6" draw:text-style-name="P5" draw:layer="layout" svg:width="1.634cm" svg:height="0.049cm" svg:x="22.362cm" svg:y="15.673cm" svg:viewBox="0 0 1635 50" draw:points="0,48 0,24 0,0 1635,2 1635,26 1635,50">
            <text:p/>
          </draw:polygon>
          <draw:polygon draw:style-name="gr7" draw:text-style-name="P1" draw:layer="layout" svg:width="0.358cm" svg:height="0.238cm" svg:x="23.98cm" svg:y="15.578cm" svg:viewBox="0 0 359 239" draw:points="359,120 0,0 0,239">
            <text:p/>
          </draw:polygon>
          <draw:path draw:style-name="gr10" draw:text-style-name="P7" draw:layer="layout" svg:width="0.093cm" svg:height="0.144cm" svg:x="22.784cm" svg:y="15.447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14cm" svg:height="0.14cm" svg:x="22.896cm" svg:y="15.451cm" svg:viewBox="0 0 141 141" svg:d="M42 99c0 17 8 25 23 25 13 0 24-1 35-5v-109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23.059cm" svg:y="15.447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23.194cm" svg:y="15.447cm" svg:viewBox="0 0 113 145" svg:d="M113 134c-5 3-12 6-20 8-9 2-17 3-26 3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23.328cm" svg:y="15.447cm" svg:viewBox="0 0 111 145" svg:d="M26 73v3c0 13 2 24 5 31 3 8 7 13 14 17 6 4 14 6 24 6 5 0 12 0 19-1s13-2 18-3v8c-5 3-11 6-19 8s-17 3-25 3c-21 0-37-5-47-17s-15-30-15-56c0-24 5-42 15-54s25-18 43-18c36 0 53 20 53 61v12zM58 12c-10 0-18 4-23 12-6 9-8 21-8 38h59c0-18-3-31-7-39-5-7-11-11-21-11z">
            <text:p/>
          </draw:path>
          <draw:path draw:style-name="gr10" draw:text-style-name="P7" draw:layer="layout" svg:width="0.093cm" svg:height="0.144cm" svg:x="23.462cm" svg:y="15.447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10" draw:text-style-name="P7" draw:layer="layout" svg:width="0.093cm" svg:height="0.144cm" svg:x="23.583cm" svg:y="15.447cm" svg:viewBox="0 0 94 145" svg:d="M94 103c0 14-5 25-13 32-9 7-22 10-39 10-6 0-14 0-22-2-9-1-15-3-20-5v-34h7l7 20c7 6 17 10 29 10 19 0 28-9 28-25 0-12-7-20-22-25l-13-5c-10-3-17-6-22-10-4-3-8-7-10-12-3-5-4-11-4-18 0-12 4-21 12-28 9-7 20-11 34-11 10 0 23 2 38 5v30h-7l-6-16c-5-5-14-7-25-7-8 0-14 2-18 6s-6 9-6 16c0 5 2 10 6 14 3 4 9 7 17 9 14 5 23 9 28 11 4 2 8 5 11 8 3 4 6 8 7 12 2 4 3 9 3 15z">
            <text:p/>
          </draw:path>
          <draw:path draw:style-name="gr21" draw:text-style-name="P11" draw:layer="layout" svg:width="2.399cm" svg:height="2.202cm" svg:x="24.443cm" svg:y="16.629cm" svg:viewBox="0 0 2400 2203" svg:d="M1273 443l-194-251-130 458-450-281 97 428-466 46 306 338-436 132 369 253-227 251 391 42 13 344 289-356 130 162 131-239 193 150 64-295 307 145-35-307 471 130-277-339 210-103-142-192 513-283-581-11 180-343-386 266 29-588zM0 0zM2400 2203z">
            <text:p/>
          </draw:path>
          <draw:polygon draw:style-name="gr16" draw:text-style-name="P12" draw:layer="layout" svg:width="2.399cm" svg:height="2.202cm" svg:x="24.443cm" svg:y="16.629cm" svg:viewBox="0 0 2400 2203" draw:points="1273,443 1079,192 949,650 499,369 596,797 130,843 436,1181 0,1313 369,1566 142,1817 533,1859 546,2203 835,1847 965,2009 1096,1770 1289,1920 1353,1625 1660,1770 1625,1463 2096,1593 1819,1254 2029,1151 1887,959 2400,676 1819,665 1999,322 1613,588 1642,0">
            <text:p/>
          </draw:polygon>
          <draw:polygon draw:style-name="gr16" draw:text-style-name="P12" draw:layer="layout" svg:width="0cm" svg:height="0cm" svg:x="24.443cm" svg:y="16.629cm" svg:viewBox="0 0 0 0" draw:points="0,0">
            <text:p/>
          </draw:polygon>
          <draw:polygon draw:style-name="gr16" draw:text-style-name="P12" draw:layer="layout" svg:width="0cm" svg:height="0cm" svg:x="26.842cm" svg:y="18.831cm" svg:viewBox="0 0 0 0" draw:points="0,0">
            <text:p/>
          </draw:polygon>
          <draw:path draw:style-name="gr19" draw:text-style-name="P3" draw:layer="layout" svg:width="0.147cm" svg:height="0.192cm" svg:x="25.451cm" svg:y="17.472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9" draw:text-style-name="P3" draw:layer="layout" svg:width="0.184cm" svg:height="0.188cm" svg:x="25.622cm" svg:y="17.473cm" svg:viewBox="0 0 185 189" svg:d="M54 20c10-6 21-11 32-14 12-4 21-6 29-6 16 0 28 5 36 14s12 23 12 40v121l22 5v9h-79v-9l24-5v-117c0-11-2-20-8-26-5-6-13-9-24-9-12 0-26 2-43 6v146l24 5v9h-79v-9l22-5v-156l-22-5v-9h52z">
            <text:p/>
          </draw:path>
          <draw:path draw:style-name="gr19" draw:text-style-name="P3" draw:layer="layout" svg:width="0.18cm" svg:height="0.28cm" svg:x="25.833cm" svg:y="17.383cm" svg:viewBox="0 0 181 281" svg:d="M127 264c-15 12-32 17-52 17-50 0-75-31-75-94 0-32 7-57 21-73 15-17 35-26 63-26 14 0 29 2 43 5-1-4-1-15-1-32v-48l-31-4v-9h63v264l23 5v8h-52zM35 187c0 25 4 43 13 56 8 12 21 18 38 18 15 0 28-2 40-8v-145c-12-2-25-4-40-4-34 0-51 28-51 83z">
            <text:p/>
          </draw:path>
          <draw:path draw:style-name="gr22" draw:text-style-name="P3" draw:layer="layout" svg:width="0.12cm" svg:height="0.28cm" svg:x="24.982cm" svg:y="17.804cm" svg:viewBox="0 0 121 281" svg:d="M32 114h-32v-9l32-8v-13c0-27 5-48 16-62 11-15 26-22 45-22 10 0 20 1 28 4v40h-9l-9-24c-5-3-10-4-16-4-9 0-14 3-18 11-3 7-5 20-5 40v31h49v16h-49v152l40 6v9h-100v-9l28-6z">
            <text:p/>
          </draw:path>
          <draw:path draw:style-name="gr22" draw:text-style-name="P3" draw:layer="layout" svg:width="0.157cm" svg:height="0.191cm" svg:x="25.118cm" svg:y="17.897cm" svg:viewBox="0 0 158 192" svg:d="M77 0c20 0 35 4 44 12 10 9 14 21 14 38v124l23 5v9h-50l-4-18c-15 14-34 22-57 22-31 0-47-18-47-55 0-12 2-22 7-31 5-8 13-14 23-18s26-6 45-6h28v-30c0-12-2-22-7-28s-12-9-21-9c-13 0-25 3-36 9l-7 23h-11v-40c21-5 40-7 56-7zM103 96h-26c-17 0-29 3-35 9s-10 16-10 31c0 23 10 34 28 34 9 0 17-1 23-3 7-2 13-4 20-7z">
            <text:p/>
          </draw:path>
          <draw:path draw:style-name="gr22" draw:text-style-name="P3" draw:layer="layout" svg:width="0.094cm" svg:height="0.264cm" svg:x="25.289cm" svg:y="17.821cm" svg:viewBox="0 0 95 265" svg:d="M66 21c0 6-2 11-7 15-4 4-9 6-15 6-5 0-10-2-14-6-5-4-7-9-7-15s2-11 7-15c4-4 9-6 14-6 6 0 11 2 15 6 5 4 7 9 7 15zM64 252l31 5v8h-95v-8l31-5v-157l-26-5v-9h59z">
            <text:p/>
          </draw:path>
          <draw:polygon draw:style-name="gr22" draw:text-style-name="P3" draw:layer="layout" svg:width="0.094cm" svg:height="0.277cm" svg:x="25.402cm" svg:y="17.807cm" svg:viewBox="0 0 95 278" draw:points="64,264 95,269 95,278 0,278 0,269 31,264 31,13 0,9 0,0 64,0">
            <text:p/>
          </draw:polygon>
          <draw:path draw:style-name="gr22" draw:text-style-name="P3" draw:layer="layout" svg:width="0.187cm" svg:height="0.187cm" svg:x="25.513cm" svg:y="17.901cm" svg:viewBox="0 0 188 188" svg:d="M56 132c0 22 10 33 31 33 16 0 32-2 46-6v-145l-28-5v-9h60v170l23 5v9h-53l-2-15c-9 5-20 10-32 13-12 4-22 6-31 6-31 0-47-18-47-54v-120l-23-5v-9h56z">
            <text:p/>
          </draw:path>
          <draw:path draw:style-name="gr22" draw:text-style-name="P3" draw:layer="layout" svg:width="0.121cm" svg:height="0.187cm" svg:x="25.721cm" svg:y="17.897cm" svg:viewBox="0 0 122 188" svg:d="M122 0v50h-8l-12-22c-6 0-14 1-23 3s-17 4-23 7v137l31 5v8h-87v-8l23-5v-156l-23-5v-9h54l1 23c8-7 19-13 32-19 14-6 24-9 32-9z">
            <text:p/>
          </draw:path>
          <draw:path draw:style-name="gr22" draw:text-style-name="P3" draw:layer="layout" svg:width="0.147cm" svg:height="0.192cm" svg:x="25.862cm" svg:y="17.896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line draw:style-name="gr12" draw:text-style-name="P9" draw:layer="layout" svg:x1="20.331cm" svg:y1="17.791cm" svg:x2="24.488cm" svg:y2="17.791cm">
            <text:p/>
          </draw:line>
          <draw:polygon draw:style-name="gr13" draw:text-style-name="P10" draw:layer="layout" svg:width="0.25cm" svg:height="0.166cm" svg:x="24.478cm" svg:y="17.707cm" svg:viewBox="0 0 251 167" draw:points="251,83 0,0 0,167">
            <text:p/>
          </draw:polygon>
          <draw:polygon draw:style-name="gr8" draw:text-style-name="P6" draw:layer="layout" svg:width="0.784cm" svg:height="0.047cm" svg:x="13.866cm" svg:y="17.84cm" svg:viewBox="0 0 785 48" draw:points="0,48 0,24 0,0 785,0 785,24 785,48">
            <text:p/>
          </draw:polygon>
          <draw:polygon draw:style-name="gr9" draw:text-style-name="P4" draw:layer="layout" svg:width="0.356cm" svg:height="0.238cm" svg:x="14.636cm" svg:y="17.744cm" svg:viewBox="0 0 357 239" draw:points="357,120 0,0 0,239">
            <text:p/>
          </draw:polygon>
          <draw:polygon draw:style-name="gr6" draw:text-style-name="P5" draw:layer="layout" svg:width="0.811cm" svg:height="0.047cm" svg:x="19.377cm" svg:y="15.639cm" svg:viewBox="0 0 812 48" draw:points="0,48 0,24 0,0 812,0 812,24 812,48">
            <text:p/>
          </draw:polygon>
          <draw:polygon draw:style-name="gr7" draw:text-style-name="P1" draw:layer="layout" svg:width="0.356cm" svg:height="0.238cm" svg:x="20.174cm" svg:y="15.545cm" svg:viewBox="0 0 357 239" draw:points="357,119 0,0 0,239">
            <text:p/>
          </draw:polygon>
        </draw:g>
        <draw:g>
          <draw:path draw:style-name="gr1" draw:text-style-name="P1" draw:layer="layout" svg:width="1.808cm" svg:height="1.808cm" svg:x="6.199cm" svg:y="10.202cm" svg:viewBox="0 0 1809 1809" svg:d="M904 0c512 0 903 391 903 904s-391 904-903 904c-513 0-904-391-904-904s391-904 904-904zM0 0zM1809 1809z">
            <text:p/>
          </draw:path>
          <draw:path draw:style-name="gr2" draw:text-style-name="P2" draw:layer="layout" svg:width="1.854cm" svg:height="1.855cm" svg:x="6.175cm" svg:y="10.178cm" svg:viewBox="0 0 1855 1856" svg:d="M1294 71c112 46 212 112 295 196 83 83 150 182 196 294 45 112 70 235 70 367 0 131-25 255-70 367-46 112-113 211-196 294s-183 150-295 196c-111 46-235 71-366 71-132 0-255-25-367-71s-211-113-294-196c-84-83-150-182-196-294s-71-236-71-367c0-132 25-255 71-367s112-211 196-294c83-84 182-150 294-196s235-71 367-71c131 0 255 25 366 71zM1276 1740c106-43 200-106 279-185 78-79 141-173 185-279 43-106 67-223 67-348s-24-242-67-348c-44-106-107-200-185-279-79-79-173-142-279-185-106-44-223-68-348-68s-243 24-349 68c-105 43-200 106-278 185-79 79-142 173-185 279-44 106-68 223-68 348s24 242 68 348c43 106 106 200 185 279 78 79 173 142 278 185 106 44 224 68 349 68s242-24 348-68z">
            <text:p/>
          </draw:path>
          <draw:path draw:style-name="gr3" draw:text-style-name="P3" draw:layer="layout" svg:width="0.104cm" svg:height="0.229cm" svg:x="6.784cm" svg:y="11.011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6.908cm" svg:y="11.048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7.087cm" svg:y="11.048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polygon draw:style-name="gr3" draw:text-style-name="P3" draw:layer="layout" svg:width="0.192cm" svg:height="0.277cm" svg:x="7.234cm" svg:y="10.959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ath draw:style-name="gr4" draw:text-style-name="P1" draw:layer="layout" svg:width="1.808cm" svg:height="1.808cm" svg:x="9.596cm" svg:y="10.202cm" svg:viewBox="0 0 1809 1809" svg:d="M904 0c512 0 903 391 903 904s-391 904-903 904c-513 0-904-391-904-904s391-904 904-904zM0 0zM1809 1809z">
            <text:p/>
          </draw:path>
          <draw:path draw:style-name="gr2" draw:text-style-name="P2" draw:layer="layout" svg:width="1.854cm" svg:height="1.855cm" svg:x="9.572cm" svg:y="10.178cm" svg:viewBox="0 0 1855 1856" svg:d="M1294 71c112 46 212 112 295 196 83 83 150 182 196 294 45 112 70 235 70 367 0 131-25 255-70 367-46 112-113 211-196 294s-183 150-295 196c-111 46-235 71-366 71-132 0-255-25-367-71s-211-113-294-196c-84-83-150-182-196-294s-71-236-71-367c0-132 25-255 71-367s112-211 196-294c83-84 182-150 294-196s235-71 367-71c131 0 255 25 366 71zM1276 1740c106-43 200-106 279-185 78-79 141-173 185-279 43-106 67-223 67-348s-24-242-67-348c-44-106-107-200-185-279-79-79-173-142-279-185-106-44-223-68-348-68s-243 24-349 68c-105 43-200 106-278 185-79 79-142 173-185 279-44 106-68 223-68 348s24 242 68 348c43 106 106 200 185 279 78 79 173 142 278 185 106 44 224 68 349 68s242-24 348-68z">
            <text:p/>
          </draw:path>
          <draw:path draw:style-name="gr3" draw:text-style-name="P3" draw:layer="layout" svg:width="0.104cm" svg:height="0.229cm" svg:x="10.181cm" svg:y="11.011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0.305cm" svg:y="11.048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0.485cm" svg:y="11.048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polygon draw:style-name="gr3" draw:text-style-name="P3" draw:layer="layout" svg:width="0.192cm" svg:height="0.277cm" svg:x="10.631cm" svg:y="10.959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ath draw:style-name="gr5" draw:text-style-name="P4" draw:layer="layout" svg:width="1.811cm" svg:height="1.812cm" svg:x="12.964cm" svg:y="10.204cm" svg:viewBox="0 0 1812 1813" svg:d="M905 0c513 0 905 393 905 905 0 513-392 906-905 906s-905-393-905-906c0-512 392-905 905-905zM0 0zM1812 1813z">
            <text:p/>
          </draw:path>
          <draw:path draw:style-name="gr2" draw:text-style-name="P2" draw:layer="layout" svg:width="1.858cm" svg:height="1.858cm" svg:x="12.94cm" svg:y="10.18cm" svg:viewBox="0 0 1859 1859" svg:d="M1296 71c112 46 212 113 295 196 84 84 151 184 197 296 46 111 71 235 71 367 0 131-25 255-71 367s-113 211-197 295c-83 83-183 150-295 196-111 46-235 71-367 71-131 0-255-25-367-71-111-46-211-113-295-196-83-84-150-183-196-295s-71-236-71-367c0-132 25-256 71-367 46-112 113-212 196-296 84-83 184-150 295-196 112-46 236-71 367-71 132 0 256 25 367 71zM1278 1743c106-43 200-107 279-185 79-79 142-174 186-280s67-223 67-348-23-243-67-349-107-200-186-279-173-142-279-186-224-68-349-68c-124 0-242 24-348 68s-200 107-279 186-142 173-186 279-68 224-68 349 24 242 68 348 107 201 186 280c79 78 173 142 279 185 106 44 224 68 348 68 125 0 243-24 349-68z">
            <text:p/>
          </draw:path>
          <draw:path draw:style-name="gr3" draw:text-style-name="P3" draw:layer="layout" svg:width="0.104cm" svg:height="0.229cm" svg:x="13.552cm" svg:y="11.014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3.676cm" svg:y="11.052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3.855cm" svg:y="11.051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polygon draw:style-name="gr3" draw:text-style-name="P3" draw:layer="layout" svg:width="0.192cm" svg:height="0.277cm" svg:x="14.001cm" svg:y="10.962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olygon draw:style-name="gr6" draw:text-style-name="P5" draw:layer="layout" svg:width="1.247cm" svg:height="0.061cm" svg:x="8.004cm" svg:y="11.077cm" svg:viewBox="0 0 1248 62" draw:points="1,62 0,38 0,13 1248,0 1248,24 1248,48">
            <text:p/>
          </draw:polygon>
          <draw:polygon draw:style-name="gr7" draw:text-style-name="P1" draw:layer="layout" svg:width="0.358cm" svg:height="0.238cm" svg:x="9.235cm" svg:y="10.983cm" svg:viewBox="0 0 359 239" draw:points="359,115 0,0 2,239">
            <text:p/>
          </draw:polygon>
          <draw:polygon draw:style-name="gr6" draw:text-style-name="P5" draw:layer="layout" svg:width="1.247cm" svg:height="0.047cm" svg:x="11.403cm" svg:y="11.072cm" svg:viewBox="0 0 1248 48" draw:points="0,48 0,24 0,0 1248,0 1248,24 1248,48">
            <text:p/>
          </draw:polygon>
          <draw:polygon draw:style-name="gr7" draw:text-style-name="P1" draw:layer="layout" svg:width="0.356cm" svg:height="0.238cm" svg:x="12.635cm" svg:y="10.978cm" svg:viewBox="0 0 357 239" draw:points="357,119 0,0 0,239">
            <text:p/>
          </draw:polygon>
          <draw:polygon draw:style-name="gr8" draw:text-style-name="P6" draw:layer="layout" svg:width="0.047cm" svg:height="0.941cm" svg:x="13.85cm" svg:y="12.015cm" svg:viewBox="0 0 48 942" draw:points="0,0 24,0 48,0 48,942 24,942 0,942">
            <text:p/>
          </draw:polygon>
          <draw:polygon draw:style-name="gr9" draw:text-style-name="P4" draw:layer="layout" svg:width="0.238cm" svg:height="0.358cm" svg:x="13.754cm" svg:y="12.94cm" svg:viewBox="0 0 239 359" draw:points="120,359 239,0 0,0">
            <text:p/>
          </draw:polygon>
          <draw:path draw:style-name="gr10" draw:text-style-name="P7" draw:layer="layout" svg:width="0.093cm" svg:height="0.144cm" svg:x="8.257cm" svg:y="10.851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14cm" svg:height="0.14cm" svg:x="8.369cm" svg:y="10.855cm" svg:viewBox="0 0 141 141" svg:d="M42 99c0 17 8 25 23 25 13 0 24-1 35-4v-110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8.532cm" svg:y="10.851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8.667cm" svg:y="10.851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8.801cm" svg:y="10.851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path draw:style-name="gr10" draw:text-style-name="P7" draw:layer="layout" svg:width="0.093cm" svg:height="0.144cm" svg:x="8.935cm" svg:y="10.851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9.056cm" svg:y="10.851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11.693cm" svg:y="10.826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14cm" svg:height="0.14cm" svg:x="11.805cm" svg:y="10.83cm" svg:viewBox="0 0 141 141" svg:d="M42 99c0 17 8 25 23 25 13 0 24-1 35-4v-110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11.968cm" svg:y="10.826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12.103cm" svg:y="10.826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12.237cm" svg:y="10.826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path draw:style-name="gr10" draw:text-style-name="P7" draw:layer="layout" svg:width="0.093cm" svg:height="0.144cm" svg:x="12.371cm" svg:y="10.826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12.491cm" svg:y="10.826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1" draw:text-style-name="P8" draw:layer="layout" svg:width="0.09cm" svg:height="0.212cm" svg:x="13.983cm" svg:y="12.264cm" svg:viewBox="0 0 91 213" svg:d="M24 87h-24v-7l24-6v-10c0-20 4-36 12-47s19-17 34-17c7 0 14 1 21 3v30h-7l-7-18c-3-2-7-3-12-3-6 0-10 3-13 8-3 6-4 16-4 31v24h37v12h-37v115l30 4v7h-75v-7l21-4z">
            <text:p/>
          </draw:path>
          <draw:path draw:style-name="gr11" draw:text-style-name="P8" draw:layer="layout" svg:width="0.118cm" svg:height="0.144cm" svg:x="14.083cm" svg:y="12.335cm" svg:viewBox="0 0 119 145" svg:d="M58 0c15 0 26 3 33 9 7 7 11 16 11 29v94l17 3v7h-38l-3-14c-11 11-25 17-43 17-23 0-35-14-35-42 0-9 2-17 5-23 4-6 10-11 17-14 8-3 20-5 35-5h20v-22c0-9-2-16-5-21s-9-7-16-7c-10 0-19 2-27 7l-5 17h-8v-30c16-3 30-5 42-5zM77 72h-19c-13 0-22 2-27 7-4 4-7 12-7 23 0 18 7 27 21 27 7 0 13-1 18-3 4-1 9-3 14-5z">
            <text:p/>
          </draw:path>
          <draw:path draw:style-name="gr11" draw:text-style-name="P8" draw:layer="layout" svg:width="0.07cm" svg:height="0.199cm" svg:x="14.214cm" svg:y="12.278cm" svg:viewBox="0 0 71 200" svg:d="M49 16c0 4-1 8-4 11-4 3-7 5-12 5-4 0-8-2-11-5s-5-7-5-11 2-8 5-11 7-5 11-5c5 0 8 2 12 5 3 3 4 7 4 11zM48 190l23 3v7h-71v-7l23-3v-118l-19-4v-7h44z">
            <text:p/>
          </draw:path>
          <draw:polygon draw:style-name="gr11" draw:text-style-name="P8" draw:layer="layout" svg:width="0.07cm" svg:height="0.208cm" svg:x="14.299cm" svg:y="12.268cm" svg:viewBox="0 0 71 209" draw:points="48,199 71,202 71,209 0,209 0,202 23,199 23,10 0,7 0,0 48,0">
            <text:p/>
          </draw:polygon>
          <draw:path draw:style-name="gr11" draw:text-style-name="P8" draw:layer="layout" svg:width="0.14cm" svg:height="0.14cm" svg:x="14.38cm" svg:y="12.339cm" svg:viewBox="0 0 141 141" svg:d="M42 99c0 17 8 25 23 25 13 0 24-1 35-4v-110l-21-3v-7h45v128l17 4v6h-40l-1-11c-7 4-15 7-24 10s-17 4-23 4c-24 0-35-13-35-40v-91l-18-3v-7h42z">
            <text:p/>
          </draw:path>
          <draw:path draw:style-name="gr11" draw:text-style-name="P8" draw:layer="layout" svg:width="0.09cm" svg:height="0.141cm" svg:x="14.538cm" svg:y="12.334cm" svg:viewBox="0 0 91 142" svg:d="M91 0v37h-6l-8-16c-5 0-11 1-18 2-6 2-12 3-17 5v104l23 3v7h-65v-7l17-3v-118l-17-4v-6h40l2 17c5-5 13-10 23-14 10-5 18-7 24-7z">
            <text:p/>
          </draw:path>
          <draw:path draw:style-name="gr11" draw:text-style-name="P8" draw:layer="layout" svg:width="0.11cm" svg:height="0.144cm" svg:x="14.644cm" svg:y="12.335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line draw:style-name="gr12" draw:text-style-name="P9" draw:layer="layout" svg:x1="7.094cm" svg:y1="12.01cm" svg:x2="7.094cm" svg:y2="13.042cm">
            <text:p/>
          </draw:line>
          <draw:polygon draw:style-name="gr13" draw:text-style-name="P10" draw:layer="layout" svg:width="0.166cm" svg:height="0.25cm" svg:x="7.011cm" svg:y="13.031cm" svg:viewBox="0 0 167 251" draw:points="84,251 167,0 0,0">
            <text:p/>
          </draw:polygon>
          <draw:line draw:style-name="gr12" draw:text-style-name="P9" draw:layer="layout" svg:x1="7.094cm" svg:y1="13.282cm" svg:x2="11.005cm" svg:y2="13.265cm">
            <text:p/>
          </draw:line>
          <draw:polygon draw:style-name="gr13" draw:text-style-name="P10" draw:layer="layout" svg:width="0.25cm" svg:height="0.166cm" svg:x="10.994cm" svg:y="13.181cm" svg:viewBox="0 0 251 167" draw:points="251,82 0,0 0,167">
            <text:p/>
          </draw:polygon>
          <draw:line draw:style-name="gr12" draw:text-style-name="P9" draw:layer="layout" svg:x1="7.094cm" svg:y1="12.01cm" svg:x2="7.094cm" svg:y2="13.042cm">
            <text:p/>
          </draw:line>
          <draw:polygon draw:style-name="gr13" draw:text-style-name="P10" draw:layer="layout" svg:width="0.166cm" svg:height="0.25cm" svg:x="7.011cm" svg:y="13.031cm" svg:viewBox="0 0 167 251" draw:points="84,251 167,0 0,0">
            <text:p/>
          </draw:polygon>
          <draw:line draw:style-name="gr12" draw:text-style-name="P9" draw:layer="layout" svg:x1="10.494cm" svg:y1="12.01cm" svg:x2="10.494cm" svg:y2="13.042cm">
            <text:p/>
          </draw:line>
          <draw:polygon draw:style-name="gr13" draw:text-style-name="P10" draw:layer="layout" svg:width="0.166cm" svg:height="0.25cm" svg:x="10.411cm" svg:y="13.031cm" svg:viewBox="0 0 167 251" draw:points="84,251 167,0 0,0">
            <text:p/>
          </draw:polygon>
          <draw:path draw:style-name="gr5" draw:text-style-name="P4" draw:layer="layout" svg:width="1.816cm" svg:height="0.866cm" svg:x="18.523cm" svg:y="12.792cm" svg:viewBox="0 0 1817 867" svg:d="M144 0c-72 0-144 72-144 144v578c0 72 72 145 144 145h1528c72 0 145-73 145-145v-578c0-72-73-144-145-144zM0 0zM1817 867z">
            <text:p/>
          </draw:path>
          <draw:path draw:style-name="gr2" draw:text-style-name="P2" draw:layer="layout" svg:width="1.865cm" svg:height="0.914cm" svg:x="18.498cm" svg:y="12.768cm" svg:viewBox="0 0 1866 915" svg:d="M147 51c-8 2-15 4-22 8-14 6-27 16-39 27-11 12-21 25-27 39-4 7-6 14-8 22-2 7-3 14-3 21v578c0 7 1 14 3 21 2 8 4 15 8 22 6 14 16 28 27 39 12 12 25 22 40 29 6 3 14 6 21 7 7 2 14 3 21 3h1528c7 0 14-1 21-3 7-1 15-4 22-7 14-7 28-17 39-29 12-11 22-25 29-39 3-7 6-15 7-22 2-7 3-14 3-21v-578c0-7-1-14-3-21-1-7-4-15-7-21-7-15-17-28-28-40-12-11-26-21-40-27-7-4-14-6-22-8-7-2-14-3-21-3h-1528c-7 0-14 1-21 3zM1759 15c20 9 38 21 54 37 15 15 28 33 38 53 4 10 8 20 11 30 2 11 4 22 4 33v578c0 11-2 22-4 32-3 11-7 21-11 31-10 20-23 38-38 54-16 15-34 28-54 38-10 4-20 8-30 10-11 3-22 4-33 4h-1528c-11 0-22-1-33-4-10-2-20-6-30-11-20-9-38-22-53-38-16-15-28-33-37-53-5-10-9-20-11-31-3-10-4-21-4-32v-578c0-11 1-22 4-33 2-10 6-20 11-30 9-19 22-38 37-53s34-28 53-37c10-5 20-9 30-11 11-3 22-4 33-4h1528c11 0 22 1 32 4 11 2 21 6 31 11z">
            <text:p/>
          </draw:path>
          <draw:path draw:style-name="gr14" draw:text-style-name="P3" draw:layer="layout" svg:width="0.149cm" svg:height="0.192cm" svg:x="19.1cm" svg:y="13.166cm" svg:viewBox="0 0 150 193" svg:d="M150 178c-6 4-15 8-26 11-11 2-23 4-35 4-59 0-89-33-89-98 0-30 8-54 23-70 15-17 37-25 65-25 18 0 37 2 58 6v51h-11l-8-32c-11-6-24-9-39-9-35 0-53 26-53 79 0 28 6 48 16 60 11 12 27 17 50 17 19 0 35-2 49-6z">
            <text:p/>
          </draw:path>
          <draw:path draw:style-name="gr14" draw:text-style-name="P3" draw:layer="layout" svg:width="0.187cm" svg:height="0.187cm" svg:x="19.267cm" svg:y="13.171cm" svg:viewBox="0 0 188 188" svg:d="M56 132c0 22 10 33 31 33 16 0 32-2 46-6v-145l-28-5v-9h60v170l23 5v9h-53l-2-15c-9 5-20 10-32 13-12 4-22 6-31 6-31 0-47-18-47-54v-120l-23-5v-9h56z">
            <text:p/>
          </draw:path>
          <draw:path draw:style-name="gr14" draw:text-style-name="P3" draw:layer="layout" svg:width="0.121cm" svg:height="0.187cm" svg:x="19.475cm" svg:y="13.167cm" svg:viewBox="0 0 122 188" svg:d="M122 0v50h-8l-12-22c-6 0-14 1-23 3s-17 4-23 7v137l31 5v8h-87v-8l23-5v-156l-23-5v-9h54l1 23c8-7 19-13 32-19 14-6 24-9 32-9z">
            <text:p/>
          </draw:path>
          <draw:path draw:style-name="gr14" draw:text-style-name="P3" draw:layer="layout" svg:width="0.147cm" svg:height="0.192cm" svg:x="19.616cm" svg:y="13.166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olygon draw:style-name="gr15" draw:text-style-name="P11" draw:layer="layout" svg:width="1.811cm" svg:height="0.859cm" svg:x="11.243cm" svg:y="12.834cm" svg:viewBox="0 0 1812 860" draw:points="0,0 1812,0 1812,860 0,860">
            <text:p/>
          </draw:polygon>
          <draw:polygon draw:style-name="gr16" draw:text-style-name="P12" draw:layer="layout" svg:width="1.811cm" svg:height="0.859cm" svg:x="11.243cm" svg:y="12.834cm" svg:viewBox="0 0 1812 860" draw:points="0,0 1812,0 1812,860 0,860">
            <text:p/>
          </draw:polygon>
          <draw:path draw:style-name="gr17" draw:text-style-name="P3" draw:layer="layout" svg:width="0.147cm" svg:height="0.192cm" svg:x="11.775cm" svg:y="13.206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7" draw:text-style-name="P3" draw:layer="layout" svg:width="0.121cm" svg:height="0.187cm" svg:x="11.944cm" svg:y="13.207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21cm" svg:height="0.187cm" svg:x="12.078cm" svg:y="13.207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69cm" svg:height="0.192cm" svg:x="12.22cm" svg:y="13.206cm" svg:viewBox="0 0 170 193" svg:d="M170 96c0 64-29 97-86 97-28 0-49-9-63-25-14-17-21-41-21-72s7-55 21-71c14-17 36-25 64-25s49 8 64 24c14 16 21 40 21 72zM135 96c0-28-4-49-13-61-8-13-21-19-38-19s-30 6-37 18c-8 12-12 33-12 62 0 30 4 51 12 63s20 18 37 18 30-6 38-19 13-33 13-62z">
            <text:p/>
          </draw:path>
          <draw:path draw:style-name="gr17" draw:text-style-name="P3" draw:layer="layout" svg:width="0.121cm" svg:height="0.187cm" svg:x="12.417cm" svg:y="13.207cm" svg:viewBox="0 0 122 188" svg:d="M122 0v50h-8l-12-22c-6 0-14 1-23 3s-17 4-23 7v137l31 5v8h-87v-8l23-5v-156l-23-5v-9h54l1 23c8-7 19-13 32-19 14-6 24-9 32-9z">
            <text:p/>
          </draw:path>
          <draw:polygon draw:style-name="gr15" draw:text-style-name="P11" draw:layer="layout" svg:width="1.811cm" svg:height="0.859cm" svg:x="15cm" svg:y="12.832cm" svg:viewBox="0 0 1812 860" draw:points="0,0 1812,0 1812,860 0,860">
            <text:p/>
          </draw:polygon>
          <draw:path draw:style-name="gr2" draw:text-style-name="P2" draw:layer="layout" svg:width="1.859cm" svg:height="0.908cm" svg:x="14.976cm" svg:y="12.808cm" svg:viewBox="0 0 1860 909" svg:d="M3 12c2-4 5-7 9-9s8-3 12-3h1812c5 0 9 1 12 3 4 2 7 5 9 9s3 8 3 12v861c0 4-1 8-3 12s-5 6-9 9c-3 2-7 3-12 3h-1812c-4 0-8-1-12-3-4-3-7-5-9-9s-3-8-3-12v-861c0-4 1-8 3-12zM48 48v812h1764v-812z">
            <text:p/>
          </draw:path>
          <draw:path draw:style-name="gr17" draw:text-style-name="P3" draw:layer="layout" svg:width="0.147cm" svg:height="0.192cm" svg:x="15.533cm" svg:y="13.204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7" draw:text-style-name="P3" draw:layer="layout" svg:width="0.121cm" svg:height="0.187cm" svg:x="15.702cm" svg:y="13.205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21cm" svg:height="0.187cm" svg:x="15.836cm" svg:y="13.205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69cm" svg:height="0.192cm" svg:x="15.978cm" svg:y="13.204cm" svg:viewBox="0 0 170 193" svg:d="M170 96c0 64-29 97-86 97-28 0-49-9-63-25-14-17-21-41-21-72s7-55 21-71c14-17 36-25 64-25s49 8 64 24c14 16 21 40 21 72zM135 96c0-28-4-49-13-61-8-13-21-19-38-19s-30 6-37 18c-8 12-12 33-12 62 0 30 4 51 12 63s20 18 37 18 30-6 38-19 13-33 13-62z">
            <text:p/>
          </draw:path>
          <draw:path draw:style-name="gr17" draw:text-style-name="P3" draw:layer="layout" svg:width="0.121cm" svg:height="0.187cm" svg:x="16.175cm" svg:y="13.205cm" svg:viewBox="0 0 122 188" svg:d="M122 0v50h-8l-12-22c-6 0-14 1-23 3s-17 4-23 7v137l31 5v8h-87v-8l23-5v-156l-23-5v-9h54l1 23c8-7 19-13 32-19 14-6 24-9 32-9z">
            <text:p/>
          </draw:path>
          <draw:line draw:style-name="gr12" draw:text-style-name="P9" draw:layer="layout" svg:x1="13.056cm" svg:y1="13.3cm" svg:x2="14.763cm" svg:y2="13.3cm">
            <text:p/>
          </draw:line>
          <draw:polygon draw:style-name="gr13" draw:text-style-name="P10" draw:layer="layout" svg:width="0.25cm" svg:height="0.166cm" svg:x="14.751cm" svg:y="13.216cm" svg:viewBox="0 0 251 167" draw:points="251,84 0,0 0,167">
            <text:p/>
          </draw:polygon>
          <draw:path draw:style-name="gr15" draw:text-style-name="P11" draw:layer="layout" svg:width="1.811cm" svg:height="1.812cm" svg:x="16.752cm" svg:y="10.204cm" svg:viewBox="0 0 1812 1813" svg:d="M905 0c513 0 905 393 905 905 0 513-392 906-905 906s-905-393-905-906c0-512 392-905 905-905zM0 0zM1812 1813z">
            <text:p/>
          </draw:path>
          <draw:path draw:style-name="gr16" draw:text-style-name="P12" draw:layer="layout" svg:width="1.809cm" svg:height="1.81cm" svg:x="16.752cm" svg:y="10.204cm" svg:viewBox="0 0 1810 1811" svg:d="M905 0c513 0 905 393 905 905 0 513-392 906-905 906s-905-393-905-906c0-512 392-905 905-905z">
            <text:p/>
          </draw:path>
          <draw:polygon draw:style-name="gr16" draw:text-style-name="P12" draw:layer="layout" svg:width="0cm" svg:height="0cm" svg:x="16.752cm" svg:y="10.204cm" svg:viewBox="0 0 0 0" draw:points="0,0">
            <text:p/>
          </draw:polygon>
          <draw:polygon draw:style-name="gr16" draw:text-style-name="P12" draw:layer="layout" svg:width="0cm" svg:height="0cm" svg:x="18.564cm" svg:y="12.017cm" svg:viewBox="0 0 0 0" draw:points="0,0">
            <text:p/>
          </draw:polygon>
          <draw:path draw:style-name="gr3" draw:text-style-name="P3" draw:layer="layout" svg:width="0.104cm" svg:height="0.229cm" svg:x="17.34cm" svg:y="11.014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7.464cm" svg:y="11.052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7.643cm" svg:y="11.051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polygon draw:style-name="gr3" draw:text-style-name="P3" draw:layer="layout" svg:width="0.192cm" svg:height="0.277cm" svg:x="17.789cm" svg:y="10.962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line draw:style-name="gr12" draw:text-style-name="P9" draw:layer="layout" svg:x1="14.775cm" svg:y1="11.078cm" svg:x2="16.514cm" svg:y2="11.08cm">
            <text:p/>
          </draw:line>
          <draw:polygon draw:style-name="gr13" draw:text-style-name="P10" draw:layer="layout" svg:width="0.25cm" svg:height="0.166cm" svg:x="16.502cm" svg:y="10.996cm" svg:viewBox="0 0 251 167" draw:points="251,84 0,0 0,167">
            <text:p/>
          </draw:polygon>
          <draw:polygon draw:style-name="gr2" draw:text-style-name="P2" draw:layer="layout" svg:width="1.367cm" svg:height="0.047cm" svg:x="16.814cm" svg:y="13.239cm" svg:viewBox="0 0 1368 48" draw:points="0,48 0,24 0,0 1368,0 1368,24 1368,48">
            <text:p/>
          </draw:polygon>
          <draw:polygon draw:style-name="gr13" draw:text-style-name="P10" draw:layer="layout" svg:width="0.356cm" svg:height="0.238cm" svg:x="18.167cm" svg:y="13.144cm" svg:viewBox="0 0 357 239" draw:points="357,119 0,0 0,239">
            <text:p/>
          </draw:polygon>
          <draw:line draw:style-name="gr12" draw:text-style-name="P9" draw:layer="layout" svg:x1="17.687cm" svg:y1="12.015cm" svg:x2="17.687cm" svg:y2="13.059cm">
            <text:p/>
          </draw:line>
          <draw:polygon draw:style-name="gr13" draw:text-style-name="P10" draw:layer="layout" svg:width="0.166cm" svg:height="0.25cm" svg:x="17.604cm" svg:y="13.049cm" svg:viewBox="0 0 167 251" draw:points="84,251 167,0 0,0">
            <text:p/>
          </draw:polygon>
          <draw:path draw:style-name="gr18" draw:text-style-name="P13" draw:layer="layout" svg:width="0.118cm" svg:height="0.144cm" svg:x="16.964cm" svg:y="13.429cm" svg:viewBox="0 0 119 145" svg:d="M58 0c15 0 26 3 33 9 7 7 11 16 11 29v94l17 3v7h-38l-3-14c-11 11-25 17-43 17-23 0-35-14-35-42 0-9 2-17 5-23 4-6 10-11 17-14 8-3 20-5 35-5h20v-22c0-9-2-16-5-21s-9-7-16-7c-10 0-19 2-27 7l-5 17h-8v-30c16-3 30-5 42-5zM77 72h-19c-13 0-22 2-27 7-4 4-7 12-7 23 0 18 7 27 21 27 7 0 13-1 18-3 4-1 9-3 14-5z">
            <text:p/>
          </draw:path>
          <draw:path draw:style-name="gr18" draw:text-style-name="P13" draw:layer="layout" svg:width="0.138cm" svg:height="0.141cm" svg:x="17.094cm" svg:y="13.428cm" svg:viewBox="0 0 139 142" svg:d="M41 15c7-4 15-8 24-11 8-3 15-4 21-4 12 0 21 3 27 10s9 17 9 31v90l17 4v7h-60v-7l19-4v-88c0-8-2-14-6-19-4-4-10-7-19-7-8 0-19 2-32 4v110l19 4v7h-60v-7l17-4v-117l-17-4v-6h39z">
            <text:p/>
          </draw:path>
          <draw:path draw:style-name="gr18" draw:text-style-name="P13" draw:layer="layout" svg:width="0.144cm" svg:height="0.202cm" svg:x="17.248cm" svg:y="13.432cm" svg:viewBox="0 0 145 203" svg:d="M26 203c-8 0-16-1-23-3v-30h7l5 15c3 2 7 3 12 3s10-2 14-4c5-3 9-8 12-14 4-5 8-16 14-31l-53-129-14-3v-7h64v7l-22 4 38 96 36-97-22-3v-7h51v7l-14 3-54 137c-6 16-12 27-16 35-5 7-10 12-16 16-6 3-12 5-19 5z">
            <text:p/>
          </draw:path>
          <draw:path draw:style-name="gr15" draw:text-style-name="P11" draw:layer="layout" svg:width="1.811cm" svg:height="1.812cm" svg:x="20.56cm" svg:y="10.202cm" svg:viewBox="0 0 1812 1813" svg:d="M905 0c513 0 905 393 905 905 0 513-392 906-905 906s-905-393-905-906c0-512 392-905 905-905zM0 0zM1812 1813z">
            <text:p/>
          </draw:path>
          <draw:path draw:style-name="gr16" draw:text-style-name="P12" draw:layer="layout" svg:width="1.809cm" svg:height="1.81cm" svg:x="20.56cm" svg:y="10.202cm" svg:viewBox="0 0 1810 1811" svg:d="M905 0c513 0 905 393 905 905 0 513-392 906-905 906s-905-393-905-906c0-512 392-905 905-905z">
            <text:p/>
          </draw:path>
          <draw:polygon draw:style-name="gr16" draw:text-style-name="P12" draw:layer="layout" svg:width="0cm" svg:height="0cm" svg:x="20.56cm" svg:y="10.202cm" svg:viewBox="0 0 0 0" draw:points="0,0">
            <text:p/>
          </draw:polygon>
          <draw:polygon draw:style-name="gr16" draw:text-style-name="P12" draw:layer="layout" svg:width="0cm" svg:height="0cm" svg:x="22.372cm" svg:y="12.015cm" svg:viewBox="0 0 0 0" draw:points="0,0">
            <text:p/>
          </draw:polygon>
          <draw:path draw:style-name="gr3" draw:text-style-name="P3" draw:layer="layout" svg:width="0.104cm" svg:height="0.229cm" svg:x="21.146cm" svg:y="11.012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21.27cm" svg:y="11.05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21.449cm" svg:y="11.049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polygon draw:style-name="gr3" draw:text-style-name="P3" draw:layer="layout" svg:width="0.192cm" svg:height="0.277cm" svg:x="21.596cm" svg:y="10.96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line draw:style-name="gr12" draw:text-style-name="P9" draw:layer="layout" svg:x1="18.563cm" svg:y1="11.096cm" svg:x2="20.3cm" svg:y2="11.098cm">
            <text:p/>
          </draw:line>
          <draw:polygon draw:style-name="gr13" draw:text-style-name="P10" draw:layer="layout" svg:width="0.25cm" svg:height="0.166cm" svg:x="20.29cm" svg:y="11.014cm" svg:viewBox="0 0 251 167" draw:points="251,84 0,0 0,167">
            <text:p/>
          </draw:polygon>
          <draw:line draw:style-name="gr12" draw:text-style-name="P9" draw:layer="layout" svg:x1="19.386cm" svg:y1="12.791cm" svg:x2="19.386cm" svg:y2="11.338cm">
            <text:p/>
          </draw:line>
          <draw:polygon draw:style-name="gr13" draw:text-style-name="P10" draw:layer="layout" svg:width="0.166cm" svg:height="0.25cm" svg:x="19.302cm" svg:y="11.098cm" svg:viewBox="0 0 167 251" draw:points="84,0 0,251 167,251">
            <text:p/>
          </draw:polygon>
          <draw:path draw:style-name="gr15" draw:text-style-name="P11" draw:layer="layout" svg:width="2.202cm" svg:height="2.202cm" svg:x="24.328cm" svg:y="10.024cm" svg:viewBox="0 0 2203 2203" svg:d="M0 1101l316 317 6 461 448 2 331 322 317-317 461-7 2-447 322-331-317-318-7-461-448-1-330-321-318 316-461 6-1 448zM0 0zM2203 2203z">
            <text:p/>
          </draw:path>
          <draw:polygon draw:style-name="gr16" draw:text-style-name="P12" draw:layer="layout" svg:width="2.202cm" svg:height="2.202cm" svg:x="24.328cm" svg:y="10.024cm" svg:viewBox="0 0 2203 2203" draw:points="0,1101 316,1418 322,1879 770,1881 1101,2203 1418,1886 1879,1879 1881,1432 2203,1101 1886,783 1879,322 1431,321 1101,0 783,316 322,322 321,770">
            <text:p/>
          </draw:polygon>
          <draw:polygon draw:style-name="gr16" draw:text-style-name="P12" draw:layer="layout" svg:width="0cm" svg:height="0cm" svg:x="24.328cm" svg:y="10.024cm" svg:viewBox="0 0 0 0" draw:points="0,0">
            <text:p/>
          </draw:polygon>
          <draw:polygon draw:style-name="gr16" draw:text-style-name="P12" draw:layer="layout" svg:width="0cm" svg:height="0cm" svg:x="26.531cm" svg:y="12.227cm" svg:viewBox="0 0 0 0" draw:points="0,0">
            <text:p/>
          </draw:polygon>
          <draw:path draw:style-name="gr19" draw:text-style-name="P3" draw:layer="layout" svg:width="0.147cm" svg:height="0.192cm" svg:x="25.155cm" svg:y="10.854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9" draw:text-style-name="P3" draw:layer="layout" svg:width="0.184cm" svg:height="0.188cm" svg:x="25.325cm" svg:y="10.855cm" svg:viewBox="0 0 185 189" svg:d="M54 20c10-6 21-11 32-14 12-4 21-6 29-6 16 0 28 5 36 14s12 23 12 40v121l22 5v9h-79v-9l24-5v-117c0-11-2-20-8-26-5-6-13-9-24-9-12 0-26 2-43 6v146l24 5v9h-79v-9l22-5v-156l-22-5v-9h52z">
            <text:p/>
          </draw:path>
          <draw:path draw:style-name="gr19" draw:text-style-name="P3" draw:layer="layout" svg:width="0.18cm" svg:height="0.281cm" svg:x="25.536cm" svg:y="10.765cm" svg:viewBox="0 0 181 282" svg:d="M127 264c-15 12-32 17-52 18-50-1-75-32-75-95 0-32 7-57 21-73 15-17 35-26 63-26 14 0 29 2 43 5-1-4-1-15-1-32v-48l-31-4v-9h63v264l23 5v9h-52zM35 187c0 25 4 44 13 56 8 12 21 18 38 18 15 0 28-2 40-7v-146c-12-2-25-4-40-4-34 0-51 28-51 83z">
            <text:p/>
          </draw:path>
          <draw:path draw:style-name="gr20" draw:text-style-name="P3" draw:layer="layout" svg:width="0.124cm" svg:height="0.192cm" svg:x="24.843cm" svg:y="11.278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path draw:style-name="gr20" draw:text-style-name="P3" draw:layer="layout" svg:width="0.187cm" svg:height="0.187cm" svg:x="24.987cm" svg:y="11.283cm" svg:viewBox="0 0 188 188" svg:d="M56 132c0 22 10 33 31 33 16 0 32-2 46-6v-145l-28-5v-9h60v170l23 5v9h-53l-2-15c-9 5-20 10-32 13-12 4-22 6-31 6-31 0-47-18-47-54v-120l-23-5v-9h56z">
            <text:p/>
          </draw:path>
          <draw:path draw:style-name="gr20" draw:text-style-name="P3" draw:layer="layout" svg:width="0.149cm" svg:height="0.192cm" svg:x="25.203cm" svg:y="11.278cm" svg:viewBox="0 0 150 193" svg:d="M150 178c-6 4-15 8-26 11-11 2-23 4-35 4-59 0-89-33-89-98 0-30 8-54 23-70 15-17 37-25 65-25 18 0 37 2 58 6v51h-11l-8-32c-11-6-24-9-39-9-35 0-53 26-53 79 0 28 6 48 16 60 11 12 27 17 50 17 19 0 35-2 49-6z">
            <text:p/>
          </draw:path>
          <draw:path draw:style-name="gr20" draw:text-style-name="P3" draw:layer="layout" svg:width="0.149cm" svg:height="0.192cm" svg:x="25.38cm" svg:y="11.278cm" svg:viewBox="0 0 150 193" svg:d="M150 178c-6 4-15 8-26 11-11 2-23 4-35 4-59 0-89-33-89-98 0-30 8-54 23-70 15-17 37-25 65-25 18 0 37 2 58 6v51h-11l-8-32c-11-6-24-9-39-9-35 0-53 26-53 79 0 28 6 48 16 60 11 12 27 17 50 17 19 0 35-2 49-6z">
            <text:p/>
          </draw:path>
          <draw:path draw:style-name="gr20" draw:text-style-name="P3" draw:layer="layout" svg:width="0.147cm" svg:height="0.192cm" svg:x="25.557cm" svg:y="11.278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20" draw:text-style-name="P3" draw:layer="layout" svg:width="0.124cm" svg:height="0.192cm" svg:x="25.733cm" svg:y="11.278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path draw:style-name="gr20" draw:text-style-name="P3" draw:layer="layout" svg:width="0.124cm" svg:height="0.192cm" svg:x="25.89cm" svg:y="11.278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s12 10 23 13c19 7 31 11 37 14s11 7 15 11c4 5 7 10 10 15 2 6 3 13 3 21z">
            <text:p/>
          </draw:path>
          <draw:line draw:style-name="gr12" draw:text-style-name="P9" draw:layer="layout" svg:x1="22.37cm" svg:y1="11.131cm" svg:x2="24.107cm" svg:y2="11.133cm">
            <text:p/>
          </draw:line>
          <draw:polygon draw:style-name="gr13" draw:text-style-name="P10" draw:layer="layout" svg:width="0.25cm" svg:height="0.166cm" svg:x="24.097cm" svg:y="11.049cm" svg:viewBox="0 0 251 167" draw:points="251,84 0,0 0,167">
            <text:p/>
          </draw:polygon>
          <draw:path draw:style-name="gr5" draw:text-style-name="P4" draw:layer="layout" svg:width="2.399cm" svg:height="2.202cm" svg:x="24.451cm" svg:y="12.063cm" svg:viewBox="0 0 2400 2203" svg:d="M1273 443l-194-251-130 458-450-281 97 428-466 47 306 337-436 132 369 254-227 251 391 41 13 344 289-355 130 162 131-239 193 150 64-296 307 146-35-308 471 131-277-339 210-104-142-192 513-282-581-12 180-343-386 266 29-588zM0 0zM2400 2203z">
            <text:p/>
          </draw:path>
          <draw:path draw:style-name="gr2" draw:text-style-name="P2" draw:layer="layout" svg:width="2.447cm" svg:height="2.251cm" svg:x="24.427cm" svg:y="12.039cm" svg:viewBox="0 0 2448 2252" svg:d="M1309 488c-4 2-8 3-12 3-5 0-8-1-12-3-3-2-5-4-7-6l-165-213-117 412c0 2-1 3-2 5-2 4-5 7-9 9s-8 3-12 3c-5 0-8-1-12-3-1 0-1 0-1 0l-400-250 84 371c0 2 1 3 1 5 0 5-1 8-4 12-2 4-5 7-8 9-4 2-7 3-10 3l-418 42 273 302c1 1 2 3 3 4 2 4 3 8 3 12 0 5-1 9-3 12-2 4-5 7-9 9-1 1-3 2-5 2l-388 118 328 225c3 2 5 5 7 8 3 4 4 8 4 12 0 5-1 8-4 12-1 2-2 3-3 4l-195 216 344 36c3 1 6 2 9 4 4 2 7 5 9 8 2 4 3 7 3 12l11 279 248-305c2-3 4-5 7-6 4-2 8-3 12-3 5 0 9 1 12 3 3 1 5 3 7 6l108 133 113-207c2-4 5-7 9-9s7-3 12-3c4 0 8 1 12 3 1 1 2 1 3 2l163 127 55-258c1-3 2-5 3-7 2-4 5-7 9-9 4-3 8-4 12-4s7 1 10 3l268 126-30-264c0-1 0-1 0-2 0-5 1-9 3-13 2-3 5-6 9-8 4-3 8-4 12-4 3 0 4 1 7 1l397 110-229-280c-1-1-1-2-2-3-2-4-3-8-3-12 0-5 1-8 3-12s5-7 9-9l1-1 185-91-125-168c-1-1-1-2-2-3-2-4-3-7-3-12 0-4 1-8 3-12 3-4 5-7 9-9h1l433-239-491-10c-4 0-7-1-11-3s-7-5-9-9-3-7-3-12c0-4 1-8 3-11l134-256-305 210c0 1-1 1-1 1-4 2-8 3-12 3-5 0-9-1-13-3-3-2-6-5-8-9-3-3-4-7-4-12v-1l25-516-323 387c-1 3-3 4-6 6zM589 2243c-2 2-4 4-7 6s-7 3-12 3c-4 0-8-1-12-3-4-3-6-5-9-9-2-4-3-7-3-11l-12-324-370-39c-4-1-7-1-10-3-4-2-7-5-9-9s-3-8-3-12c0-5 1-8 3-12 1-2 2-3 3-5l209-230-347-238c-3-2-5-4-7-8-2-3-3-7-3-12 0-4 1-8 3-12s5-6 9-9c2-1 3-1 5-2l399-121-279-309c-2-1-3-2-3-4-3-4-4-8-4-12 0-5 1-8 4-12 2-4 5-7 8-9 4-2 6-3 10-3l439-44-91-401c0-2-1-4-1-6 0-4 1-8 4-12 2-4 5-6 8-9 4-2 8-3 13-3 4 0 8 1 12 3 0 1 0 1 0 1l422 263 122-426c0-2 1-4 2-6 2-4 5-6 9-9 4-2 8-3 12-3 5 0 8 1 12 3 3 2 5 4 7 7l176 226 349-419c2-3 4-4 7-6 4-2 7-3 12-3 4 0 8 1 12 3s7 5 9 9 3 8 3 12c0 1 0 1 0 1l-26 540 346-238c0-1 1-1 1-1 4-3 8-4 12-4 5 0 9 1 12 4 4 2 7 5 9 9 3 3 4 7 4 12 0 4-1 7-3 11l-162 308 542 11c4 0 8 1 11 3 4 2 7 5 9 9s3 7 3 12c0 4-1 8-3 12s-5 7-9 9l-489 269 126 170c0 1 1 1 1 2 3 4 4 8 4 12 0 5-1 8-4 12-2 4-5 7-9 9 0 0 0 1-1 1l-183 90 258 316c1 1 1 2 2 3 2 4 3 7 3 12 0 4-1 8-3 12s-5 7-9 9-7 3-12 3c-2 0-4 0-6-1l-437-120 31 271c0 1 1 2 1 3 0 4-1 8-4 12-2 4-5 7-9 9-3 2-7 3-12 3-3 0-7-1-10-2l-280-132-57 265c0 3-1 5-2 7-3 4-5 7-9 9-4 3-8 4-12 4-5 0-9-1-13-4-1 0-1-1-2-2l-172-132-116 213c0 1 0 1 0 1-3 4-5 7-9 9s-8 3-12 3c-5 0-9-1-13-3-2-2-4-3-6-6l-112-139z">
            <text:p/>
          </draw:path>
          <draw:path draw:style-name="gr19" draw:text-style-name="P3" draw:layer="layout" svg:width="0.147cm" svg:height="0.192cm" svg:x="25.437cm" svg:y="12.907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9" draw:text-style-name="P3" draw:layer="layout" svg:width="0.184cm" svg:height="0.188cm" svg:x="25.608cm" svg:y="12.908cm" svg:viewBox="0 0 185 189" svg:d="M54 20c10-6 21-11 32-14 12-4 21-6 29-6 16 0 28 5 36 14s12 23 12 40v121l22 5v9h-79v-9l24-5v-117c0-11-2-20-8-26-5-6-13-9-24-9-12 0-26 2-43 6v146l24 5v9h-79v-9l22-5v-156l-22-5v-9h52z">
            <text:p/>
          </draw:path>
          <draw:path draw:style-name="gr19" draw:text-style-name="P3" draw:layer="layout" svg:width="0.18cm" svg:height="0.281cm" svg:x="25.818cm" svg:y="12.818cm" svg:viewBox="0 0 181 282" svg:d="M127 264c-15 12-32 17-52 18-50-1-75-32-75-95 0-32 7-57 21-73 15-17 35-26 63-26 14 0 29 2 43 5-1-4-1-15-1-32v-48l-31-4v-9h63v264l23 5v9h-52zM35 187c0 25 4 44 13 56 8 12 21 18 38 18 15 0 28-2 40-7v-146c-12-2-25-4-40-4-34 0-51 28-51 83z">
            <text:p/>
          </draw:path>
          <draw:path draw:style-name="gr22" draw:text-style-name="P3" draw:layer="layout" svg:width="0.12cm" svg:height="0.28cm" svg:x="24.968cm" svg:y="13.24cm" svg:viewBox="0 0 121 281" svg:d="M32 114h-32v-9l32-8v-13c0-27 5-48 16-62 11-15 26-22 45-22 10 0 20 1 28 4v40h-9l-9-24c-5-3-10-4-16-4-9 0-14 3-18 11-3 7-5 20-5 40v31h49v16h-49v152l40 7v8h-100v-8l28-7z">
            <text:p/>
          </draw:path>
          <draw:path draw:style-name="gr22" draw:text-style-name="P3" draw:layer="layout" svg:width="0.157cm" svg:height="0.191cm" svg:x="25.103cm" svg:y="13.332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22" draw:text-style-name="P3" draw:layer="layout" svg:width="0.094cm" svg:height="0.265cm" svg:x="25.274cm" svg:y="13.256cm" svg:viewBox="0 0 95 266" svg:d="M66 21c0 6-2 11-6 15-5 4-10 6-16 6-5 0-10-2-14-6-5-4-7-9-7-15s2-11 7-15c4-4 9-6 14-6 6 0 11 2 16 6 4 4 6 9 6 15zM64 252l31 5v9h-95v-9l31-5v-157l-26-5v-9h59z">
            <text:p/>
          </draw:path>
          <draw:polygon draw:style-name="gr22" draw:text-style-name="P3" draw:layer="layout" svg:width="0.094cm" svg:height="0.277cm" svg:x="25.388cm" svg:y="13.243cm" svg:viewBox="0 0 95 278" draw:points="64,264 95,269 95,278 0,278 0,269 31,264 31,13 0,9 0,0 64,0">
            <text:p/>
          </draw:polygon>
          <draw:path draw:style-name="gr22" draw:text-style-name="P3" draw:layer="layout" svg:width="0.187cm" svg:height="0.187cm" svg:x="25.498cm" svg:y="13.336cm" svg:viewBox="0 0 188 188" svg:d="M56 132c0 22 10 33 31 33 16 0 32-2 46-6v-145l-28-5v-9h60v170l23 5v9h-53l-2-15c-9 5-20 10-32 13-12 4-22 6-31 6-31 0-47-18-47-54v-120l-23-5v-9h56z">
            <text:p/>
          </draw:path>
          <draw:path draw:style-name="gr22" draw:text-style-name="P3" draw:layer="layout" svg:width="0.121cm" svg:height="0.187cm" svg:x="25.707cm" svg:y="13.332cm" svg:viewBox="0 0 122 188" svg:d="M122 0v50h-8l-12-22c-6 0-14 1-23 3s-17 4-23 7v137l31 5v8h-87v-8l23-5v-156l-23-5v-9h54l1 23c8-7 19-13 32-19 14-6 24-9 32-9z">
            <text:p/>
          </draw:path>
          <draw:path draw:style-name="gr22" draw:text-style-name="P3" draw:layer="layout" svg:width="0.147cm" svg:height="0.192cm" svg:x="25.848cm" svg:y="13.331cm" svg:viewBox="0 0 148 193" svg:d="M35 96v4c0 18 2 32 6 42s10 17 19 23c8 5 19 7 32 7 7 0 16 0 25-1 10-2 18-3 24-4v11c-6 4-15 7-25 10-11 3-22 5-33 5-29 0-50-8-63-23-13-16-20-40-20-75 0-32 7-56 20-71 14-16 33-24 58-24 47 0 70 27 70 80v16zM78 16c-14 0-24 5-32 16-7 11-10 27-10 49h78c0-24-3-40-9-50s-15-15-27-15z">
            <text:p/>
          </draw:path>
          <draw:polygon draw:style-name="gr8" draw:text-style-name="P6" draw:layer="layout" svg:width="4.054cm" svg:height="0.047cm" svg:x="20.34cm" svg:y="13.202cm" svg:viewBox="0 0 4055 48" draw:points="0,48 0,24 0,0 4055,0 4055,24 4055,48">
            <text:p/>
          </draw:polygon>
          <draw:polygon draw:style-name="gr9" draw:text-style-name="P4" draw:layer="layout" svg:width="0.358cm" svg:height="0.238cm" svg:x="24.378cm" svg:y="13.108cm" svg:viewBox="0 0 359 239" draw:points="359,119 0,0 0,239">
            <text:p/>
          </draw:polygon>
          <draw:polygon draw:style-name="gr8" draw:text-style-name="P6" draw:layer="layout" svg:width="0.784cm" svg:height="0.047cm" svg:x="13.875cm" svg:y="13.275cm" svg:viewBox="0 0 785 48" draw:points="0,48 0,24 0,0 785,0 785,24 785,48">
            <text:p/>
          </draw:polygon>
          <draw:polygon draw:style-name="gr9" draw:text-style-name="P4" draw:layer="layout" svg:width="0.356cm" svg:height="0.238cm" svg:x="14.645cm" svg:y="13.179cm" svg:viewBox="0 0 357 239" draw:points="357,120 0,0 0,239">
            <text:p/>
          </draw:polygon>
          <draw:path draw:style-name="gr11" draw:text-style-name="P8" draw:layer="layout" svg:width="0.09cm" svg:height="0.212cm" svg:x="20.407cm" svg:y="13.377cm" svg:viewBox="0 0 91 213" svg:d="M24 87h-24v-7l24-6v-10c0-20 4-36 12-47s19-17 34-17c7 0 14 1 21 3v30h-7l-7-18c-3-2-7-3-12-3-6 0-10 3-13 8-3 6-4 16-4 31v24h37v12h-37v115l30 4v7h-75v-7l21-4z">
            <text:p/>
          </draw:path>
          <draw:path draw:style-name="gr11" draw:text-style-name="P8" draw:layer="layout" svg:width="0.118cm" svg:height="0.144cm" svg:x="20.506cm" svg:y="13.448cm" svg:viewBox="0 0 119 145" svg:d="M58 0c15 0 26 3 33 9 7 7 11 16 11 29v94l17 3v7h-38l-3-14c-11 11-25 17-43 17-23 0-35-14-35-42 0-9 2-17 5-23 4-6 10-11 17-14 8-3 20-5 35-5h20v-22c0-9-2-16-5-21s-9-7-16-7c-10 0-19 2-27 7l-5 17h-8v-30c16-3 30-5 42-5zM77 72h-19c-13 0-22 2-27 7-4 4-7 12-7 23 0 18 7 27 21 27 7 0 13-1 18-3 4-1 9-3 14-5z">
            <text:p/>
          </draw:path>
          <draw:path draw:style-name="gr11" draw:text-style-name="P8" draw:layer="layout" svg:width="0.07cm" svg:height="0.199cm" svg:x="20.637cm" svg:y="13.39cm" svg:viewBox="0 0 71 200" svg:d="M49 16c0 4-1 8-4 11-4 3-7 5-12 5-4 0-8-2-11-5s-5-7-5-11 2-8 5-11 7-5 11-5c5 0 8 2 12 5 3 3 4 7 4 11zM48 190l23 3v7h-71v-7l23-3v-118l-19-4v-7h44z">
            <text:p/>
          </draw:path>
          <draw:polygon draw:style-name="gr11" draw:text-style-name="P8" draw:layer="layout" svg:width="0.07cm" svg:height="0.208cm" svg:x="20.722cm" svg:y="13.38cm" svg:viewBox="0 0 71 209" draw:points="48,199 71,202 71,209 0,209 0,202 23,199 23,10 0,7 0,0 48,0">
            <text:p/>
          </draw:polygon>
          <draw:path draw:style-name="gr11" draw:text-style-name="P8" draw:layer="layout" svg:width="0.14cm" svg:height="0.14cm" svg:x="20.804cm" svg:y="13.451cm" svg:viewBox="0 0 141 141" svg:d="M42 99c0 17 8 25 23 25 13 0 24-1 35-4v-110l-21-3v-7h45v128l17 4v6h-40l-1-11c-7 4-15 7-24 10s-17 4-23 4c-24 0-35-13-35-40v-91l-18-3v-7h42z">
            <text:p/>
          </draw:path>
          <draw:path draw:style-name="gr11" draw:text-style-name="P8" draw:layer="layout" svg:width="0.09cm" svg:height="0.141cm" svg:x="20.961cm" svg:y="13.447cm" svg:viewBox="0 0 91 142" svg:d="M91 0v37h-6l-8-16c-5 0-11 1-18 2-6 2-12 3-17 5v104l23 3v7h-65v-7l17-3v-118l-17-4v-6h40l2 17c5-5 13-10 23-14 10-5 18-7 24-7z">
            <text:p/>
          </draw:path>
          <draw:path draw:style-name="gr11" draw:text-style-name="P8" draw:layer="layout" svg:width="0.11cm" svg:height="0.144cm" svg:x="21.067cm" svg:y="13.447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</draw:g>
        <draw:g>
          <draw:path draw:style-name="gr23" draw:text-style-name="P11" draw:layer="layout" svg:width="1.817cm" svg:height="1.816cm" svg:x="6.069cm" svg:y="1.252cm" svg:viewBox="0 0 1818 1817" svg:d="M908 0c514 0 909 393 909 907 0 515-395 908-909 908-515 0-908-393-908-908 0-514 393-907 908-907zM0 0zM1818 1817z">
            <text:p/>
          </draw:path>
          <draw:path draw:style-name="gr16" draw:text-style-name="P12" draw:layer="layout" svg:width="1.816cm" svg:height="1.814cm" svg:x="6.069cm" svg:y="1.252cm" svg:viewBox="0 0 1817 1815" svg:d="M908 0c514 0 909 393 909 907 0 515-395 908-909 908-515 0-908-393-908-908 0-514 393-907 908-907z">
            <text:p/>
          </draw:path>
          <draw:polygon draw:style-name="gr16" draw:text-style-name="P12" draw:layer="layout" svg:width="0cm" svg:height="0cm" svg:x="6.069cm" svg:y="1.252cm" svg:viewBox="0 0 0 0" draw:points="0,0">
            <text:p/>
          </draw:polygon>
          <draw:polygon draw:style-name="gr16" draw:text-style-name="P12" draw:layer="layout" svg:width="0cm" svg:height="0cm" svg:x="7.887cm" svg:y="3.069cm" svg:viewBox="0 0 0 0" draw:points="0,0">
            <text:p/>
          </draw:polygon>
          <draw:path draw:style-name="gr3" draw:text-style-name="P3" draw:layer="layout" svg:width="0.105cm" svg:height="0.23cm" svg:x="6.657cm" svg:y="2.064cm" svg:viewBox="0 0 106 231" svg:d="M62 231c-13 0-22-4-28-11-7-8-10-18-10-32v-129h-24v-9l25-7 19-43h13v43h42v16h-42v126c0 8 2 14 6 19 3 4 9 6 15 6 7 0 17-1 28-3v13c-5 3-12 6-20 8-9 2-17 3-24 3z">
            <text:p/>
          </draw:path>
          <draw:path draw:style-name="gr3" draw:text-style-name="P3" draw:layer="layout" svg:width="0.158cm" svg:height="0.192cm" svg:x="6.781cm" svg:y="2.102cm" svg:viewBox="0 0 159 193" svg:d="M77 0c20 0 35 4 45 12 9 9 14 21 14 38v125l23 5v9h-51l-3-19c-15 15-34 23-58 23-31 0-47-19-47-55 0-13 2-23 7-31s13-14 23-19c11-4 26-6 46-6h27v-29c0-13-2-23-7-29-4-6-11-9-21-9-13 0-25 3-36 9l-7 23h-11v-40c21-5 40-7 56-7zM103 96h-25c-18 0-30 3-36 9s-9 17-9 31c0 24 9 35 28 35 9 0 16-1 23-3 6-2 13-4 19-8z">
            <text:p/>
          </draw:path>
          <draw:path draw:style-name="gr3" draw:text-style-name="P3" draw:layer="layout" svg:width="0.125cm" svg:height="0.193cm" svg:x="6.961cm" svg:y="2.101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polygon draw:style-name="gr3" draw:text-style-name="P3" draw:layer="layout" svg:width="0.193cm" svg:height="0.278cm" svg:x="7.108cm" svg:y="2.012cm" svg:viewBox="0 0 194 279" draw:points="60,190 136,109 116,104 116,95 182,95 182,104 159,108 106,162 174,266 194,270 194,279 118,279 118,270 135,266 84,186 60,213 60,266 80,270 80,279 4,279 4,270 27,266 27,14 0,9 0,0 60,0">
            <text:p/>
          </draw:polygon>
          <draw:path draw:style-name="gr15" draw:text-style-name="P11" draw:layer="layout" svg:width="1.817cm" svg:height="1.816cm" svg:x="9.482cm" svg:y="1.252cm" svg:viewBox="0 0 1818 1817" svg:d="M909 0c515 0 908 393 908 907 0 515-393 908-908 908s-909-393-909-908c0-514 394-907 909-907zM0 0zM1818 1817z">
            <text:p/>
          </draw:path>
          <draw:path draw:style-name="gr16" draw:text-style-name="P12" draw:layer="layout" svg:width="1.816cm" svg:height="1.814cm" svg:x="9.482cm" svg:y="1.252cm" svg:viewBox="0 0 1817 1815" svg:d="M909 0c515 0 908 393 908 907 0 515-393 908-908 908s-909-393-909-908c0-514 394-907 909-907z">
            <text:p/>
          </draw:path>
          <draw:polygon draw:style-name="gr16" draw:text-style-name="P12" draw:layer="layout" svg:width="0cm" svg:height="0cm" svg:x="9.482cm" svg:y="1.252cm" svg:viewBox="0 0 0 0" draw:points="0,0">
            <text:p/>
          </draw:polygon>
          <draw:polygon draw:style-name="gr16" draw:text-style-name="P12" draw:layer="layout" svg:width="0cm" svg:height="0cm" svg:x="11.301cm" svg:y="3.069cm" svg:viewBox="0 0 0 0" draw:points="0,0">
            <text:p/>
          </draw:polygon>
          <draw:path draw:style-name="gr3" draw:text-style-name="P3" draw:layer="layout" svg:width="0.105cm" svg:height="0.23cm" svg:x="10.072cm" svg:y="2.064cm" svg:viewBox="0 0 106 231" svg:d="M62 231c-13 0-22-4-28-11-7-8-10-18-10-32v-129h-24v-9l25-7 19-43h13v43h42v16h-42v126c0 8 2 14 6 19 3 4 9 6 15 6 7 0 17-1 28-3v13c-5 3-12 6-20 8-9 2-17 3-24 3z">
            <text:p/>
          </draw:path>
          <draw:path draw:style-name="gr3" draw:text-style-name="P3" draw:layer="layout" svg:width="0.158cm" svg:height="0.192cm" svg:x="10.197cm" svg:y="2.102cm" svg:viewBox="0 0 159 193" svg:d="M77 0c20 0 35 4 45 12 9 9 14 21 14 38v125l23 5v9h-51l-3-19c-15 15-34 23-58 23-31 0-47-19-47-55 0-13 2-23 7-31s13-14 23-19c11-4 26-6 46-6h27v-29c0-13-2-23-7-29-4-6-11-9-21-9-13 0-25 3-36 9l-7 23h-11v-40c21-5 40-7 56-7zM103 96h-25c-18 0-30 3-36 9s-9 17-9 31c0 24 9 35 28 35 9 0 16-1 23-3 6-2 13-4 19-8z">
            <text:p/>
          </draw:path>
          <draw:path draw:style-name="gr3" draw:text-style-name="P3" draw:layer="layout" svg:width="0.125cm" svg:height="0.193cm" svg:x="10.377cm" svg:y="2.101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polygon draw:style-name="gr3" draw:text-style-name="P3" draw:layer="layout" svg:width="0.193cm" svg:height="0.278cm" svg:x="10.524cm" svg:y="2.012cm" svg:viewBox="0 0 194 279" draw:points="60,190 136,109 116,104 116,95 182,95 182,104 159,108 106,162 174,266 194,270 194,279 118,279 118,270 135,266 84,186 60,213 60,266 80,270 80,279 4,279 4,270 27,266 27,14 0,9 0,0 60,0">
            <text:p/>
          </draw:polygon>
          <draw:path draw:style-name="gr15" draw:text-style-name="P11" draw:layer="layout" svg:width="1.821cm" svg:height="1.819cm" svg:x="12.869cm" svg:y="1.254cm" svg:viewBox="0 0 1822 1820" svg:d="M909 0c516 0 911 394 911 909s-395 909-911 909-909-394-909-909 393-909 909-909zM0 0zM1822 1820z">
            <text:p/>
          </draw:path>
          <draw:path draw:style-name="gr16" draw:text-style-name="P12" draw:layer="layout" svg:width="1.819cm" svg:height="1.817cm" svg:x="12.869cm" svg:y="1.254cm" svg:viewBox="0 0 1820 1818" svg:d="M909 0c516 0 911 394 911 909s-395 909-911 909-909-394-909-909 393-909 909-909z">
            <text:p/>
          </draw:path>
          <draw:polygon draw:style-name="gr16" draw:text-style-name="P12" draw:layer="layout" svg:width="0cm" svg:height="0cm" svg:x="12.869cm" svg:y="1.254cm" svg:viewBox="0 0 0 0" draw:points="0,0">
            <text:p/>
          </draw:polygon>
          <draw:polygon draw:style-name="gr16" draw:text-style-name="P12" draw:layer="layout" svg:width="0cm" svg:height="0cm" svg:x="14.691cm" svg:y="3.074cm" svg:viewBox="0 0 0 0" draw:points="0,0">
            <text:p/>
          </draw:polygon>
          <draw:path draw:style-name="gr3" draw:text-style-name="P3" draw:layer="layout" svg:width="0.105cm" svg:height="0.23cm" svg:x="13.459cm" svg:y="2.067cm" svg:viewBox="0 0 106 231" svg:d="M62 231c-13 0-22-4-28-11-7-8-10-18-10-32v-129h-24v-9l25-7 19-43h13v43h42v16h-42v126c0 8 2 14 6 19 3 4 9 6 15 6 7 0 17-1 28-3v13c-5 3-12 6-20 8-9 2-17 3-24 3z">
            <text:p/>
          </draw:path>
          <draw:path draw:style-name="gr3" draw:text-style-name="P3" draw:layer="layout" svg:width="0.158cm" svg:height="0.192cm" svg:x="13.584cm" svg:y="2.105cm" svg:viewBox="0 0 159 193" svg:d="M77 0c20 0 35 4 45 12 9 9 14 21 14 38v125l23 5v9h-51l-3-19c-15 15-34 23-58 23-31 0-47-19-47-55 0-13 2-23 7-31s13-14 23-19c11-4 26-6 46-6h27v-29c0-13-2-23-7-29-4-6-11-9-21-9-13 0-25 3-36 9l-7 23h-11v-40c21-5 40-7 56-7zM103 96h-25c-18 0-30 3-36 9s-9 17-9 31c0 24 9 35 28 35 9 0 16-1 23-3 6-2 13-4 19-8z">
            <text:p/>
          </draw:path>
          <draw:path draw:style-name="gr3" draw:text-style-name="P3" draw:layer="layout" svg:width="0.125cm" svg:height="0.193cm" svg:x="13.764cm" svg:y="2.104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polygon draw:style-name="gr3" draw:text-style-name="P3" draw:layer="layout" svg:width="0.193cm" svg:height="0.278cm" svg:x="13.911cm" svg:y="2.015cm" svg:viewBox="0 0 194 279" draw:points="60,190 136,109 116,104 116,95 182,95 182,104 159,108 106,162 174,266 194,270 194,279 118,279 118,270 135,266 84,186 60,213 60,266 80,270 80,279 4,279 4,270 27,266 27,14 0,9 0,0 60,0">
            <text:p/>
          </draw:polygon>
          <draw:line draw:style-name="gr12" draw:text-style-name="P9" draw:layer="layout" svg:x1="7.884cm" svg:y1="2.168cm" svg:x2="9.241cm" svg:y2="2.155cm">
            <text:p/>
          </draw:line>
          <draw:polygon draw:style-name="gr13" draw:text-style-name="P10" draw:layer="layout" svg:width="0.252cm" svg:height="0.167cm" svg:x="9.227cm" svg:y="2.071cm" svg:viewBox="0 0 253 168" draw:points="253,81 0,0 2,168">
            <text:p/>
          </draw:polygon>
          <draw:line draw:style-name="gr12" draw:text-style-name="P9" draw:layer="layout" svg:x1="11.299cm" svg:y1="2.15cm" svg:x2="12.658cm" svg:y2="2.15cm">
            <text:p/>
          </draw:line>
          <draw:polygon draw:style-name="gr13" draw:text-style-name="P10" draw:layer="layout" svg:width="0.251cm" svg:height="0.167cm" svg:x="12.646cm" svg:y="2.066cm" svg:viewBox="0 0 252 168" draw:points="252,84 0,0 0,168">
            <text:p/>
          </draw:polygon>
          <draw:line draw:style-name="gr12" draw:text-style-name="P9" draw:layer="layout" svg:x1="13.783cm" svg:y1="3.072cm" svg:x2="13.783cm" svg:y2="4.12cm">
            <text:p/>
          </draw:line>
          <draw:polygon draw:style-name="gr13" draw:text-style-name="P10" draw:layer="layout" svg:width="0.167cm" svg:height="0.251cm" svg:x="13.7cm" svg:y="4.11cm" svg:viewBox="0 0 168 252" draw:points="84,252 168,0 0,0">
            <text:p/>
          </draw:polygon>
          <draw:path draw:style-name="gr24" draw:text-style-name="P13" draw:layer="layout" svg:width="0.093cm" svg:height="0.145cm" svg:x="8.138cm" svg:y="1.903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141cm" svg:height="0.141cm" svg:x="8.25cm" svg:y="1.908cm" svg:viewBox="0 0 142 142" svg:d="M42 99c0 17 8 26 24 26 12 0 23-2 34-5v-110l-21-3v-7h45v128l18 4v7h-41l-1-11c-7 3-15 7-24 10-9 2-17 4-23 4-24 0-35-14-35-41v-91l-18-3v-7h42z">
            <text:p/>
          </draw:path>
          <draw:path draw:style-name="gr24" draw:text-style-name="P13" draw:layer="layout" svg:width="0.112cm" svg:height="0.145cm" svg:x="8.414cm" svg:y="1.903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2cm" svg:height="0.145cm" svg:x="8.55cm" svg:y="1.903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1cm" svg:height="0.145cm" svg:x="8.684cm" svg:y="1.903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24" draw:text-style-name="P13" draw:layer="layout" svg:width="0.093cm" svg:height="0.145cm" svg:x="8.819cm" svg:y="1.903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8.94cm" svg:y="1.903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11.591cm" svg:y="1.878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141cm" svg:height="0.141cm" svg:x="11.703cm" svg:y="1.882cm" svg:viewBox="0 0 142 142" svg:d="M42 99c0 17 8 26 24 26 12 0 23-2 34-5v-110l-21-3v-7h45v128l18 4v7h-41l-1-11c-7 3-15 7-24 10-9 2-17 4-23 4-24 0-35-14-35-41v-91l-18-3v-7h42z">
            <text:p/>
          </draw:path>
          <draw:path draw:style-name="gr24" draw:text-style-name="P13" draw:layer="layout" svg:width="0.112cm" svg:height="0.145cm" svg:x="11.866cm" svg:y="1.878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2cm" svg:height="0.145cm" svg:x="12.002cm" svg:y="1.878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1cm" svg:height="0.145cm" svg:x="12.137cm" svg:y="1.878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24" draw:text-style-name="P13" draw:layer="layout" svg:width="0.093cm" svg:height="0.145cm" svg:x="12.272cm" svg:y="1.878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12.392cm" svg:y="1.878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5" draw:text-style-name="P13" draw:layer="layout" svg:width="0.09cm" svg:height="0.213cm" svg:x="13.892cm" svg:y="3.323cm" svg:viewBox="0 0 91 214" svg:d="M24 87h-24v-7l24-6v-10c0-20 4-36 12-47s20-17 34-17c8 0 15 1 21 3v30h-7l-7-18c-3-2-7-3-12-3-6 0-10 3-13 8-2 6-4 16-4 32v23h37v12h-37v115l30 5v7h-75v-7l21-5z">
            <text:p/>
          </draw:path>
          <draw:path draw:style-name="gr25" draw:text-style-name="P13" draw:layer="layout" svg:width="0.118cm" svg:height="0.144cm" svg:x="13.993cm" svg:y="3.394cm" svg:viewBox="0 0 119 145" svg:d="M58 0c15 0 26 3 33 9 7 7 11 16 11 29v94l17 4v6h-38l-3-13c-11 11-25 16-42 16-24 0-36-13-36-41 0-10 2-17 5-24 4-6 10-10 18-14 7-3 19-4 34-4h21v-22c0-10-2-17-6-22-3-4-9-7-16-7-10 0-19 3-27 7l-5 17h-8v-30c16-3 30-5 42-5zM78 72h-20c-13 0-22 2-27 7-4 5-7 13-7 24 0 17 8 26 22 26 6 0 12-1 17-2 5-2 10-4 15-6z">
            <text:p/>
          </draw:path>
          <draw:path draw:style-name="gr25" draw:text-style-name="P13" draw:layer="layout" svg:width="0.071cm" svg:height="0.2cm" svg:x="14.124cm" svg:y="3.336cm" svg:viewBox="0 0 72 201" svg:d="M50 16c0 4-2 8-5 11s-7 5-12 5c-4 0-8-2-11-5s-4-7-4-11 1-8 4-11 7-5 11-5c5 0 9 2 12 5s5 7 5 11zM48 190l24 4v7h-72v-7l24-4v-118l-20-4v-6h44z">
            <text:p/>
          </draw:path>
          <draw:polygon draw:style-name="gr25" draw:text-style-name="P13" draw:layer="layout" svg:width="0.071cm" svg:height="0.209cm" svg:x="14.21cm" svg:y="3.326cm" svg:viewBox="0 0 72 210" draw:points="48,199 72,203 72,210 0,210 0,203 24,199 24,10 0,7 0,0 48,0">
            <text:p/>
          </draw:polygon>
          <draw:path draw:style-name="gr25" draw:text-style-name="P13" draw:layer="layout" svg:width="0.141cm" svg:height="0.141cm" svg:x="14.291cm" svg:y="3.397cm" svg:viewBox="0 0 142 142" svg:d="M42 99c0 17 8 26 24 26 12 0 23-2 34-5v-110l-21-3v-7h45v128l18 4v7h-41l-1-11c-7 3-15 7-24 10-9 2-17 4-23 4-24 0-35-14-35-41v-91l-18-3v-7h42z">
            <text:p/>
          </draw:path>
          <draw:path draw:style-name="gr25" draw:text-style-name="P13" draw:layer="layout" svg:width="0.091cm" svg:height="0.141cm" svg:x="14.449cm" svg:y="3.392cm" svg:viewBox="0 0 92 142" svg:d="M92 0v38h-6l-9-17c-5 0-11 1-18 2-6 2-12 3-17 6v103l24 4v6h-66v-6l18-4v-118l-18-4v-6h40l2 17c6-5 14-10 24-14 10-5 18-7 24-7z">
            <text:p/>
          </draw:path>
          <draw:path draw:style-name="gr25" draw:text-style-name="P13" draw:layer="layout" svg:width="0.111cm" svg:height="0.145cm" svg:x="14.556cm" svg:y="3.393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line draw:style-name="gr12" draw:text-style-name="P9" draw:layer="layout" svg:x1="6.968cm" svg:y1="3.067cm" svg:x2="6.968cm" svg:y2="4.104cm">
            <text:p/>
          </draw:line>
          <draw:polygon draw:style-name="gr13" draw:text-style-name="P10" draw:layer="layout" svg:width="0.167cm" svg:height="0.251cm" svg:x="6.884cm" svg:y="4.092cm" svg:viewBox="0 0 168 252" draw:points="84,252 168,0 0,0">
            <text:p/>
          </draw:polygon>
          <draw:path draw:style-name="gr25" draw:text-style-name="P13" draw:layer="layout" svg:width="0.09cm" svg:height="0.213cm" svg:x="7.085cm" svg:y="3.341cm" svg:viewBox="0 0 91 214" svg:d="M24 87h-24v-7l24-6v-10c0-20 4-36 12-47s20-17 34-17c8 0 15 1 21 3v30h-7l-7-18c-3-2-7-3-12-3-6 0-10 3-13 8-2 6-4 16-4 32v23h37v12h-37v115l30 5v7h-75v-7l21-5z">
            <text:p/>
          </draw:path>
          <draw:path draw:style-name="gr25" draw:text-style-name="P13" draw:layer="layout" svg:width="0.118cm" svg:height="0.144cm" svg:x="7.185cm" svg:y="3.412cm" svg:viewBox="0 0 119 145" svg:d="M58 0c15 0 26 3 33 9 7 7 11 16 11 29v94l17 4v6h-38l-3-13c-11 11-25 16-42 16-24 0-36-13-36-41 0-10 2-17 5-24 4-6 10-10 18-14 7-3 19-4 34-4h21v-22c0-10-2-17-6-22-3-4-9-7-16-7-10 0-19 3-27 7l-5 17h-8v-30c16-3 30-5 42-5zM78 72h-20c-13 0-22 2-27 7-4 5-7 13-7 24 0 17 8 26 22 26 6 0 12-1 17-2 5-2 10-4 15-6z">
            <text:p/>
          </draw:path>
          <draw:path draw:style-name="gr25" draw:text-style-name="P13" draw:layer="layout" svg:width="0.071cm" svg:height="0.2cm" svg:x="7.317cm" svg:y="3.354cm" svg:viewBox="0 0 72 201" svg:d="M50 16c0 4-2 8-5 11s-7 5-12 5c-4 0-8-2-11-5s-4-7-4-11 1-8 4-11 7-5 11-5c5 0 9 2 12 5s5 7 5 11zM48 190l24 4v7h-72v-7l24-4v-118l-20-4v-6h44z">
            <text:p/>
          </draw:path>
          <draw:polygon draw:style-name="gr25" draw:text-style-name="P13" draw:layer="layout" svg:width="0.071cm" svg:height="0.209cm" svg:x="7.402cm" svg:y="3.344cm" svg:viewBox="0 0 72 210" draw:points="48,199 72,203 72,210 0,210 0,203 24,199 24,10 0,7 0,0 48,0">
            <text:p/>
          </draw:polygon>
          <draw:path draw:style-name="gr25" draw:text-style-name="P13" draw:layer="layout" svg:width="0.141cm" svg:height="0.141cm" svg:x="7.484cm" svg:y="3.416cm" svg:viewBox="0 0 142 142" svg:d="M42 99c0 17 8 26 24 26 12 0 23-2 34-5v-110l-21-3v-7h45v128l18 4v7h-41l-1-11c-7 3-15 7-24 10-9 2-17 4-23 4-24 0-35-14-35-41v-91l-18-3v-7h42z">
            <text:p/>
          </draw:path>
          <draw:path draw:style-name="gr25" draw:text-style-name="P13" draw:layer="layout" svg:width="0.091cm" svg:height="0.141cm" svg:x="7.642cm" svg:y="3.411cm" svg:viewBox="0 0 92 142" svg:d="M92 0v38h-6l-9-17c-5 0-11 1-18 2-6 2-12 3-17 6v103l24 4v6h-66v-6l18-4v-118l-18-4v-6h40l2 17c6-5 14-10 24-14 10-5 18-7 24-7z">
            <text:p/>
          </draw:path>
          <draw:path draw:style-name="gr25" draw:text-style-name="P13" draw:layer="layout" svg:width="0.111cm" svg:height="0.145cm" svg:x="7.748cm" svg:y="3.412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line draw:style-name="gr12" draw:text-style-name="P9" draw:layer="layout" svg:x1="6.968cm" svg:y1="4.344cm" svg:x2="10.9cm" svg:y2="4.327cm">
            <text:p/>
          </draw:line>
          <draw:polygon draw:style-name="gr13" draw:text-style-name="P10" draw:layer="layout" svg:width="0.251cm" svg:height="0.167cm" svg:x="10.888cm" svg:y="4.243cm" svg:viewBox="0 0 252 168" draw:points="252,82 0,0 0,168">
            <text:p/>
          </draw:polygon>
          <draw:line draw:style-name="gr12" draw:text-style-name="P9" draw:layer="layout" svg:x1="6.968cm" svg:y1="3.067cm" svg:x2="6.968cm" svg:y2="4.104cm">
            <text:p/>
          </draw:line>
          <draw:polygon draw:style-name="gr13" draw:text-style-name="P10" draw:layer="layout" svg:width="0.167cm" svg:height="0.251cm" svg:x="6.884cm" svg:y="4.092cm" svg:viewBox="0 0 168 252" draw:points="84,252 168,0 0,0">
            <text:p/>
          </draw:polygon>
          <draw:line draw:style-name="gr12" draw:text-style-name="P9" draw:layer="layout" svg:x1="10.387cm" svg:y1="3.067cm" svg:x2="10.387cm" svg:y2="4.104cm">
            <text:p/>
          </draw:line>
          <draw:polygon draw:style-name="gr13" draw:text-style-name="P10" draw:layer="layout" svg:width="0.167cm" svg:height="0.251cm" svg:x="10.303cm" svg:y="4.092cm" svg:viewBox="0 0 168 252" draw:points="84,252 168,0 0,0">
            <text:p/>
          </draw:polygon>
          <draw:path draw:style-name="gr25" draw:text-style-name="P13" draw:layer="layout" svg:width="0.09cm" svg:height="0.213cm" svg:x="10.473cm" svg:y="3.358cm" svg:viewBox="0 0 91 214" svg:d="M24 87h-24v-7l24-6v-10c0-20 4-36 12-47s20-17 34-17c8 0 15 1 21 3v30h-7l-7-18c-3-2-7-3-12-3-6 0-10 3-13 8-2 6-4 16-4 32v23h37v12h-37v115l30 5v7h-75v-7l21-5z">
            <text:p/>
          </draw:path>
          <draw:path draw:style-name="gr25" draw:text-style-name="P13" draw:layer="layout" svg:width="0.118cm" svg:height="0.144cm" svg:x="10.574cm" svg:y="3.429cm" svg:viewBox="0 0 119 145" svg:d="M58 0c15 0 26 3 33 9 7 7 11 16 11 29v94l17 4v6h-38l-3-13c-11 11-25 16-42 16-24 0-36-13-36-41 0-10 2-17 5-24 4-6 10-10 18-14 7-3 19-4 34-4h21v-22c0-10-2-17-6-22-3-4-9-7-16-7-10 0-19 3-27 7l-5 17h-8v-30c16-3 30-5 42-5zM78 72h-20c-13 0-22 2-27 7-4 5-7 13-7 24 0 17 8 26 22 26 6 0 12-1 17-2 5-2 10-4 15-6z">
            <text:p/>
          </draw:path>
          <draw:path draw:style-name="gr25" draw:text-style-name="P13" draw:layer="layout" svg:width="0.071cm" svg:height="0.2cm" svg:x="10.705cm" svg:y="3.371cm" svg:viewBox="0 0 72 201" svg:d="M50 16c0 4-2 8-5 11s-7 5-12 5c-4 0-8-2-11-5s-4-7-4-11 1-8 4-11 7-5 11-5c5 0 9 2 12 5s5 7 5 11zM48 190l24 4v7h-72v-7l24-4v-118l-20-4v-6h44z">
            <text:p/>
          </draw:path>
          <draw:polygon draw:style-name="gr25" draw:text-style-name="P13" draw:layer="layout" svg:width="0.071cm" svg:height="0.209cm" svg:x="10.791cm" svg:y="3.361cm" svg:viewBox="0 0 72 210" draw:points="48,199 72,203 72,210 0,210 0,203 24,199 24,10 0,7 0,0 48,0">
            <text:p/>
          </draw:polygon>
          <draw:path draw:style-name="gr25" draw:text-style-name="P13" draw:layer="layout" svg:width="0.141cm" svg:height="0.141cm" svg:x="10.872cm" svg:y="3.432cm" svg:viewBox="0 0 142 142" svg:d="M42 99c0 17 8 26 24 26 12 0 23-2 34-5v-110l-21-3v-7h45v128l18 4v7h-41l-1-11c-7 3-15 7-24 10-9 2-17 4-23 4-24 0-35-14-35-41v-91l-18-3v-7h42z">
            <text:p/>
          </draw:path>
          <draw:path draw:style-name="gr25" draw:text-style-name="P13" draw:layer="layout" svg:width="0.091cm" svg:height="0.141cm" svg:x="11.031cm" svg:y="3.428cm" svg:viewBox="0 0 92 142" svg:d="M92 0v38h-6l-9-17c-5 0-11 1-18 2-6 2-12 3-17 6v103l24 4v6h-66v-6l18-4v-118l-18-4v-6h40l2 17c6-5 14-10 24-14 10-5 18-7 24-7z">
            <text:p/>
          </draw:path>
          <draw:path draw:style-name="gr25" draw:text-style-name="P13" draw:layer="layout" svg:width="0.111cm" svg:height="0.145cm" svg:x="11.137cm" svg:y="3.428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15" draw:text-style-name="P11" draw:layer="layout" svg:width="1.826cm" svg:height="0.87cm" svg:x="18.455cm" svg:y="3.852cm" svg:viewBox="0 0 1827 871" svg:d="M146 0c-72 0-146 72-146 144v581c0 72 74 146 146 146h1535c72 0 146-74 146-146v-581c0-72-74-144-146-144zM0 0zM1827 871z">
            <text:p/>
          </draw:path>
          <draw:path draw:style-name="gr16" draw:text-style-name="P12" draw:layer="layout" svg:width="1.826cm" svg:height="0.87cm" svg:x="18.455cm" svg:y="3.852cm" svg:viewBox="0 0 1827 871" svg:d="M146 0c-72 0-146 72-146 144v581c0 72 74 146 146 146h1535c72 0 146-74 146-146v-581c0-72-74-144-146-144z">
            <text:p/>
          </draw:path>
          <draw:polygon draw:style-name="gr16" draw:text-style-name="P12" draw:layer="layout" svg:width="0cm" svg:height="0cm" svg:x="18.455cm" svg:y="3.852cm" svg:viewBox="0 0 0 0" draw:points="0,0">
            <text:p/>
          </draw:polygon>
          <draw:polygon draw:style-name="gr16" draw:text-style-name="P12" draw:layer="layout" svg:width="0cm" svg:height="0cm" svg:x="20.282cm" svg:y="4.723cm" svg:viewBox="0 0 0 0" draw:points="0,0">
            <text:p/>
          </draw:polygon>
          <draw:path draw:style-name="gr14" draw:text-style-name="P3" draw:layer="layout" svg:width="0.15cm" svg:height="0.193cm" svg:x="19.037cm" svg:y="4.228cm" svg:viewBox="0 0 151 194" svg:d="M151 178c-6 5-15 9-27 12-11 2-22 4-34 4-60 0-90-33-90-98 0-31 8-55 23-71 15-17 37-25 65-25 18 0 38 2 58 6v52h-10l-9-33c-11-6-24-9-39-9-35 0-53 26-53 80 0 28 6 47 16 59 11 12 28 18 50 18 19 0 36-2 50-6z">
            <text:p/>
          </draw:path>
          <draw:path draw:style-name="gr14" draw:text-style-name="P3" draw:layer="layout" svg:width="0.188cm" svg:height="0.188cm" svg:x="19.205cm" svg:y="4.233cm" svg:viewBox="0 0 189 189" svg:d="M56 132c0 23 11 34 32 34 16 0 31-2 45-6v-146l-28-5v-9h61v171l23 5v9h-54l-1-15c-10 5-20 9-33 13-12 4-22 6-30 6-32 0-47-18-47-55v-120l-24-5v-9h56z">
            <text:p/>
          </draw:path>
          <draw:path draw:style-name="gr14" draw:text-style-name="P3" draw:layer="layout" svg:width="0.121cm" svg:height="0.188cm" svg:x="19.414cm" svg:y="4.229cm" svg:viewBox="0 0 122 189" svg:d="M122 0v50h-8l-11-22c-7 0-15 1-24 3s-16 4-23 7v137l32 5v9h-88v-9l23-5v-156l-23-5v-9h54l2 23c7-7 18-13 32-19 13-6 24-9 32-9z">
            <text:p/>
          </draw:path>
          <draw:path draw:style-name="gr14" draw:text-style-name="P3" draw:layer="layout" svg:width="0.148cm" svg:height="0.193cm" svg:x="19.556cm" svg:y="4.228cm" svg:viewBox="0 0 149 194" svg:d="M35 97v3c0 18 2 32 6 42s11 18 19 23c8 6 19 8 33 8 7 0 15 0 25-2 9-1 17-2 24-4v11c-7 4-15 8-26 11s-22 5-33 5c-29 0-50-8-63-24-13-15-20-40-20-74 0-32 7-56 20-72 14-16 33-24 58-24 47 0 71 27 71 81v16zM78 16c-14 0-24 5-31 16-8 11-11 28-11 49h79c0-23-3-40-9-50s-15-15-28-15z">
            <text:p/>
          </draw:path>
          <draw:polygon draw:style-name="gr15" draw:text-style-name="P11" draw:layer="layout" svg:width="1.821cm" svg:height="0.863cm" svg:x="11.138cm" svg:y="3.894cm" svg:viewBox="0 0 1822 864" draw:points="0,0 1822,0 1822,864 0,864">
            <text:p/>
          </draw:polygon>
          <draw:polygon draw:style-name="gr16" draw:text-style-name="P12" draw:layer="layout" svg:width="1.821cm" svg:height="0.863cm" svg:x="11.138cm" svg:y="3.894cm" svg:viewBox="0 0 1822 864" draw:points="0,0 1822,0 1822,864 0,864">
            <text:p/>
          </draw:polygon>
          <draw:path draw:style-name="gr17" draw:text-style-name="P3" draw:layer="layout" svg:width="0.148cm" svg:height="0.193cm" svg:x="11.673cm" svg:y="4.268cm" svg:viewBox="0 0 149 194" svg:d="M35 97v3c0 18 2 32 6 42s11 18 19 23c8 6 19 8 33 8 7 0 15 0 25-2 9-1 17-2 24-4v11c-7 4-15 8-26 11s-22 5-33 5c-29 0-50-8-63-24-13-15-20-40-20-74 0-32 7-56 20-72 14-16 33-24 58-24 47 0 71 27 71 81v16zM78 16c-14 0-24 5-31 16-8 11-11 28-11 49h79c0-23-3-40-9-50s-15-15-28-15z">
            <text:p/>
          </draw:path>
          <draw:path draw:style-name="gr17" draw:text-style-name="P3" draw:layer="layout" svg:width="0.121cm" svg:height="0.188cm" svg:x="11.843cm" svg:y="4.269cm" svg:viewBox="0 0 122 189" svg:d="M122 0v50h-8l-11-22c-7 0-15 1-24 3s-16 4-23 7v137l32 5v9h-88v-9l23-5v-156l-23-5v-9h54l2 23c7-7 18-13 32-19 13-6 24-9 32-9z">
            <text:p/>
          </draw:path>
          <draw:path draw:style-name="gr17" draw:text-style-name="P3" draw:layer="layout" svg:width="0.121cm" svg:height="0.188cm" svg:x="11.977cm" svg:y="4.269cm" svg:viewBox="0 0 122 189" svg:d="M122 0v50h-8l-11-22c-7 0-15 1-24 3s-16 4-23 7v137l32 5v9h-88v-9l23-5v-156l-23-5v-9h54l2 23c7-7 18-13 32-19 13-6 24-9 32-9z">
            <text:p/>
          </draw:path>
          <draw:path draw:style-name="gr17" draw:text-style-name="P3" draw:layer="layout" svg:width="0.17cm" svg:height="0.193cm" svg:x="12.12cm" svg:y="4.268cm" svg:viewBox="0 0 171 194" svg:d="M171 96c0 65-29 98-87 98-28 0-49-9-63-25-14-17-21-41-21-73 0-31 7-55 21-71 14-17 36-25 65-25 28 0 49 8 63 24s22 40 22 72zM135 96c0-28-4-49-12-61-8-13-21-19-39-19-17 0-29 6-37 18s-12 33-12 62c0 30 4 51 12 63 8 13 20 19 37 19s30-6 39-19c8-13 12-34 12-63z">
            <text:p/>
          </draw:path>
          <draw:path draw:style-name="gr17" draw:text-style-name="P3" draw:layer="layout" svg:width="0.121cm" svg:height="0.188cm" svg:x="12.318cm" svg:y="4.269cm" svg:viewBox="0 0 122 189" svg:d="M122 0v50h-8l-11-22c-7 0-15 1-24 3s-16 4-23 7v137l32 5v9h-88v-9l23-5v-156l-23-5v-9h54l2 23c7-7 18-13 32-19 13-6 24-9 32-9z">
            <text:p/>
          </draw:path>
          <draw:polygon draw:style-name="gr15" draw:text-style-name="P11" draw:layer="layout" svg:width="1.821cm" svg:height="0.863cm" svg:x="14.916cm" svg:y="3.892cm" svg:viewBox="0 0 1822 864" draw:points="0,0 1822,0 1822,864 0,864">
            <text:p/>
          </draw:polygon>
          <draw:polygon draw:style-name="gr16" draw:text-style-name="P12" draw:layer="layout" svg:width="1.821cm" svg:height="0.863cm" svg:x="14.916cm" svg:y="3.892cm" svg:viewBox="0 0 1822 864" draw:points="0,0 1822,0 1822,864 0,864">
            <text:p/>
          </draw:polygon>
          <draw:path draw:style-name="gr17" draw:text-style-name="P3" draw:layer="layout" svg:width="0.148cm" svg:height="0.193cm" svg:x="15.451cm" svg:y="4.266cm" svg:viewBox="0 0 149 194" svg:d="M35 97v3c0 18 2 32 6 42s11 18 19 23c8 6 19 8 33 8 7 0 15 0 25-2 9-1 17-2 24-4v11c-7 4-15 8-26 11s-22 5-33 5c-29 0-50-8-63-24-13-15-20-40-20-74 0-32 7-56 20-72 14-16 33-24 58-24 47 0 71 27 71 81v16zM78 16c-14 0-24 5-31 16-8 11-11 28-11 49h79c0-23-3-40-9-50s-15-15-28-15z">
            <text:p/>
          </draw:path>
          <draw:path draw:style-name="gr17" draw:text-style-name="P3" draw:layer="layout" svg:width="0.121cm" svg:height="0.188cm" svg:x="15.621cm" svg:y="4.267cm" svg:viewBox="0 0 122 189" svg:d="M122 0v50h-8l-11-22c-7 0-15 1-24 3s-16 4-23 7v137l32 5v9h-88v-9l23-5v-156l-23-5v-9h54l2 23c7-7 18-13 32-19 13-6 24-9 32-9z">
            <text:p/>
          </draw:path>
          <draw:path draw:style-name="gr17" draw:text-style-name="P3" draw:layer="layout" svg:width="0.121cm" svg:height="0.188cm" svg:x="15.755cm" svg:y="4.267cm" svg:viewBox="0 0 122 189" svg:d="M122 0v50h-8l-11-22c-7 0-15 1-24 3s-16 4-23 7v137l32 5v9h-88v-9l23-5v-156l-23-5v-9h54l2 23c7-7 18-13 32-19 13-6 24-9 32-9z">
            <text:p/>
          </draw:path>
          <draw:path draw:style-name="gr17" draw:text-style-name="P3" draw:layer="layout" svg:width="0.17cm" svg:height="0.193cm" svg:x="15.898cm" svg:y="4.266cm" svg:viewBox="0 0 171 194" svg:d="M171 96c0 65-29 98-87 98-28 0-49-9-63-25-14-17-21-41-21-73 0-31 7-55 21-71 14-17 36-25 65-25 28 0 49 8 63 24s22 40 22 72zM135 96c0-28-4-49-12-61-8-13-21-19-39-19-17 0-29 6-37 18s-12 33-12 62c0 30 4 51 12 63 8 13 20 19 37 19s30-6 39-19c8-13 12-34 12-63z">
            <text:p/>
          </draw:path>
          <draw:path draw:style-name="gr17" draw:text-style-name="P3" draw:layer="layout" svg:width="0.121cm" svg:height="0.188cm" svg:x="16.095cm" svg:y="4.267cm" svg:viewBox="0 0 122 189" svg:d="M122 0v50h-8l-11-22c-7 0-15 1-24 3s-16 4-23 7v137l32 5v9h-88v-9l23-5v-156l-23-5v-9h54l2 23c7-7 18-13 32-19 13-6 24-9 32-9z">
            <text:p/>
          </draw:path>
          <draw:line draw:style-name="gr12" draw:text-style-name="P9" draw:layer="layout" svg:x1="12.962cm" svg:y1="4.362cm" svg:x2="14.678cm" svg:y2="4.362cm">
            <text:p/>
          </draw:line>
          <draw:polygon draw:style-name="gr13" draw:text-style-name="P10" draw:layer="layout" svg:width="0.251cm" svg:height="0.167cm" svg:x="14.666cm" svg:y="4.278cm" svg:viewBox="0 0 252 168" draw:points="252,84 0,0 0,168">
            <text:p/>
          </draw:polygon>
          <draw:path draw:style-name="gr15" draw:text-style-name="P11" draw:layer="layout" svg:width="1.821cm" svg:height="1.819cm" svg:x="16.677cm" svg:y="1.254cm" svg:viewBox="0 0 1822 1820" svg:d="M909 0c515 0 911 394 911 909s-396 909-911 909-909-394-909-909 394-909 909-909zM0 0zM1822 1820z">
            <text:p/>
          </draw:path>
          <draw:path draw:style-name="gr16" draw:text-style-name="P12" draw:layer="layout" svg:width="1.819cm" svg:height="1.817cm" svg:x="16.677cm" svg:y="1.254cm" svg:viewBox="0 0 1820 1818" svg:d="M909 0c515 0 911 394 911 909s-396 909-911 909-909-394-909-909 394-909 909-909z">
            <text:p/>
          </draw:path>
          <draw:polygon draw:style-name="gr16" draw:text-style-name="P12" draw:layer="layout" svg:width="0cm" svg:height="0cm" svg:x="16.677cm" svg:y="1.254cm" svg:viewBox="0 0 0 0" draw:points="0,0">
            <text:p/>
          </draw:polygon>
          <draw:polygon draw:style-name="gr16" draw:text-style-name="P12" draw:layer="layout" svg:width="0cm" svg:height="0cm" svg:x="18.499cm" svg:y="3.074cm" svg:viewBox="0 0 0 0" draw:points="0,0">
            <text:p/>
          </draw:polygon>
          <draw:path draw:style-name="gr3" draw:text-style-name="P3" draw:layer="layout" svg:width="0.105cm" svg:height="0.23cm" svg:x="17.267cm" svg:y="2.067cm" svg:viewBox="0 0 106 231" svg:d="M62 231c-13 0-22-4-28-11-7-8-10-18-10-32v-129h-24v-9l25-7 19-43h13v43h42v16h-42v126c0 8 2 14 6 19 3 4 9 6 15 6 7 0 17-1 28-3v13c-5 3-12 6-20 8-9 2-17 3-24 3z">
            <text:p/>
          </draw:path>
          <draw:path draw:style-name="gr3" draw:text-style-name="P3" draw:layer="layout" svg:width="0.158cm" svg:height="0.192cm" svg:x="17.392cm" svg:y="2.105cm" svg:viewBox="0 0 159 193" svg:d="M77 0c20 0 35 4 45 12 9 9 14 21 14 38v125l23 5v9h-51l-3-19c-15 15-34 23-58 23-31 0-47-19-47-55 0-13 2-23 7-31s13-14 23-19c11-4 26-6 46-6h27v-29c0-13-2-23-7-29-4-6-11-9-21-9-13 0-25 3-36 9l-7 23h-11v-40c21-5 40-7 56-7zM103 96h-25c-18 0-30 3-36 9s-9 17-9 31c0 24 9 35 28 35 9 0 16-1 23-3 6-2 13-4 19-8z">
            <text:p/>
          </draw:path>
          <draw:path draw:style-name="gr3" draw:text-style-name="P3" draw:layer="layout" svg:width="0.125cm" svg:height="0.193cm" svg:x="17.572cm" svg:y="2.104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polygon draw:style-name="gr3" draw:text-style-name="P3" draw:layer="layout" svg:width="0.193cm" svg:height="0.278cm" svg:x="17.719cm" svg:y="2.015cm" svg:viewBox="0 0 194 279" draw:points="60,190 136,109 116,104 116,95 182,95 182,104 159,108 106,162 174,266 194,270 194,279 118,279 118,270 135,266 84,186 60,213 60,266 80,270 80,279 4,279 4,270 27,266 27,14 0,9 0,0 60,0">
            <text:p/>
          </draw:polygon>
          <draw:line draw:style-name="gr12" draw:text-style-name="P9" draw:layer="layout" svg:x1="14.689cm" svg:y1="2.131cm" svg:x2="16.437cm" svg:y2="2.133cm">
            <text:p/>
          </draw:line>
          <draw:polygon draw:style-name="gr13" draw:text-style-name="P10" draw:layer="layout" svg:width="0.251cm" svg:height="0.167cm" svg:x="16.426cm" svg:y="2.049cm" svg:viewBox="0 0 252 168" draw:points="252,84 0,0 0,168">
            <text:p/>
          </draw:polygon>
          <draw:path draw:style-name="gr24" draw:text-style-name="P13" draw:layer="layout" svg:width="0.093cm" svg:height="0.145cm" svg:x="15.135cm" svg:y="1.878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141cm" svg:height="0.141cm" svg:x="15.248cm" svg:y="1.882cm" svg:viewBox="0 0 142 142" svg:d="M42 99c0 17 8 26 24 26 12 0 23-2 34-5v-110l-21-3v-7h45v128l18 4v7h-41l-1-11c-7 3-15 7-24 10-9 2-17 4-23 4-24 0-35-14-35-41v-91l-18-3v-7h42z">
            <text:p/>
          </draw:path>
          <draw:path draw:style-name="gr24" draw:text-style-name="P13" draw:layer="layout" svg:width="0.112cm" svg:height="0.145cm" svg:x="15.411cm" svg:y="1.878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2cm" svg:height="0.145cm" svg:x="15.547cm" svg:y="1.878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1cm" svg:height="0.145cm" svg:x="15.681cm" svg:y="1.878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24" draw:text-style-name="P13" draw:layer="layout" svg:width="0.093cm" svg:height="0.145cm" svg:x="15.816cm" svg:y="1.878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15.937cm" svg:y="1.878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line draw:style-name="gr12" draw:text-style-name="P9" draw:layer="layout" svg:x1="16.739cm" svg:y1="4.325cm" svg:x2="18.217cm" svg:y2="4.325cm">
            <text:p/>
          </draw:line>
          <draw:polygon draw:style-name="gr13" draw:text-style-name="P10" draw:layer="layout" svg:width="0.251cm" svg:height="0.167cm" svg:x="18.205cm" svg:y="4.241cm" svg:viewBox="0 0 252 168" draw:points="252,84 0,0 0,168">
            <text:p/>
          </draw:polygon>
          <draw:line draw:style-name="gr12" draw:text-style-name="P9" draw:layer="layout" svg:x1="17.617cm" svg:y1="3.072cm" svg:x2="17.617cm" svg:y2="4.12cm">
            <text:p/>
          </draw:line>
          <draw:polygon draw:style-name="gr13" draw:text-style-name="P10" draw:layer="layout" svg:width="0.167cm" svg:height="0.251cm" svg:x="17.533cm" svg:y="4.11cm" svg:viewBox="0 0 168 252" draw:points="84,252 168,0 0,0">
            <text:p/>
          </draw:polygon>
          <draw:path draw:style-name="gr25" draw:text-style-name="P13" draw:layer="layout" svg:width="0.09cm" svg:height="0.213cm" svg:x="17.697cm" svg:y="3.395cm" svg:viewBox="0 0 91 214" svg:d="M24 87h-24v-7l24-6v-10c0-20 4-36 12-47s20-17 34-17c8 0 15 1 21 3v30h-7l-7-18c-3-2-7-3-12-3-6 0-10 3-13 8-2 6-4 16-4 32v23h37v12h-37v115l30 5v7h-75v-7l21-5z">
            <text:p/>
          </draw:path>
          <draw:path draw:style-name="gr25" draw:text-style-name="P13" draw:layer="layout" svg:width="0.118cm" svg:height="0.144cm" svg:x="17.797cm" svg:y="3.466cm" svg:viewBox="0 0 119 145" svg:d="M58 0c15 0 26 3 33 9 7 7 11 16 11 29v94l17 4v6h-38l-3-13c-11 11-25 16-42 16-24 0-36-13-36-41 0-10 2-17 5-24 4-6 10-10 18-14 7-3 19-4 34-4h21v-22c0-10-2-17-6-22-3-4-9-7-16-7-10 0-19 3-27 7l-5 17h-8v-30c16-3 30-5 42-5zM78 72h-20c-13 0-22 2-27 7-4 5-7 13-7 24 0 17 8 26 22 26 6 0 12-1 17-2 5-2 10-4 15-6z">
            <text:p/>
          </draw:path>
          <draw:path draw:style-name="gr25" draw:text-style-name="P13" draw:layer="layout" svg:width="0.071cm" svg:height="0.2cm" svg:x="17.929cm" svg:y="3.408cm" svg:viewBox="0 0 72 201" svg:d="M50 16c0 4-2 8-5 11s-7 5-12 5c-4 0-8-2-11-5s-4-7-4-11 1-8 4-11 7-5 11-5c5 0 9 2 12 5s5 7 5 11zM48 190l24 4v7h-72v-7l24-4v-118l-20-4v-6h44z">
            <text:p/>
          </draw:path>
          <draw:polygon draw:style-name="gr25" draw:text-style-name="P13" draw:layer="layout" svg:width="0.071cm" svg:height="0.209cm" svg:x="18.014cm" svg:y="3.398cm" svg:viewBox="0 0 72 210" draw:points="48,199 72,203 72,210 0,210 0,203 24,199 24,10 0,7 0,0 48,0">
            <text:p/>
          </draw:polygon>
          <draw:path draw:style-name="gr25" draw:text-style-name="P13" draw:layer="layout" svg:width="0.141cm" svg:height="0.141cm" svg:x="18.096cm" svg:y="3.469cm" svg:viewBox="0 0 142 142" svg:d="M42 99c0 17 8 26 24 26 12 0 23-2 34-5v-110l-21-3v-7h45v128l18 4v7h-41l-1-11c-7 3-15 7-24 10-9 2-17 4-23 4-24 0-35-14-35-41v-91l-18-3v-7h42z">
            <text:p/>
          </draw:path>
          <draw:path draw:style-name="gr25" draw:text-style-name="P13" draw:layer="layout" svg:width="0.091cm" svg:height="0.141cm" svg:x="18.254cm" svg:y="3.465cm" svg:viewBox="0 0 92 142" svg:d="M92 0v38h-6l-9-17c-5 0-11 1-18 2-6 2-12 3-17 6v103l24 4v6h-66v-6l18-4v-118l-18-4v-6h40l2 17c6-5 14-10 24-14 10-5 18-7 24-7z">
            <text:p/>
          </draw:path>
          <draw:path draw:style-name="gr25" draw:text-style-name="P13" draw:layer="layout" svg:width="0.111cm" svg:height="0.145cm" svg:x="18.361cm" svg:y="3.465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18" draw:text-style-name="P13" draw:layer="layout" svg:width="0.118cm" svg:height="0.144cm" svg:x="13.112cm" svg:y="4.549cm" svg:viewBox="0 0 119 145" svg:d="M58 0c15 0 26 3 33 9 7 7 11 16 11 29v94l17 4v6h-38l-3-13c-11 11-25 16-42 16-24 0-36-13-36-41 0-10 2-17 5-24 4-6 10-10 18-14 7-3 19-4 34-4h21v-22c0-10-2-17-6-22-3-4-9-7-16-7-10 0-19 3-27 7l-5 17h-8v-30c16-3 30-5 42-5zM78 72h-20c-13 0-22 2-27 7-4 5-7 13-7 24 0 17 8 26 22 26 6 0 12-1 17-2 5-2 10-4 15-6z">
            <text:p/>
          </draw:path>
          <draw:path draw:style-name="gr18" draw:text-style-name="P13" draw:layer="layout" svg:width="0.138cm" svg:height="0.141cm" svg:x="13.242cm" svg:y="4.548cm" svg:viewBox="0 0 139 142" svg:d="M41 15c7-4 15-8 24-11s16-4 21-4c12 0 21 3 28 10 6 7 9 18 9 31v91l16 4v6h-59v-6l18-4v-88c0-9-2-15-6-20-4-4-10-7-18-7-9 0-20 2-33 5v110l19 4v6h-60v-6l17-4v-118l-17-4v-6h40z">
            <text:p/>
          </draw:path>
          <draw:path draw:style-name="gr18" draw:text-style-name="P13" draw:layer="layout" svg:width="0.145cm" svg:height="0.203cm" svg:x="13.397cm" svg:y="4.552cm" svg:viewBox="0 0 146 204" svg:d="M26 204c-8 0-16-1-23-3v-30h7l5 14c3 3 7 4 12 4 6 0 10-2 15-5 4-3 8-7 11-13 4-6 9-16 14-31l-53-130-14-3v-7h64v7l-22 4 38 96 36-97-22-3v-7h52v7l-14 3-54 137c-7 17-12 28-17 35s-10 13-16 16c-5 4-12 6-19 6z">
            <text:p/>
          </draw:path>
          <draw:path draw:style-name="gr18" draw:text-style-name="P13" draw:layer="layout" svg:width="0.118cm" svg:height="0.144cm" svg:x="16.89cm" svg:y="4.492cm" svg:viewBox="0 0 119 145" svg:d="M58 0c15 0 26 3 33 9 7 7 11 16 11 29v94l17 4v6h-38l-3-13c-11 11-25 16-42 16-24 0-36-13-36-41 0-10 2-17 5-24 4-6 10-10 18-14 7-3 19-4 34-4h21v-22c0-10-2-17-6-22-3-4-9-7-16-7-10 0-19 3-27 7l-5 17h-8v-30c16-3 30-5 42-5zM78 72h-20c-13 0-22 2-27 7-4 5-7 13-7 24 0 17 8 26 22 26 6 0 12-1 17-2 5-2 10-4 15-6z">
            <text:p/>
          </draw:path>
          <draw:path draw:style-name="gr18" draw:text-style-name="P13" draw:layer="layout" svg:width="0.138cm" svg:height="0.141cm" svg:x="17.02cm" svg:y="4.491cm" svg:viewBox="0 0 139 142" svg:d="M41 15c7-4 15-8 24-11s16-4 21-4c12 0 21 3 28 10 6 7 9 18 9 31v91l16 4v6h-59v-6l18-4v-88c0-9-2-15-6-20-4-4-10-7-18-7-9 0-20 2-33 5v110l19 4v6h-60v-6l17-4v-118l-17-4v-6h40z">
            <text:p/>
          </draw:path>
          <draw:path draw:style-name="gr18" draw:text-style-name="P13" draw:layer="layout" svg:width="0.145cm" svg:height="0.203cm" svg:x="17.175cm" svg:y="4.495cm" svg:viewBox="0 0 146 204" svg:d="M26 204c-8 0-16-1-23-3v-30h7l5 14c3 3 7 4 12 4 6 0 10-2 15-5 4-3 8-7 11-13 4-6 9-16 14-31l-53-130-14-3v-7h64v7l-22 4 38 96 36-97-22-3v-7h52v7l-14 3-54 137c-7 17-12 28-17 35s-10 13-16 16c-5 4-12 6-19 6z">
            <text:p/>
          </draw:path>
          <draw:path draw:style-name="gr15" draw:text-style-name="P11" draw:layer="layout" svg:width="1.821cm" svg:height="1.819cm" svg:x="20.503cm" svg:y="1.252cm" svg:viewBox="0 0 1822 1820" svg:d="M911 0c515 0 909 394 909 909s-394 909-909 909-911-394-911-909 396-909 911-909zM0 0zM1822 1820z">
            <text:p/>
          </draw:path>
          <draw:path draw:style-name="gr16" draw:text-style-name="P12" draw:layer="layout" svg:width="1.819cm" svg:height="1.817cm" svg:x="20.503cm" svg:y="1.252cm" svg:viewBox="0 0 1820 1818" svg:d="M911 0c515 0 909 394 909 909s-394 909-909 909-911-394-911-909 396-909 911-909z">
            <text:p/>
          </draw:path>
          <draw:polygon draw:style-name="gr16" draw:text-style-name="P12" draw:layer="layout" svg:width="0cm" svg:height="0cm" svg:x="20.503cm" svg:y="1.252cm" svg:viewBox="0 0 0 0" draw:points="0,0">
            <text:p/>
          </draw:polygon>
          <draw:polygon draw:style-name="gr16" draw:text-style-name="P12" draw:layer="layout" svg:width="0cm" svg:height="0cm" svg:x="22.325cm" svg:y="3.072cm" svg:viewBox="0 0 0 0" draw:points="0,0">
            <text:p/>
          </draw:polygon>
          <draw:path draw:style-name="gr3" draw:text-style-name="P3" draw:layer="layout" svg:width="0.105cm" svg:height="0.23cm" svg:x="21.094cm" svg:y="2.065cm" svg:viewBox="0 0 106 231" svg:d="M62 231c-13 0-22-4-28-11-7-8-10-18-10-32v-129h-24v-9l25-7 19-43h13v43h42v16h-42v126c0 8 2 14 6 19 3 4 9 6 15 6 7 0 17-1 28-3v13c-5 3-12 6-20 8-9 2-17 3-24 3z">
            <text:p/>
          </draw:path>
          <draw:path draw:style-name="gr3" draw:text-style-name="P3" draw:layer="layout" svg:width="0.158cm" svg:height="0.192cm" svg:x="21.218cm" svg:y="2.103cm" svg:viewBox="0 0 159 193" svg:d="M77 0c20 0 35 4 45 12 9 9 14 21 14 38v125l23 5v9h-51l-3-19c-15 15-34 23-58 23-31 0-47-19-47-55 0-13 2-23 7-31s13-14 23-19c11-4 26-6 46-6h27v-29c0-13-2-23-7-29-4-6-11-9-21-9-13 0-25 3-36 9l-7 23h-11v-40c21-5 40-7 56-7zM103 96h-25c-18 0-30 3-36 9s-9 17-9 31c0 24 9 35 28 35 9 0 16-1 23-3 6-2 13-4 19-8z">
            <text:p/>
          </draw:path>
          <draw:path draw:style-name="gr3" draw:text-style-name="P3" draw:layer="layout" svg:width="0.125cm" svg:height="0.193cm" svg:x="21.398cm" svg:y="2.102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polygon draw:style-name="gr3" draw:text-style-name="P3" draw:layer="layout" svg:width="0.193cm" svg:height="0.278cm" svg:x="21.545cm" svg:y="2.013cm" svg:viewBox="0 0 194 279" draw:points="60,190 136,109 116,104 116,95 182,95 182,104 159,108 106,162 174,266 194,270 194,279 118,279 118,270 135,266 84,186 60,213 60,266 80,270 80,279 4,279 4,270 27,266 27,14 0,9 0,0 60,0">
            <text:p/>
          </draw:polygon>
          <draw:line draw:style-name="gr12" draw:text-style-name="P9" draw:layer="layout" svg:x1="18.497cm" svg:y1="2.15cm" svg:x2="20.242cm" svg:y2="2.152cm">
            <text:p/>
          </draw:line>
          <draw:polygon draw:style-name="gr13" draw:text-style-name="P10" draw:layer="layout" svg:width="0.251cm" svg:height="0.167cm" svg:x="20.232cm" svg:y="2.067cm" svg:viewBox="0 0 252 168" draw:points="252,84 0,0 0,168">
            <text:p/>
          </draw:polygon>
          <draw:line draw:style-name="gr12" draw:text-style-name="P9" draw:layer="layout" svg:x1="19.324cm" svg:y1="3.852cm" svg:x2="19.324cm" svg:y2="2.393cm">
            <text:p/>
          </draw:line>
          <draw:polygon draw:style-name="gr13" draw:text-style-name="P10" draw:layer="layout" svg:width="0.167cm" svg:height="0.251cm" svg:x="19.24cm" svg:y="2.151cm" svg:viewBox="0 0 168 252" draw:points="84,0 0,252 168,252">
            <text:p/>
          </draw:polygon>
          <draw:path draw:style-name="gr24" draw:text-style-name="P13" draw:layer="layout" svg:width="0.093cm" svg:height="0.145cm" svg:x="19.433cm" svg:y="3.047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141cm" svg:height="0.141cm" svg:x="19.545cm" svg:y="3.052cm" svg:viewBox="0 0 142 142" svg:d="M42 99c0 17 8 26 24 26 12 0 23-2 34-5v-110l-21-3v-7h45v128l18 4v7h-41l-1-11c-7 3-15 7-24 10-9 2-17 4-23 4-24 0-35-14-35-41v-91l-18-3v-7h42z">
            <text:p/>
          </draw:path>
          <draw:path draw:style-name="gr24" draw:text-style-name="P13" draw:layer="layout" svg:width="0.112cm" svg:height="0.145cm" svg:x="19.709cm" svg:y="3.047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2cm" svg:height="0.145cm" svg:x="19.845cm" svg:y="3.047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1cm" svg:height="0.145cm" svg:x="19.979cm" svg:y="3.047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24" draw:text-style-name="P13" draw:layer="layout" svg:width="0.093cm" svg:height="0.145cm" svg:x="20.114cm" svg:y="3.047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20.235cm" svg:y="3.047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18.942cm" svg:y="1.915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141cm" svg:height="0.141cm" svg:x="19.054cm" svg:y="1.919cm" svg:viewBox="0 0 142 142" svg:d="M42 99c0 17 8 26 24 26 12 0 23-2 34-5v-110l-21-3v-7h45v128l18 4v7h-41l-1-11c-7 3-15 7-24 10-9 2-17 4-23 4-24 0-35-14-35-41v-91l-18-3v-7h42z">
            <text:p/>
          </draw:path>
          <draw:path draw:style-name="gr24" draw:text-style-name="P13" draw:layer="layout" svg:width="0.112cm" svg:height="0.145cm" svg:x="19.217cm" svg:y="1.915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2cm" svg:height="0.145cm" svg:x="19.353cm" svg:y="1.915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1cm" svg:height="0.145cm" svg:x="19.488cm" svg:y="1.915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24" draw:text-style-name="P13" draw:layer="layout" svg:width="0.093cm" svg:height="0.145cm" svg:x="19.623cm" svg:y="1.915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19.743cm" svg:y="1.915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15" draw:text-style-name="P11" draw:layer="layout" svg:width="2.213cm" svg:height="2.211cm" svg:x="24.291cm" svg:y="1.073cm" svg:viewBox="0 0 2214 2212" svg:d="M0 1105l317 319 7 463 451 2 332 323 319-318 463-7 2-449 323-333-318-318-7-463-450-2-332-322-319 317-464 7-2 449zM0 0zM2214 2212z">
            <text:p/>
          </draw:path>
          <draw:polygon draw:style-name="gr16" draw:text-style-name="P12" draw:layer="layout" svg:width="2.213cm" svg:height="2.211cm" svg:x="24.291cm" svg:y="1.073cm" svg:viewBox="0 0 2214 2212" draw:points="0,1105 317,1424 324,1887 775,1889 1107,2212 1426,1894 1889,1887 1891,1438 2214,1105 1896,787 1889,324 1439,322 1107,0 788,317 324,324 322,773">
            <text:p/>
          </draw:polygon>
          <draw:polygon draw:style-name="gr16" draw:text-style-name="P12" draw:layer="layout" svg:width="0cm" svg:height="0cm" svg:x="24.291cm" svg:y="1.073cm" svg:viewBox="0 0 0 0" draw:points="0,0">
            <text:p/>
          </draw:polygon>
          <draw:polygon draw:style-name="gr16" draw:text-style-name="P12" draw:layer="layout" svg:width="0cm" svg:height="0cm" svg:x="26.505cm" svg:y="3.285cm" svg:viewBox="0 0 0 0" draw:points="0,0">
            <text:p/>
          </draw:polygon>
          <draw:path draw:style-name="gr19" draw:text-style-name="P3" draw:layer="layout" svg:width="0.148cm" svg:height="0.193cm" svg:x="25.123cm" svg:y="1.906cm" svg:viewBox="0 0 149 194" svg:d="M35 97v3c0 18 2 32 6 42s11 18 19 23c8 6 19 8 33 8 7 0 15 0 25-2 9-1 17-2 24-4v11c-7 4-15 8-26 11s-22 5-33 5c-29 0-50-8-63-24-13-15-20-40-20-74 0-32 7-56 20-72 14-16 33-24 58-24 47 0 71 27 71 81v16zM78 16c-14 0-24 5-31 16-8 11-11 28-11 49h79c0-23-3-40-9-50s-15-15-28-15z">
            <text:p/>
          </draw:path>
          <draw:path draw:style-name="gr19" draw:text-style-name="P3" draw:layer="layout" svg:width="0.185cm" svg:height="0.189cm" svg:x="25.295cm" svg:y="1.907cm" svg:viewBox="0 0 186 190" svg:d="M54 20c11-6 21-11 33-14 11-4 21-6 28-6 16 0 28 5 36 14s13 23 13 41v121l22 5v9h-80v-9l25-5v-118c0-11-3-19-8-26-5-6-14-9-25-9-12 0-26 2-43 6v147l25 5v9h-80v-9l22-5v-157l-22-5v-9h53z">
            <text:p/>
          </draw:path>
          <draw:path draw:style-name="gr19" draw:text-style-name="P3" draw:layer="layout" svg:width="0.181cm" svg:height="0.282cm" svg:x="25.506cm" svg:y="1.817cm" svg:viewBox="0 0 182 283" svg:d="M128 265c-15 12-33 18-52 18-51 0-76-32-76-95 0-32 7-57 21-74 15-17 36-25 64-25 14 0 28 1 43 4-1-4-2-15-2-32v-48l-31-4v-9h64v265l23 5v9h-52zM35 188c0 25 5 44 13 56s21 18 38 18c15 0 29-2 40-7v-147c-11-2-25-3-40-3-34 0-51 28-51 83z">
            <text:p/>
          </draw:path>
          <draw:path draw:style-name="gr20" draw:text-style-name="P3" draw:layer="layout" svg:width="0.125cm" svg:height="0.193cm" svg:x="24.809cm" svg:y="2.332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path draw:style-name="gr20" draw:text-style-name="P3" draw:layer="layout" svg:width="0.188cm" svg:height="0.188cm" svg:x="24.954cm" svg:y="2.337cm" svg:viewBox="0 0 189 189" svg:d="M56 132c0 23 11 34 32 34 16 0 31-2 45-6v-146l-28-5v-9h61v171l23 5v9h-54l-1-15c-10 5-20 9-33 13-12 4-22 6-30 6-32 0-47-18-47-55v-120l-24-5v-9h56z">
            <text:p/>
          </draw:path>
          <draw:path draw:style-name="gr20" draw:text-style-name="P3" draw:layer="layout" svg:width="0.15cm" svg:height="0.193cm" svg:x="25.17cm" svg:y="2.332cm" svg:viewBox="0 0 151 194" svg:d="M151 178c-6 5-15 9-27 12-11 2-22 4-34 4-60 0-90-33-90-98 0-31 8-55 23-71 15-17 37-25 65-25 18 0 38 2 58 6v52h-10l-9-33c-11-6-24-9-39-9-35 0-53 26-53 80 0 28 6 47 16 59 11 12 28 18 50 18 19 0 36-2 50-6z">
            <text:p/>
          </draw:path>
          <draw:path draw:style-name="gr20" draw:text-style-name="P3" draw:layer="layout" svg:width="0.15cm" svg:height="0.193cm" svg:x="25.348cm" svg:y="2.332cm" svg:viewBox="0 0 151 194" svg:d="M151 178c-6 5-15 9-27 12-11 2-22 4-34 4-60 0-90-33-90-98 0-31 8-55 23-71 15-17 37-25 65-25 18 0 38 2 58 6v52h-10l-9-33c-11-6-24-9-39-9-35 0-53 26-53 80 0 28 6 47 16 59 11 12 28 18 50 18 19 0 36-2 50-6z">
            <text:p/>
          </draw:path>
          <draw:path draw:style-name="gr20" draw:text-style-name="P3" draw:layer="layout" svg:width="0.148cm" svg:height="0.193cm" svg:x="25.526cm" svg:y="2.332cm" svg:viewBox="0 0 149 194" svg:d="M35 97v3c0 18 2 32 6 42s11 18 19 23c8 6 19 8 33 8 7 0 15 0 25-2 9-1 17-2 24-4v11c-7 4-15 8-26 11s-22 5-33 5c-29 0-50-8-63-24-13-15-20-40-20-74 0-32 7-56 20-72 14-16 33-24 58-24 47 0 71 27 71 81v16zM78 16c-14 0-24 5-31 16-8 11-11 28-11 49h79c0-23-3-40-9-50s-15-15-28-15z">
            <text:p/>
          </draw:path>
          <draw:path draw:style-name="gr20" draw:text-style-name="P3" draw:layer="layout" svg:width="0.125cm" svg:height="0.193cm" svg:x="25.703cm" svg:y="2.332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path draw:style-name="gr20" draw:text-style-name="P3" draw:layer="layout" svg:width="0.125cm" svg:height="0.193cm" svg:x="25.861cm" svg:y="2.332cm" svg:viewBox="0 0 126 194" svg:d="M126 138c0 18-6 32-18 41-11 10-28 15-51 15-9 0-19-1-31-3-11-2-19-4-26-7v-45h9l10 26c10 9 22 13 38 13 26 0 38-11 38-33 0-16-10-27-30-34l-17-5c-13-5-23-9-29-14-6-4-11-10-14-16-3-7-5-14-5-24 0-16 6-29 17-38s26-14 45-14c13 0 30 2 50 6v40h-9l-8-21c-7-6-18-9-33-9-11 0-19 2-24 8-6 5-9 12-9 21 0 7 3 14 8 19s13 9 23 12c19 7 32 12 38 15 5 3 10 7 15 11 4 4 7 9 9 15s4 12 4 21z">
            <text:p/>
          </draw:path>
          <draw:line draw:style-name="gr12" draw:text-style-name="P9" draw:layer="layout" svg:x1="22.324cm" svg:y1="2.185cm" svg:x2="24.07cm" svg:y2="2.187cm">
            <text:p/>
          </draw:line>
          <draw:polygon draw:style-name="gr13" draw:text-style-name="P10" draw:layer="layout" svg:width="0.251cm" svg:height="0.167cm" svg:x="24.06cm" svg:y="2.103cm" svg:viewBox="0 0 252 168" draw:points="252,84 0,0 0,168">
            <text:p/>
          </draw:polygon>
          <draw:path draw:style-name="gr24" draw:text-style-name="P13" draw:layer="layout" svg:width="0.093cm" svg:height="0.145cm" svg:x="22.748cm" svg:y="1.934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141cm" svg:height="0.141cm" svg:x="22.86cm" svg:y="1.938cm" svg:viewBox="0 0 142 142" svg:d="M42 99c0 17 8 26 24 26 12 0 23-2 34-5v-110l-21-3v-7h45v128l18 4v7h-41l-1-11c-7 3-15 7-24 10-9 2-17 4-23 4-24 0-35-14-35-41v-91l-18-3v-7h42z">
            <text:p/>
          </draw:path>
          <draw:path draw:style-name="gr24" draw:text-style-name="P13" draw:layer="layout" svg:width="0.112cm" svg:height="0.145cm" svg:x="23.024cm" svg:y="1.934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2cm" svg:height="0.145cm" svg:x="23.16cm" svg:y="1.934cm" svg:viewBox="0 0 113 146" svg:d="M113 135c-5 3-11 6-20 8-8 2-17 3-26 3-45 0-67-25-67-74 0-23 6-41 17-53 12-13 28-19 49-19 14 0 28 2 44 5v38h-8l-7-24c-8-5-18-7-29-7-26 0-39 20-39 60 0 21 4 36 12 45s20 14 37 14c14 0 27-2 37-5z">
            <text:p/>
          </draw:path>
          <draw:path draw:style-name="gr24" draw:text-style-name="P13" draw:layer="layout" svg:width="0.111cm" svg:height="0.145cm" svg:x="23.294cm" svg:y="1.934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  <draw:path draw:style-name="gr24" draw:text-style-name="P13" draw:layer="layout" svg:width="0.093cm" svg:height="0.145cm" svg:x="23.429cm" svg:y="1.934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24" draw:text-style-name="P13" draw:layer="layout" svg:width="0.093cm" svg:height="0.145cm" svg:x="23.55cm" svg:y="1.934cm" svg:viewBox="0 0 94 146" svg:d="M94 104c0 14-4 24-13 31s-21 11-38 11c-7 0-15-1-23-2-8-2-15-3-20-5v-34h7l7 19c8 7 17 10 29 10 19 0 29-8 29-24 0-12-8-21-23-26l-13-4c-10-4-17-7-22-10-4-4-8-8-10-13-3-5-4-11-4-17 0-13 4-22 12-29 9-7 20-11 34-11 10 0 23 2 38 5v30h-7l-6-16c-5-5-13-7-25-7-8 0-14 2-18 6s-6 9-6 16c0 5 2 10 6 14 3 4 9 7 17 10 14 5 24 8 28 10 5 3 8 5 11 9 3 3 6 7 8 11 1 4 2 10 2 16z">
            <text:p/>
          </draw:path>
          <draw:path draw:style-name="gr15" draw:text-style-name="P11" draw:layer="layout" svg:width="2.411cm" svg:height="2.211cm" svg:x="24.415cm" svg:y="3.121cm" svg:viewBox="0 0 2412 2212" svg:d="M1280 445l-195-252-131 459-452-281 99 429-470 47 307 339-438 132 371 255-228 252 394 42 13 345 290-357 131 163 131-240 195 151 63-297 309 146-35-309 473 131-279-340 212-104-143-193 515-284-584-11 182-344-388 266 29-590zM0 0zM2412 2212z">
            <text:p/>
          </draw:path>
          <draw:polygon draw:style-name="gr16" draw:text-style-name="P12" draw:layer="layout" svg:width="2.411cm" svg:height="2.211cm" svg:x="24.415cm" svg:y="3.121cm" svg:viewBox="0 0 2412 2212" draw:points="1280,445 1085,193 954,652 502,371 601,800 131,847 438,1186 0,1318 371,1573 143,1825 537,1867 550,2212 840,1855 971,2018 1102,1778 1297,1929 1360,1632 1669,1778 1634,1469 2107,1600 1828,1260 2040,1156 1897,963 2412,679 1828,668 2010,324 1622,590 1651,0">
            <text:p/>
          </draw:polygon>
          <draw:polygon draw:style-name="gr16" draw:text-style-name="P12" draw:layer="layout" svg:width="0cm" svg:height="0cm" svg:x="24.415cm" svg:y="3.121cm" svg:viewBox="0 0 0 0" draw:points="0,0">
            <text:p/>
          </draw:polygon>
          <draw:polygon draw:style-name="gr16" draw:text-style-name="P12" draw:layer="layout" svg:width="0cm" svg:height="0cm" svg:x="26.828cm" svg:y="5.333cm" svg:viewBox="0 0 0 0" draw:points="0,0">
            <text:p/>
          </draw:polygon>
          <draw:path draw:style-name="gr19" draw:text-style-name="P3" draw:layer="layout" svg:width="0.148cm" svg:height="0.193cm" svg:x="25.43cm" svg:y="3.968cm" svg:viewBox="0 0 149 194" svg:d="M35 97v3c0 18 2 32 6 42s11 18 19 23c8 6 19 8 33 8 7 0 15 0 25-2 9-1 17-2 24-4v11c-7 4-15 8-26 11s-22 5-33 5c-29 0-50-8-63-24-13-15-20-40-20-74 0-32 7-56 20-72 14-16 33-24 58-24 47 0 71 27 71 81v16zM78 16c-14 0-24 5-31 16-8 11-11 28-11 49h79c0-23-3-40-9-50s-15-15-28-15z">
            <text:p/>
          </draw:path>
          <draw:path draw:style-name="gr19" draw:text-style-name="P3" draw:layer="layout" svg:width="0.185cm" svg:height="0.189cm" svg:x="25.602cm" svg:y="3.969cm" svg:viewBox="0 0 186 190" svg:d="M54 20c11-6 21-11 33-14 11-4 21-6 28-6 16 0 28 5 36 14s13 23 13 41v121l22 5v9h-80v-9l25-5v-118c0-11-3-19-8-26-5-6-14-9-25-9-12 0-26 2-43 6v147l25 5v9h-80v-9l22-5v-157l-22-5v-9h53z">
            <text:p/>
          </draw:path>
          <draw:path draw:style-name="gr19" draw:text-style-name="P3" draw:layer="layout" svg:width="0.181cm" svg:height="0.282cm" svg:x="25.813cm" svg:y="3.879cm" svg:viewBox="0 0 182 283" svg:d="M128 265c-15 12-33 18-52 18-51 0-76-32-76-95 0-32 7-57 21-74 15-17 36-25 64-25 14 0 28 1 43 4-1-4-2-15-2-32v-48l-31-4v-9h64v265l23 5v9h-52zM35 188c0 25 5 44 13 56s21 18 38 18c15 0 29-2 40-7v-147c-11-2-25-3-40-3-34 0-51 28-51 83z">
            <text:p/>
          </draw:path>
          <draw:path draw:style-name="gr22" draw:text-style-name="P3" draw:layer="layout" svg:width="0.121cm" svg:height="0.281cm" svg:x="24.959cm" svg:y="4.302cm" svg:viewBox="0 0 122 282" svg:d="M32 115h-32v-10l32-8v-13c0-27 5-47 16-62s26-22 46-22c10 0 19 1 28 4v40h-10l-9-24c-4-3-10-4-16-4-8 0-14 3-17 11-4 7-6 21-6 41v30h50v17h-50v152l40 7v8h-99v-8l27-7z">
            <text:p/>
          </draw:path>
          <draw:path draw:style-name="gr22" draw:text-style-name="P3" draw:layer="layout" svg:width="0.158cm" svg:height="0.192cm" svg:x="25.095cm" svg:y="4.395cm" svg:viewBox="0 0 159 193" svg:d="M77 0c20 0 35 4 45 12 9 9 14 21 14 38v125l23 5v9h-51l-3-19c-15 15-34 23-58 23-31 0-47-19-47-55 0-13 2-23 7-31s13-14 23-19c11-4 26-6 46-6h27v-29c0-13-2-23-7-29-4-6-11-9-21-9-13 0-25 3-36 9l-7 23h-11v-40c21-5 40-7 56-7zM103 96h-25c-18 0-30 3-36 9s-9 17-9 31c0 24 9 35 28 35 9 0 16-1 23-3 6-2 13-4 19-8z">
            <text:p/>
          </draw:path>
          <draw:path draw:style-name="gr22" draw:text-style-name="P3" draw:layer="layout" svg:width="0.095cm" svg:height="0.266cm" svg:x="25.267cm" svg:y="4.318cm" svg:viewBox="0 0 96 267" svg:d="M66 21c0 6-2 11-6 15-4 5-9 7-15 7s-11-2-15-7c-5-4-7-9-7-15 0-5 2-11 7-15 4-4 9-6 15-6s11 2 15 6 6 10 6 15zM64 253l32 5v9h-96v-9l31-5v-157l-26-5v-9h59z">
            <text:p/>
          </draw:path>
          <draw:polygon draw:style-name="gr22" draw:text-style-name="P3" draw:layer="layout" svg:width="0.095cm" svg:height="0.278cm" svg:x="25.381cm" svg:y="4.305cm" svg:viewBox="0 0 96 279" draw:points="64,266 96,270 96,279 0,279 0,270 31,266 31,14 0,9 0,0 64,0">
            <text:p/>
          </draw:polygon>
          <draw:path draw:style-name="gr22" draw:text-style-name="P3" draw:layer="layout" svg:width="0.188cm" svg:height="0.188cm" svg:x="25.492cm" svg:y="4.399cm" svg:viewBox="0 0 189 189" svg:d="M56 132c0 23 11 34 32 34 16 0 31-2 45-6v-146l-28-5v-9h61v171l23 5v9h-54l-1-15c-10 5-20 9-33 13-12 4-22 6-30 6-32 0-47-18-47-55v-120l-24-5v-9h56z">
            <text:p/>
          </draw:path>
          <draw:path draw:style-name="gr22" draw:text-style-name="P3" draw:layer="layout" svg:width="0.121cm" svg:height="0.188cm" svg:x="25.701cm" svg:y="4.395cm" svg:viewBox="0 0 122 189" svg:d="M122 0v50h-8l-11-22c-7 0-15 1-24 3s-16 4-23 7v137l32 5v9h-88v-9l23-5v-156l-23-5v-9h54l2 23c7-7 18-13 32-19 13-6 24-9 32-9z">
            <text:p/>
          </draw:path>
          <draw:path draw:style-name="gr22" draw:text-style-name="P3" draw:layer="layout" svg:width="0.148cm" svg:height="0.193cm" svg:x="25.843cm" svg:y="4.394cm" svg:viewBox="0 0 149 194" svg:d="M35 97v3c0 18 2 32 6 42s11 18 19 23c8 6 19 8 33 8 7 0 15 0 25-2 9-1 17-2 24-4v11c-7 4-15 8-26 11s-22 5-33 5c-29 0-50-8-63-24-13-15-20-40-20-74 0-32 7-56 20-72 14-16 33-24 58-24 47 0 71 27 71 81v16zM78 16c-14 0-24 5-31 16-8 11-11 28-11 49h79c0-23-3-40-9-50s-15-15-28-15z">
            <text:p/>
          </draw:path>
          <draw:line draw:style-name="gr12" draw:text-style-name="P9" draw:layer="layout" svg:x1="20.282cm" svg:y1="4.288cm" svg:x2="24.461cm" svg:y2="4.288cm">
            <text:p/>
          </draw:line>
          <draw:polygon draw:style-name="gr13" draw:text-style-name="P10" draw:layer="layout" svg:width="0.251cm" svg:height="0.167cm" svg:x="24.451cm" svg:y="4.204cm" svg:viewBox="0 0 252 168" draw:points="252,84 0,0 0,168">
            <text:p/>
          </draw:polygon>
          <draw:path draw:style-name="gr25" draw:text-style-name="P13" draw:layer="layout" svg:width="0.09cm" svg:height="0.213cm" svg:x="20.42cm" svg:y="4.44cm" svg:viewBox="0 0 91 214" svg:d="M24 87h-24v-7l24-6v-10c0-20 4-36 12-47s20-17 34-17c8 0 15 1 21 3v30h-7l-7-18c-3-2-7-3-12-3-6 0-10 3-13 8-2 6-4 16-4 32v23h37v12h-37v115l30 5v7h-75v-7l21-5z">
            <text:p/>
          </draw:path>
          <draw:path draw:style-name="gr25" draw:text-style-name="P13" draw:layer="layout" svg:width="0.118cm" svg:height="0.144cm" svg:x="20.52cm" svg:y="4.511cm" svg:viewBox="0 0 119 145" svg:d="M58 0c15 0 26 3 33 9 7 7 11 16 11 29v94l17 4v6h-38l-3-13c-11 11-25 16-42 16-24 0-36-13-36-41 0-10 2-17 5-24 4-6 10-10 18-14 7-3 19-4 34-4h21v-22c0-10-2-17-6-22-3-4-9-7-16-7-10 0-19 3-27 7l-5 17h-8v-30c16-3 30-5 42-5zM78 72h-20c-13 0-22 2-27 7-4 5-7 13-7 24 0 17 8 26 22 26 6 0 12-1 17-2 5-2 10-4 15-6z">
            <text:p/>
          </draw:path>
          <draw:path draw:style-name="gr25" draw:text-style-name="P13" draw:layer="layout" svg:width="0.071cm" svg:height="0.2cm" svg:x="20.652cm" svg:y="4.453cm" svg:viewBox="0 0 72 201" svg:d="M50 16c0 4-2 8-5 11s-7 5-12 5c-4 0-8-2-11-5s-4-7-4-11 1-8 4-11 7-5 11-5c5 0 9 2 12 5s5 7 5 11zM48 190l24 4v7h-72v-7l24-4v-118l-20-4v-6h44z">
            <text:p/>
          </draw:path>
          <draw:polygon draw:style-name="gr25" draw:text-style-name="P13" draw:layer="layout" svg:width="0.071cm" svg:height="0.209cm" svg:x="20.737cm" svg:y="4.443cm" svg:viewBox="0 0 72 210" draw:points="48,199 72,203 72,210 0,210 0,203 24,199 24,10 0,7 0,0 48,0">
            <text:p/>
          </draw:polygon>
          <draw:path draw:style-name="gr25" draw:text-style-name="P13" draw:layer="layout" svg:width="0.141cm" svg:height="0.141cm" svg:x="20.819cm" svg:y="4.515cm" svg:viewBox="0 0 142 142" svg:d="M42 99c0 17 8 26 24 26 12 0 23-2 34-5v-110l-21-3v-7h45v128l18 4v7h-41l-1-11c-7 3-15 7-24 10-9 2-17 4-23 4-24 0-35-14-35-41v-91l-18-3v-7h42z">
            <text:p/>
          </draw:path>
          <draw:path draw:style-name="gr25" draw:text-style-name="P13" draw:layer="layout" svg:width="0.091cm" svg:height="0.141cm" svg:x="20.977cm" svg:y="4.51cm" svg:viewBox="0 0 92 142" svg:d="M92 0v38h-6l-9-17c-5 0-11 1-18 2-6 2-12 3-17 6v103l24 4v6h-66v-6l18-4v-118l-18-4v-6h40l2 17c6-5 14-10 24-14 10-5 18-7 24-7z">
            <text:p/>
          </draw:path>
          <draw:path draw:style-name="gr25" draw:text-style-name="P13" draw:layer="layout" svg:width="0.111cm" svg:height="0.145cm" svg:x="21.083cm" svg:y="4.51cm" svg:viewBox="0 0 112 146" svg:d="M27 74v2c0 14 1 24 4 32 3 7 8 13 14 17s14 6 24 6c6 0 12-1 19-2 8-1 14-2 18-3v9c-4 3-11 5-19 8-8 2-16 3-25 3-21 0-37-6-47-18-10-11-15-30-15-56 0-24 5-42 15-54s25-18 44-18c35 0 53 20 53 62v12zM59 12c-11 0-19 4-24 13-5 8-8 20-8 37h59c0-18-2-31-7-39-4-7-11-11-20-11z">
            <text:p/>
          </draw:path>
        </draw:g>
        <draw:g>
          <draw:path draw:style-name="gr1" draw:text-style-name="P1" draw:layer="layout" svg:width="1.808cm" svg:height="1.808cm" svg:x="6.199cm" svg:y="5.759cm" svg:viewBox="0 0 1809 1809" svg:d="M904 0c512 0 903 391 903 904s-391 904-903 904c-513 0-904-391-904-904s391-904 904-904zM0 0zM1809 1809z">
            <text:p/>
          </draw:path>
          <draw:path draw:style-name="gr2" draw:text-style-name="P2" draw:layer="layout" svg:width="1.855cm" svg:height="1.855cm" svg:x="6.175cm" svg:y="5.735cm" svg:viewBox="0 0 1856 1856" svg:d="M1294 71c112 46 212 112 295 196 83 83 150 182 196 294 45 112 71 235 71 367s-26 255-71 367c-46 112-113 211-196 294s-183 150-295 196c-111 46-235 71-366 71-132 0-255-25-367-71s-211-113-294-196c-84-83-150-182-196-294s-71-235-71-367 25-255 71-367 112-211 196-294c83-84 182-150 294-196s235-71 367-71c131 0 255 25 366 71zM1276 1740c106-43 200-106 279-185 78-79 141-173 185-279 43-106 67-223 67-348s-24-242-67-348c-44-106-107-200-185-279-79-79-173-142-279-185-106-44-223-68-348-68s-243 24-349 68c-105 43-200 106-278 185-79 79-142 173-185 279-44 106-68 223-68 348s24 242 68 348c43 106 106 200 185 279 78 79 173 142 278 185 106 44 224 68 349 68s242-24 348-68z">
            <text:p/>
          </draw:path>
          <draw:path draw:style-name="gr3" draw:text-style-name="P3" draw:layer="layout" svg:width="0.104cm" svg:height="0.229cm" svg:x="6.784cm" svg:y="6.567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6.908cm" svg:y="6.605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7.087cm" svg:y="6.604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olygon draw:style-name="gr3" draw:text-style-name="P3" draw:layer="layout" svg:width="0.192cm" svg:height="0.277cm" svg:x="7.234cm" svg:y="6.515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ath draw:style-name="gr4" draw:text-style-name="P1" draw:layer="layout" svg:width="1.808cm" svg:height="1.808cm" svg:x="9.596cm" svg:y="5.759cm" svg:viewBox="0 0 1809 1809" svg:d="M904 0c512 0 903 391 903 904s-391 904-903 904c-513 0-904-391-904-904s391-904 904-904zM0 0zM1809 1809z">
            <text:p/>
          </draw:path>
          <draw:path draw:style-name="gr2" draw:text-style-name="P2" draw:layer="layout" svg:width="1.855cm" svg:height="1.855cm" svg:x="9.572cm" svg:y="5.735cm" svg:viewBox="0 0 1856 1856" svg:d="M1294 71c112 46 212 112 295 196 83 83 150 182 196 294 45 112 71 235 71 367s-26 255-71 367c-46 112-113 211-196 294s-183 150-295 196c-111 46-235 71-366 71-132 0-255-25-367-71s-211-113-294-196c-84-83-150-182-196-294s-71-235-71-367 25-255 71-367 112-211 196-294c83-84 182-150 294-196s235-71 367-71c131 0 255 25 366 71zM1276 1740c106-43 200-106 279-185 78-79 141-173 185-279 43-106 67-223 67-348s-24-242-67-348c-44-106-107-200-185-279-79-79-173-142-279-185-106-44-223-68-348-68s-243 24-349 68c-105 43-200 106-278 185-79 79-142 173-185 279-44 106-68 223-68 348s24 242 68 348c43 106 106 200 185 279 78 79 173 142 278 185 106 44 224 68 349 68s242-24 348-68z">
            <text:p/>
          </draw:path>
          <draw:path draw:style-name="gr3" draw:text-style-name="P3" draw:layer="layout" svg:width="0.104cm" svg:height="0.229cm" svg:x="10.181cm" svg:y="6.567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0.305cm" svg:y="6.605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0.485cm" svg:y="6.604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olygon draw:style-name="gr3" draw:text-style-name="P3" draw:layer="layout" svg:width="0.192cm" svg:height="0.277cm" svg:x="10.631cm" svg:y="6.515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ath draw:style-name="gr4" draw:text-style-name="P1" draw:layer="layout" svg:width="1.811cm" svg:height="1.812cm" svg:x="12.964cm" svg:y="5.761cm" svg:viewBox="0 0 1812 1813" svg:d="M905 0c513 0 905 393 905 905 0 513-392 906-905 906s-905-393-905-906c0-512 392-905 905-905zM0 0zM1812 1813z">
            <text:p/>
          </draw:path>
          <draw:path draw:style-name="gr2" draw:text-style-name="P2" draw:layer="layout" svg:width="1.858cm" svg:height="1.858cm" svg:x="12.94cm" svg:y="5.736cm" svg:viewBox="0 0 1859 1859" svg:d="M1296 71c112 46 212 113 295 196 84 84 151 184 197 296 46 111 71 235 71 367 0 131-25 255-71 367s-113 211-197 295c-83 83-183 150-295 196-111 46-235 71-367 71-131 0-255-25-367-71-111-46-211-113-295-196-83-84-150-183-196-295s-71-236-71-367c0-132 25-256 71-367 46-112 113-212 196-296 84-83 184-150 295-196 112-46 236-71 367-71 132 0 256 25 367 71zM1278 1743c106-43 200-107 279-185 79-79 142-174 186-280s67-223 67-348-23-243-67-349-107-200-186-279-173-142-279-186-224-68-349-68c-124 0-242 24-348 68s-200 107-279 186-142 173-186 279-68 224-68 349 24 242 68 348 107 201 186 280c79 78 173 142 279 185 106 44 224 68 348 68 125 0 243-24 349-68z">
            <text:p/>
          </draw:path>
          <draw:path draw:style-name="gr3" draw:text-style-name="P3" draw:layer="layout" svg:width="0.104cm" svg:height="0.229cm" svg:x="13.552cm" svg:y="6.57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3.676cm" svg:y="6.608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3.855cm" svg:y="6.607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olygon draw:style-name="gr3" draw:text-style-name="P3" draw:layer="layout" svg:width="0.192cm" svg:height="0.277cm" svg:x="14.002cm" svg:y="6.519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olygon draw:style-name="gr6" draw:text-style-name="P5" draw:layer="layout" svg:width="1.247cm" svg:height="0.061cm" svg:x="8.004cm" svg:y="6.633cm" svg:viewBox="0 0 1248 62" draw:points="1,62 0,38 0,13 1248,0 1248,24 1248,48">
            <text:p/>
          </draw:polygon>
          <draw:polygon draw:style-name="gr7" draw:text-style-name="P1" draw:layer="layout" svg:width="0.358cm" svg:height="0.238cm" svg:x="9.235cm" svg:y="6.539cm" svg:viewBox="0 0 359 239" draw:points="359,115 0,0 2,239">
            <text:p/>
          </draw:polygon>
          <draw:polygon draw:style-name="gr6" draw:text-style-name="P5" draw:layer="layout" svg:width="1.247cm" svg:height="0.047cm" svg:x="11.403cm" svg:y="6.628cm" svg:viewBox="0 0 1248 48" draw:points="0,48 0,24 0,0 1248,0 1248,24 1248,48">
            <text:p/>
          </draw:polygon>
          <draw:polygon draw:style-name="gr7" draw:text-style-name="P1" draw:layer="layout" svg:width="0.356cm" svg:height="0.238cm" svg:x="12.635cm" svg:y="6.534cm" svg:viewBox="0 0 357 239" draw:points="357,119 0,0 0,239">
            <text:p/>
          </draw:polygon>
          <draw:line draw:style-name="gr12" draw:text-style-name="P9" draw:layer="layout" svg:x1="13.875cm" svg:y1="7.571cm" svg:x2="13.875cm" svg:y2="8.615cm">
            <text:p/>
          </draw:line>
          <draw:polygon draw:style-name="gr13" draw:text-style-name="P10" draw:layer="layout" svg:width="0.166cm" svg:height="0.25cm" svg:x="13.791cm" svg:y="8.605cm" svg:viewBox="0 0 167 251" draw:points="84,251 167,0 0,0">
            <text:p/>
          </draw:polygon>
          <draw:path draw:style-name="gr10" draw:text-style-name="P7" draw:layer="layout" svg:width="0.093cm" svg:height="0.144cm" svg:x="8.257cm" svg:y="6.407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14cm" svg:height="0.14cm" svg:x="8.369cm" svg:y="6.412cm" svg:viewBox="0 0 141 141" svg:d="M42 99c0 17 8 25 23 25 13 0 24-1 35-4v-110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8.532cm" svg:y="6.407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8.667cm" svg:y="6.407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8.801cm" svg:y="6.407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path draw:style-name="gr10" draw:text-style-name="P7" draw:layer="layout" svg:width="0.093cm" svg:height="0.144cm" svg:x="8.935cm" svg:y="6.407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9.056cm" svg:y="6.407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11.693cm" svg:y="6.382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14cm" svg:height="0.14cm" svg:x="11.805cm" svg:y="6.387cm" svg:viewBox="0 0 141 141" svg:d="M42 99c0 17 8 25 23 25 13 0 24-1 35-4v-110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11.968cm" svg:y="6.382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12.103cm" svg:y="6.382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12.237cm" svg:y="6.382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path draw:style-name="gr10" draw:text-style-name="P7" draw:layer="layout" svg:width="0.093cm" svg:height="0.144cm" svg:x="12.371cm" svg:y="6.382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12.491cm" svg:y="6.382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line draw:style-name="gr12" draw:text-style-name="P9" draw:layer="layout" svg:x1="7.094cm" svg:y1="7.566cm" svg:x2="7.094cm" svg:y2="8.598cm">
            <text:p/>
          </draw:line>
          <draw:polygon draw:style-name="gr13" draw:text-style-name="P10" draw:layer="layout" svg:width="0.166cm" svg:height="0.25cm" svg:x="7.011cm" svg:y="8.587cm" svg:viewBox="0 0 167 251" draw:points="84,251 167,0 0,0">
            <text:p/>
          </draw:polygon>
          <draw:line draw:style-name="gr12" draw:text-style-name="P9" draw:layer="layout" svg:x1="7.094cm" svg:y1="8.838cm" svg:x2="11.005cm" svg:y2="8.821cm">
            <text:p/>
          </draw:line>
          <draw:polygon draw:style-name="gr13" draw:text-style-name="P10" draw:layer="layout" svg:width="0.25cm" svg:height="0.166cm" svg:x="10.994cm" svg:y="8.737cm" svg:viewBox="0 0 251 167" draw:points="251,82 0,0 0,167">
            <text:p/>
          </draw:polygon>
          <draw:line draw:style-name="gr12" draw:text-style-name="P9" draw:layer="layout" svg:x1="7.094cm" svg:y1="7.566cm" svg:x2="7.094cm" svg:y2="8.598cm">
            <text:p/>
          </draw:line>
          <draw:polygon draw:style-name="gr13" draw:text-style-name="P10" draw:layer="layout" svg:width="0.166cm" svg:height="0.25cm" svg:x="7.011cm" svg:y="8.587cm" svg:viewBox="0 0 167 251" draw:points="84,251 167,0 0,0">
            <text:p/>
          </draw:polygon>
          <draw:line draw:style-name="gr12" draw:text-style-name="P9" draw:layer="layout" svg:x1="10.494cm" svg:y1="7.566cm" svg:x2="10.494cm" svg:y2="8.598cm">
            <text:p/>
          </draw:line>
          <draw:polygon draw:style-name="gr13" draw:text-style-name="P10" draw:layer="layout" svg:width="0.166cm" svg:height="0.25cm" svg:x="10.411cm" svg:y="8.587cm" svg:viewBox="0 0 167 251" draw:points="84,251 167,0 0,0">
            <text:p/>
          </draw:polygon>
          <draw:path draw:style-name="gr15" draw:text-style-name="P11" draw:layer="layout" svg:width="1.816cm" svg:height="0.866cm" svg:x="18.523cm" svg:y="8.348cm" svg:viewBox="0 0 1817 867" svg:d="M144 0c-72 0-144 72-144 144v578c0 72 72 145 144 145h1528c72 0 145-73 145-145v-578c0-72-73-144-145-144zM0 0zM1817 867z">
            <text:p/>
          </draw:path>
          <draw:path draw:style-name="gr16" draw:text-style-name="P12" draw:layer="layout" svg:width="1.816cm" svg:height="0.866cm" svg:x="18.523cm" svg:y="8.348cm" svg:viewBox="0 0 1817 867" svg:d="M144 0c-72 0-144 72-144 144v578c0 72 72 145 144 145h1528c72 0 145-73 145-145v-578c0-72-73-144-145-144z">
            <text:p/>
          </draw:path>
          <draw:polygon draw:style-name="gr16" draw:text-style-name="P12" draw:layer="layout" svg:width="0cm" svg:height="0cm" svg:x="18.523cm" svg:y="8.348cm" svg:viewBox="0 0 0 0" draw:points="0,0">
            <text:p/>
          </draw:polygon>
          <draw:polygon draw:style-name="gr16" draw:text-style-name="P12" draw:layer="layout" svg:width="0cm" svg:height="0cm" svg:x="20.34cm" svg:y="9.215cm" svg:viewBox="0 0 0 0" draw:points="0,0">
            <text:p/>
          </draw:polygon>
          <draw:path draw:style-name="gr14" draw:text-style-name="P3" draw:layer="layout" svg:width="0.149cm" svg:height="0.192cm" svg:x="19.1cm" svg:y="8.722cm" svg:viewBox="0 0 150 193" svg:d="M150 178c-6 4-15 8-26 11-11 2-23 4-35 4-59 0-89-33-89-98 0-30 8-54 23-70 15-17 37-25 65-25 18 0 37 2 58 6v51h-11l-8-32c-11-6-24-9-39-9-35 0-53 26-53 79 0 28 6 48 16 60 11 12 27 17 50 17 19 0 35-2 49-6z">
            <text:p/>
          </draw:path>
          <draw:path draw:style-name="gr14" draw:text-style-name="P3" draw:layer="layout" svg:width="0.187cm" svg:height="0.187cm" svg:x="19.267cm" svg:y="8.727cm" svg:viewBox="0 0 188 188" svg:d="M56 132c0 22 10 33 31 33 16 0 32-2 46-6v-145l-28-5v-9h60v170l23 5v9h-53l-2-15c-9 5-20 10-32 13-12 4-22 6-31 6-31 0-47-18-47-54v-120l-23-5v-9h56z">
            <text:p/>
          </draw:path>
          <draw:path draw:style-name="gr14" draw:text-style-name="P3" draw:layer="layout" svg:width="0.121cm" svg:height="0.187cm" svg:x="19.475cm" svg:y="8.723cm" svg:viewBox="0 0 122 188" svg:d="M122 0v50h-8l-12-22c-6 0-14 1-23 3s-17 4-23 7v137l31 5v8h-87v-8l23-5v-156l-23-5v-9h54l1 23c8-7 19-13 32-19 14-6 24-9 32-9z">
            <text:p/>
          </draw:path>
          <draw:path draw:style-name="gr14" draw:text-style-name="P3" draw:layer="layout" svg:width="0.147cm" svg:height="0.192cm" svg:x="19.616cm" svg:y="8.722cm" svg:viewBox="0 0 148 193" svg:d="M35 96v4c0 18 2 32 6 42s10 17 19 23c8 5 19 7 32 7 7 0 16 0 25-1 10-1 18-3 24-4v11c-6 4-15 7-25 10-11 3-22 5-33 5-29 0-50-8-63-23-13-16-20-40-20-75 0-32 7-56 20-71 14-16 33-24 58-24 47 0 70 27 70 80v16zM78 16c-14 0-24 5-32 16-7 11-10 27-10 49h78c0-24-3-40-9-50s-15-15-27-15z">
            <text:p/>
          </draw:path>
          <draw:polygon draw:style-name="gr15" draw:text-style-name="P11" draw:layer="layout" svg:width="1.811cm" svg:height="0.859cm" svg:x="11.243cm" svg:y="8.39cm" svg:viewBox="0 0 1812 860" draw:points="0,0 1812,0 1812,860 0,860">
            <text:p/>
          </draw:polygon>
          <draw:polygon draw:style-name="gr16" draw:text-style-name="P12" draw:layer="layout" svg:width="1.811cm" svg:height="0.859cm" svg:x="11.243cm" svg:y="8.39cm" svg:viewBox="0 0 1812 860" draw:points="0,0 1812,0 1812,860 0,860">
            <text:p/>
          </draw:polygon>
          <draw:path draw:style-name="gr17" draw:text-style-name="P3" draw:layer="layout" svg:width="0.147cm" svg:height="0.192cm" svg:x="11.775cm" svg:y="8.763cm" svg:viewBox="0 0 148 193" svg:d="M35 96v4c0 18 2 32 6 42s10 17 19 23c8 5 19 7 32 7 7 0 16 0 25-1 10-1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7" draw:text-style-name="P3" draw:layer="layout" svg:width="0.121cm" svg:height="0.187cm" svg:x="11.944cm" svg:y="8.764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21cm" svg:height="0.187cm" svg:x="12.078cm" svg:y="8.764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69cm" svg:height="0.192cm" svg:x="12.22cm" svg:y="8.763cm" svg:viewBox="0 0 170 193" svg:d="M170 96c0 64-29 97-86 97-28 0-49-9-63-25-14-17-21-41-21-72s7-55 21-71c14-17 36-25 64-25s49 8 64 24c14 16 21 40 21 72zM135 96c0-28-4-49-13-61-8-13-21-19-38-19s-30 6-37 18c-8 12-12 33-12 62 0 30 4 51 12 63s20 18 37 18 30-6 38-19 13-33 13-62z">
            <text:p/>
          </draw:path>
          <draw:path draw:style-name="gr17" draw:text-style-name="P3" draw:layer="layout" svg:width="0.121cm" svg:height="0.187cm" svg:x="12.417cm" svg:y="8.764cm" svg:viewBox="0 0 122 188" svg:d="M122 0v50h-8l-12-22c-6 0-14 1-23 3s-17 4-23 7v137l31 5v8h-87v-8l23-5v-156l-23-5v-9h54l1 23c8-7 19-13 32-19 14-6 24-9 32-9z">
            <text:p/>
          </draw:path>
          <draw:polygon draw:style-name="gr15" draw:text-style-name="P11" draw:layer="layout" svg:width="1.811cm" svg:height="0.859cm" svg:x="15cm" svg:y="8.388cm" svg:viewBox="0 0 1812 860" draw:points="0,0 1812,0 1812,860 0,860">
            <text:p/>
          </draw:polygon>
          <draw:polygon draw:style-name="gr16" draw:text-style-name="P12" draw:layer="layout" svg:width="1.811cm" svg:height="0.859cm" svg:x="15cm" svg:y="8.388cm" svg:viewBox="0 0 1812 860" draw:points="0,0 1812,0 1812,860 0,860">
            <text:p/>
          </draw:polygon>
          <draw:path draw:style-name="gr17" draw:text-style-name="P3" draw:layer="layout" svg:width="0.147cm" svg:height="0.192cm" svg:x="15.533cm" svg:y="8.761cm" svg:viewBox="0 0 148 193" svg:d="M35 96v4c0 18 2 32 6 42s10 17 19 23c8 5 19 7 32 7 7 0 16 0 25-1 10-1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7" draw:text-style-name="P3" draw:layer="layout" svg:width="0.121cm" svg:height="0.187cm" svg:x="15.702cm" svg:y="8.762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21cm" svg:height="0.187cm" svg:x="15.836cm" svg:y="8.762cm" svg:viewBox="0 0 122 188" svg:d="M122 0v50h-8l-12-22c-6 0-14 1-23 3s-17 4-23 7v137l31 5v8h-87v-8l23-5v-156l-23-5v-9h54l1 23c8-7 19-13 32-19 14-6 24-9 32-9z">
            <text:p/>
          </draw:path>
          <draw:path draw:style-name="gr17" draw:text-style-name="P3" draw:layer="layout" svg:width="0.169cm" svg:height="0.192cm" svg:x="15.978cm" svg:y="8.761cm" svg:viewBox="0 0 170 193" svg:d="M170 96c0 64-29 97-86 97-28 0-49-9-63-25-14-17-21-41-21-72s7-55 21-71c14-17 36-25 64-25s49 8 64 24c14 16 21 40 21 72zM135 96c0-28-4-49-13-61-8-13-21-19-38-19s-30 6-37 18c-8 12-12 33-12 62 0 30 4 51 12 63s20 18 37 18 30-6 38-19 13-33 13-62z">
            <text:p/>
          </draw:path>
          <draw:path draw:style-name="gr17" draw:text-style-name="P3" draw:layer="layout" svg:width="0.121cm" svg:height="0.187cm" svg:x="16.175cm" svg:y="8.762cm" svg:viewBox="0 0 122 188" svg:d="M122 0v50h-8l-12-22c-6 0-14 1-23 3s-17 4-23 7v137l31 5v8h-87v-8l23-5v-156l-23-5v-9h54l1 23c8-7 19-13 32-19 14-6 24-9 32-9z">
            <text:p/>
          </draw:path>
          <draw:line draw:style-name="gr12" draw:text-style-name="P9" draw:layer="layout" svg:x1="13.056cm" svg:y1="8.856cm" svg:x2="14.763cm" svg:y2="8.856cm">
            <text:p/>
          </draw:line>
          <draw:polygon draw:style-name="gr13" draw:text-style-name="P10" draw:layer="layout" svg:width="0.25cm" svg:height="0.166cm" svg:x="14.751cm" svg:y="8.773cm" svg:viewBox="0 0 251 167" draw:points="251,84 0,0 0,167">
            <text:p/>
          </draw:polygon>
          <draw:path draw:style-name="gr4" draw:text-style-name="P1" draw:layer="layout" svg:width="1.811cm" svg:height="1.812cm" svg:x="16.752cm" svg:y="5.761cm" svg:viewBox="0 0 1812 1813" svg:d="M905 0c513 0 905 393 905 905 0 513-392 906-905 906s-905-393-905-906c0-512 392-905 905-905zM0 0zM1812 1813z">
            <text:p/>
          </draw:path>
          <draw:path draw:style-name="gr2" draw:text-style-name="P2" draw:layer="layout" svg:width="1.858cm" svg:height="1.858cm" svg:x="16.728cm" svg:y="5.736cm" svg:viewBox="0 0 1859 1859" svg:d="M1296 71c112 46 212 113 295 196 84 84 151 184 197 296 46 111 71 235 71 367 0 131-25 255-71 367s-113 211-197 295c-83 83-183 150-295 196-111 46-235 71-367 71-131 0-255-25-367-71-111-46-211-113-295-196-83-84-150-183-196-295s-71-236-71-367c0-132 25-256 71-367 46-112 113-212 196-296 84-83 184-150 295-196 112-46 236-71 367-71 132 0 256 25 367 71zM1278 1743c106-43 200-107 279-185 79-79 142-174 186-280s67-223 67-348-23-243-67-349-107-200-186-279-173-142-279-186-224-68-349-68c-124 0-242 24-348 68s-200 107-279 186-142 173-186 279-68 224-68 349 24 242 68 348 107 201 186 280c79 78 173 142 279 185 106 44 224 68 348 68 125 0 243-24 349-68z">
            <text:p/>
          </draw:path>
          <draw:path draw:style-name="gr3" draw:text-style-name="P3" draw:layer="layout" svg:width="0.104cm" svg:height="0.229cm" svg:x="17.34cm" svg:y="6.57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17.464cm" svg:y="6.608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17.643cm" svg:y="6.607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olygon draw:style-name="gr3" draw:text-style-name="P3" draw:layer="layout" svg:width="0.192cm" svg:height="0.277cm" svg:x="17.79cm" svg:y="6.519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olygon draw:style-name="gr6" draw:text-style-name="P5" draw:layer="layout" svg:width="1.634cm" svg:height="0.049cm" svg:x="14.775cm" svg:y="6.61cm" svg:viewBox="0 0 1635 50" draw:points="0,48 0,24 0,0 1635,2 1635,26 1635,50">
            <text:p/>
          </draw:polygon>
          <draw:polygon draw:style-name="gr7" draw:text-style-name="P1" draw:layer="layout" svg:width="0.358cm" svg:height="0.238cm" svg:x="16.393cm" svg:y="6.517cm" svg:viewBox="0 0 359 239" draw:points="359,119 0,0 0,239">
            <text:p/>
          </draw:polygon>
          <draw:path draw:style-name="gr10" draw:text-style-name="P7" draw:layer="layout" svg:width="0.093cm" svg:height="0.144cm" svg:x="15.219cm" svg:y="6.382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14cm" svg:height="0.14cm" svg:x="15.331cm" svg:y="6.387cm" svg:viewBox="0 0 141 141" svg:d="M42 99c0 17 8 25 23 25 13 0 24-1 35-4v-110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15.493cm" svg:y="6.382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15.629cm" svg:y="6.382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15.763cm" svg:y="6.382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path draw:style-name="gr10" draw:text-style-name="P7" draw:layer="layout" svg:width="0.093cm" svg:height="0.144cm" svg:x="15.897cm" svg:y="6.382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16.017cm" svg:y="6.382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line draw:style-name="gr12" draw:text-style-name="P9" draw:layer="layout" svg:x1="16.814cm" svg:y1="8.819cm" svg:x2="18.285cm" svg:y2="8.819cm">
            <text:p/>
          </draw:line>
          <draw:polygon draw:style-name="gr13" draw:text-style-name="P10" draw:layer="layout" svg:width="0.25cm" svg:height="0.166cm" svg:x="18.274cm" svg:y="8.736cm" svg:viewBox="0 0 251 167" draw:points="251,84 0,0 0,167">
            <text:p/>
          </draw:polygon>
          <draw:line draw:style-name="gr12" draw:text-style-name="P9" draw:layer="layout" svg:x1="17.688cm" svg:y1="7.571cm" svg:x2="17.688cm" svg:y2="8.615cm">
            <text:p/>
          </draw:line>
          <draw:polygon draw:style-name="gr13" draw:text-style-name="P10" draw:layer="layout" svg:width="0.166cm" svg:height="0.25cm" svg:x="17.604cm" svg:y="8.605cm" svg:viewBox="0 0 167 251" draw:points="84,251 167,0 0,0">
            <text:p/>
          </draw:polygon>
          <draw:path draw:style-name="gr4" draw:text-style-name="P1" draw:layer="layout" svg:width="1.811cm" svg:height="1.812cm" svg:x="20.56cm" svg:y="5.759cm" svg:viewBox="0 0 1812 1813" svg:d="M905 0c513 0 905 393 905 905 0 513-392 906-905 906s-905-393-905-906c0-512 392-905 905-905zM0 0zM1812 1813z">
            <text:p/>
          </draw:path>
          <draw:path draw:style-name="gr2" draw:text-style-name="P2" draw:layer="layout" svg:width="1.858cm" svg:height="1.858cm" svg:x="20.536cm" svg:y="5.735cm" svg:viewBox="0 0 1859 1859" svg:d="M1296 71c112 46 212 113 295 196 84 84 151 184 197 296 46 111 71 235 71 367 0 131-25 255-71 367s-113 211-197 295c-83 83-183 150-295 196-111 46-235 71-367 71-131 0-255-25-367-71-111-46-211-113-295-196-83-84-150-183-196-295s-71-236-71-367c0-132 25-256 71-367 46-112 113-212 196-296 84-83 184-150 295-196 112-46 236-71 367-71 132 0 256 25 367 71zM1278 1743c106-43 200-107 279-185 79-79 142-174 186-280s67-223 67-348-23-243-67-349-107-200-186-279-173-142-279-186-224-68-349-68c-124 0-242 24-348 68s-200 107-279 186-142 173-186 279-68 224-68 349 24 242 68 348 107 201 186 280c79 78 173 142 279 185 106 44 224 68 348 68 125 0 243-24 349-68z">
            <text:p/>
          </draw:path>
          <draw:path draw:style-name="gr3" draw:text-style-name="P3" draw:layer="layout" svg:width="0.104cm" svg:height="0.229cm" svg:x="21.146cm" svg:y="6.569cm" svg:viewBox="0 0 105 230" svg:d="M61 230c-12 0-21-4-28-11-6-8-9-18-9-32v-128h-24v-9l24-8 20-42h13v43h42v16h-42v125c0 8 2 15 5 19 4 4 9 6 16 6s16-1 27-3v13c-4 3-11 6-20 8-8 2-16 3-24 3z">
            <text:p/>
          </draw:path>
          <draw:path draw:style-name="gr3" draw:text-style-name="P3" draw:layer="layout" svg:width="0.157cm" svg:height="0.191cm" svg:x="21.27cm" svg:y="6.606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3" draw:text-style-name="P3" draw:layer="layout" svg:width="0.124cm" svg:height="0.192cm" svg:x="21.449cm" svg:y="6.606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olygon draw:style-name="gr3" draw:text-style-name="P3" draw:layer="layout" svg:width="0.192cm" svg:height="0.277cm" svg:x="21.596cm" svg:y="6.517cm" svg:viewBox="0 0 193 278" draw:points="60,190 135,108 116,103 116,94 181,94 181,103 158,108 105,161 173,265 193,269 193,278 117,278 117,269 134,264 84,185 60,212 60,264 79,269 79,278 4,278 4,269 27,264 27,14 0,9 0,0 60,0">
            <text:p/>
          </draw:polygon>
          <draw:polygon draw:style-name="gr6" draw:text-style-name="P5" draw:layer="layout" svg:width="1.634cm" svg:height="0.049cm" svg:x="18.563cm" svg:y="6.628cm" svg:viewBox="0 0 1635 50" draw:points="0,48 0,24 0,0 1635,2 1635,26 1635,50">
            <text:p/>
          </draw:polygon>
          <draw:polygon draw:style-name="gr7" draw:text-style-name="P1" draw:layer="layout" svg:width="0.358cm" svg:height="0.238cm" svg:x="20.181cm" svg:y="6.534cm" svg:viewBox="0 0 359 239" draw:points="359,120 0,0 0,239">
            <text:p/>
          </draw:polygon>
          <draw:line draw:style-name="gr12" draw:text-style-name="P9" draw:layer="layout" svg:x1="19.386cm" svg:y1="8.348cm" svg:x2="19.386cm" svg:y2="6.895cm">
            <text:p/>
          </draw:line>
          <draw:polygon draw:style-name="gr13" draw:text-style-name="P10" draw:layer="layout" svg:width="0.166cm" svg:height="0.25cm" svg:x="19.303cm" svg:y="6.654cm" svg:viewBox="0 0 167 251" draw:points="84,0 0,251 167,251">
            <text:p/>
          </draw:polygon>
          <draw:path draw:style-name="gr10" draw:text-style-name="P7" draw:layer="layout" svg:width="0.093cm" svg:height="0.144cm" svg:x="19.005cm" svg:y="6.419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14cm" svg:height="0.14cm" svg:x="19.117cm" svg:y="6.423cm" svg:viewBox="0 0 141 141" svg:d="M42 99c0 17 8 25 23 25 13 0 24-1 35-4v-110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19.28cm" svg:y="6.419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19.415cm" svg:y="6.419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19.549cm" svg:y="6.419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path draw:style-name="gr10" draw:text-style-name="P7" draw:layer="layout" svg:width="0.093cm" svg:height="0.144cm" svg:x="19.683cm" svg:y="6.419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19.803cm" svg:y="6.419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4" draw:text-style-name="P1" draw:layer="layout" svg:width="2.202cm" svg:height="2.202cm" svg:x="24.328cm" svg:y="5.58cm" svg:viewBox="0 0 2203 2203" svg:d="M0 1101l316 317 6 461 448 2 331 322 317-317 461-7 2-447 322-331-317-318-7-461-448-1-330-321-318 316-461 6-1 448zM0 0zM2203 2203z">
            <text:p/>
          </draw:path>
          <draw:path draw:style-name="gr2" draw:text-style-name="P2" draw:layer="layout" svg:width="2.25cm" svg:height="2.251cm" svg:x="24.304cm" svg:y="5.556cm" svg:viewBox="0 0 2251 2252" svg:d="M3 1137c-2-4-3-7-3-12 0-4 1-8 3-12 1-2 2-3 4-5l314-324 1-437c0-5 1-9 4-12 2-4 5-7 8-9 4-3 8-4 12-4l451-6 311-309c1-2 3-3 5-4 4-2 7-3 12-3 4 0 8 1 12 3 2 1 3 2 5 4l323 314 438 1c5 0 8 1 12 4 4 2 7 5 9 9 2 3 3 7 3 11l7 452 310 310c2 2 3 3 4 5 2 4 3 8 3 12 0 5-1 8-3 12-1 2-2 4-4 5l-315 324-2 438c0 4-1 8-3 12s-5 6-9 9c-4 2-7 3-12 3l-451 6-310 311c-2 1-3 3-5 4-4 2-8 3-12 3-5 0-8-1-12-3-2-1-4-2-5-4l-324-316-438-1c-4 0-8-1-12-3-3-3-6-5-8-9-3-4-4-8-4-12l-6-451-309-311c-2-1-3-3-4-5zM357 1425c2 2 3 3 4 5 2 4 3 8 3 12l6 437 424 2c5 0 8 1 12 3 2 1 4 2 5 4l314 306 300-301c2-1 3-3 5-4 4-2 7-3 12-3l437-6 2-424c0-5 1-8 3-12 1-2 2-4 3-5l306-314-300-300c-2-2-3-3-4-5-2-4-3-8-3-12l-7-437-424-2c-4 0-8-1-12-3-1-1-3-2-4-4l-314-304-300 299c-2 2-3 3-5 4-4 2-8 3-12 3l-437 7-2 423c0 5-1 9-3 12-1 2-2 4-4 5l-304 314z">
            <text:p/>
          </draw:path>
          <draw:path draw:style-name="gr19" draw:text-style-name="P3" draw:layer="layout" svg:width="0.147cm" svg:height="0.192cm" svg:x="25.155cm" svg:y="6.41cm" svg:viewBox="0 0 148 193" svg:d="M35 96v4c0 18 2 32 6 42s10 17 19 23c8 5 19 7 32 7 7 0 16 0 25-1 10-1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9" draw:text-style-name="P3" draw:layer="layout" svg:width="0.184cm" svg:height="0.188cm" svg:x="25.325cm" svg:y="6.411cm" svg:viewBox="0 0 185 189" svg:d="M54 20c10-6 21-11 32-14 12-4 21-6 29-6 16 0 28 5 36 14s12 23 12 40v121l22 5v9h-79v-9l24-5v-117c0-11-2-20-8-26-5-6-13-9-24-9-12 0-26 2-43 6v146l24 5v9h-79v-9l22-5v-156l-22-5v-9h52z">
            <text:p/>
          </draw:path>
          <draw:path draw:style-name="gr19" draw:text-style-name="P3" draw:layer="layout" svg:width="0.18cm" svg:height="0.281cm" svg:x="25.536cm" svg:y="6.321cm" svg:viewBox="0 0 181 282" svg:d="M127 264c-15 12-32 17-52 18-50-1-75-32-75-95 0-32 7-57 21-73 15-17 35-26 63-26 14 0 29 2 43 5-1-4-1-15-1-32v-48l-31-4v-9h63v264l23 5v9h-52zM35 187c0 25 4 44 13 56 8 12 21 18 38 18 15 0 28-2 40-7v-146c-12-2-25-4-40-4-34 0-51 28-51 83z">
            <text:p/>
          </draw:path>
          <draw:path draw:style-name="gr20" draw:text-style-name="P3" draw:layer="layout" svg:width="0.124cm" svg:height="0.192cm" svg:x="24.843cm" svg:y="6.835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ath draw:style-name="gr20" draw:text-style-name="P3" draw:layer="layout" svg:width="0.187cm" svg:height="0.187cm" svg:x="24.987cm" svg:y="6.839cm" svg:viewBox="0 0 188 188" svg:d="M56 132c0 22 10 33 31 33 16 0 32-2 46-6v-145l-28-5v-9h60v170l23 5v9h-53l-2-15c-9 5-20 10-32 13-12 4-22 6-31 6-31 0-47-18-47-54v-120l-23-5v-9h56z">
            <text:p/>
          </draw:path>
          <draw:path draw:style-name="gr20" draw:text-style-name="P3" draw:layer="layout" svg:width="0.149cm" svg:height="0.192cm" svg:x="25.203cm" svg:y="6.835cm" svg:viewBox="0 0 150 193" svg:d="M150 178c-6 4-15 8-26 11-11 2-23 4-35 4-59 0-89-33-89-98 0-30 8-54 23-70 15-17 37-25 65-25 18 0 37 2 58 6v51h-11l-8-32c-11-6-24-9-39-9-35 0-53 26-53 79 0 28 6 48 16 60 11 12 27 17 50 17 19 0 35-2 49-6z">
            <text:p/>
          </draw:path>
          <draw:path draw:style-name="gr20" draw:text-style-name="P3" draw:layer="layout" svg:width="0.149cm" svg:height="0.192cm" svg:x="25.38cm" svg:y="6.835cm" svg:viewBox="0 0 150 193" svg:d="M150 178c-6 4-15 8-26 11-11 2-23 4-35 4-59 0-89-33-89-98 0-30 8-54 23-70 15-17 37-25 65-25 18 0 37 2 58 6v51h-11l-8-32c-11-6-24-9-39-9-35 0-53 26-53 79 0 28 6 48 16 60 11 12 27 17 50 17 19 0 35-2 49-6z">
            <text:p/>
          </draw:path>
          <draw:path draw:style-name="gr20" draw:text-style-name="P3" draw:layer="layout" svg:width="0.147cm" svg:height="0.192cm" svg:x="25.557cm" svg:y="6.835cm" svg:viewBox="0 0 148 193" svg:d="M35 96v4c0 18 2 32 6 42s10 17 19 23c8 5 19 7 32 7 7 0 16 0 25-1 10-1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20" draw:text-style-name="P3" draw:layer="layout" svg:width="0.124cm" svg:height="0.192cm" svg:x="25.733cm" svg:y="6.835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ath draw:style-name="gr20" draw:text-style-name="P3" draw:layer="layout" svg:width="0.124cm" svg:height="0.192cm" svg:x="25.89cm" svg:y="6.835cm" svg:viewBox="0 0 125 193" svg:d="M125 137c0 18-6 32-17 42-12 9-29 14-51 14-10 0-20-1-31-3s-19-4-26-6v-46h9l10 26c10 9 22 13 38 13 25 0 38-11 38-32 0-16-10-27-30-34l-17-6c-14-4-23-9-29-13s-11-10-14-16c-3-7-5-15-5-24 0-16 6-29 17-38s25-14 44-14c14 0 31 2 51 6v40h-9l-9-21c-7-6-17-9-32-9-11 0-19 2-25 7-5 6-8 13-8 22 0 7 3 13 8 18 5 6 12 10 23 13 19 7 31 11 37 14s11 7 15 11c4 5 7 10 10 15 2 6 3 13 3 21z">
            <text:p/>
          </draw:path>
          <draw:polygon draw:style-name="gr6" draw:text-style-name="P5" draw:layer="layout" svg:width="1.634cm" svg:height="0.049cm" svg:x="22.371cm" svg:y="6.663cm" svg:viewBox="0 0 1635 50" draw:points="0,48 0,24 0,0 1635,2 1635,26 1635,50">
            <text:p/>
          </draw:polygon>
          <draw:polygon draw:style-name="gr7" draw:text-style-name="P1" draw:layer="layout" svg:width="0.358cm" svg:height="0.238cm" svg:x="23.989cm" svg:y="6.569cm" svg:viewBox="0 0 359 239" draw:points="359,120 0,0 0,239">
            <text:p/>
          </draw:polygon>
          <draw:path draw:style-name="gr10" draw:text-style-name="P7" draw:layer="layout" svg:width="0.093cm" svg:height="0.144cm" svg:x="22.793cm" svg:y="6.437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14cm" svg:height="0.14cm" svg:x="22.905cm" svg:y="6.442cm" svg:viewBox="0 0 141 141" svg:d="M42 99c0 17 8 25 23 25 13 0 24-1 35-4v-110l-21-3v-7h45v128l17 4v6h-40l-1-11c-7 4-15 7-24 10s-17 4-23 4c-24 0-35-13-35-40v-91l-18-3v-7h42z">
            <text:p/>
          </draw:path>
          <draw:path draw:style-name="gr10" draw:text-style-name="P7" draw:layer="layout" svg:width="0.112cm" svg:height="0.144cm" svg:x="23.068cm" svg:y="6.437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2cm" svg:height="0.144cm" svg:x="23.203cm" svg:y="6.437cm" svg:viewBox="0 0 113 145" svg:d="M113 134c-5 4-12 6-20 8s-17 3-26 3c-45 0-67-24-67-73 0-23 6-41 17-53 11-13 28-19 49-19 13 0 28 2 43 5v38h-8l-6-24c-8-5-18-7-29-7-26 0-40 20-40 60 0 21 4 36 12 45s21 13 37 13c15 0 27-2 38-5z">
            <text:p/>
          </draw:path>
          <draw:path draw:style-name="gr10" draw:text-style-name="P7" draw:layer="layout" svg:width="0.11cm" svg:height="0.144cm" svg:x="23.337cm" svg:y="6.437cm" svg:viewBox="0 0 111 145" svg:d="M26 74v2c0 14 2 24 5 31 3 8 7 13 14 17 6 4 14 6 24 6 5 0 12 0 19-1s13-2 18-3v8c-5 3-11 6-19 8s-17 3-25 3c-21 0-37-5-47-17s-15-30-15-56c0-24 5-42 15-54s25-18 43-18c36 0 53 20 53 61v13zM58 12c-10 0-18 4-23 12-6 9-8 21-8 38h59c0-18-3-31-7-39-5-7-11-11-21-11z">
            <text:p/>
          </draw:path>
          <draw:path draw:style-name="gr10" draw:text-style-name="P7" draw:layer="layout" svg:width="0.093cm" svg:height="0.144cm" svg:x="23.471cm" svg:y="6.437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10" draw:text-style-name="P7" draw:layer="layout" svg:width="0.093cm" svg:height="0.144cm" svg:x="23.591cm" svg:y="6.437cm" svg:viewBox="0 0 94 145" svg:d="M94 103c0 14-5 25-13 32-9 7-22 10-39 10-6 0-14 0-22-2-9-1-15-3-20-5v-34h7l7 20c7 6 17 10 29 10 19 0 28-8 28-25 0-12-7-20-22-25l-13-5c-10-3-17-6-22-10-4-3-8-7-10-12-3-5-4-11-4-18 0-12 4-21 12-28 9-7 20-11 34-11 10 0 23 2 38 5v30h-7l-6-16c-5-5-14-7-25-7-8 0-14 2-18 6s-6 9-6 16c0 5 2 10 6 14 3 4 9 7 17 9 14 5 23 9 28 11 4 2 8 5 11 9 3 3 6 7 7 11 2 4 3 9 3 15z">
            <text:p/>
          </draw:path>
          <draw:path draw:style-name="gr21" draw:text-style-name="P11" draw:layer="layout" svg:width="2.399cm" svg:height="2.202cm" svg:x="24.452cm" svg:y="7.62cm" svg:viewBox="0 0 2400 2203" svg:d="M1273 443l-194-251-130 458-450-281 97 428-466 47 306 337-436 132 369 254-227 251 391 41 13 344 289-355 130 162 131-239 193 150 64-296 307 146-35-308 471 131-277-339 210-104-142-192 513-282-581-12 180-343-386 266 29-588zM0 0zM2400 2203z">
            <text:p/>
          </draw:path>
          <draw:polygon draw:style-name="gr16" draw:text-style-name="P12" draw:layer="layout" svg:width="2.399cm" svg:height="2.202cm" svg:x="24.452cm" svg:y="7.62cm" svg:viewBox="0 0 2400 2203" draw:points="1273,443 1079,192 949,650 499,369 596,797 130,844 436,1181 0,1313 369,1567 142,1818 533,1859 546,2203 835,1848 965,2010 1096,1771 1289,1921 1353,1625 1660,1771 1625,1463 2096,1594 1819,1255 2029,1151 1887,959 2400,677 1819,665 1999,322 1613,588 1642,0">
            <text:p/>
          </draw:polygon>
          <draw:polygon draw:style-name="gr16" draw:text-style-name="P12" draw:layer="layout" svg:width="0cm" svg:height="0cm" svg:x="24.452cm" svg:y="7.62cm" svg:viewBox="0 0 0 0" draw:points="0,0">
            <text:p/>
          </draw:polygon>
          <draw:polygon draw:style-name="gr16" draw:text-style-name="P12" draw:layer="layout" svg:width="0cm" svg:height="0cm" svg:x="26.851cm" svg:y="9.823cm" svg:viewBox="0 0 0 0" draw:points="0,0">
            <text:p/>
          </draw:polygon>
          <draw:path draw:style-name="gr19" draw:text-style-name="P3" draw:layer="layout" svg:width="0.147cm" svg:height="0.192cm" svg:x="25.46cm" svg:y="8.463cm" svg:viewBox="0 0 148 193" svg:d="M35 96v4c0 18 2 32 6 42s10 17 19 23c8 5 19 7 32 7 7 0 16 0 25-1 10-1 18-3 24-4v11c-6 4-15 7-25 10-11 3-22 5-33 5-29 0-50-8-63-23-13-16-20-40-20-75 0-32 7-56 20-71 14-16 33-24 58-24 47 0 70 27 70 80v16zM78 16c-14 0-24 5-32 16-7 11-10 27-10 49h78c0-24-3-40-9-50s-15-15-27-15z">
            <text:p/>
          </draw:path>
          <draw:path draw:style-name="gr19" draw:text-style-name="P3" draw:layer="layout" svg:width="0.184cm" svg:height="0.188cm" svg:x="25.631cm" svg:y="8.465cm" svg:viewBox="0 0 185 189" svg:d="M54 20c10-6 21-11 32-14 12-4 21-6 29-6 16 0 28 5 36 14s12 23 12 40v121l22 5v9h-79v-9l24-5v-117c0-11-2-20-8-26-5-6-13-9-24-9-12 0-26 2-43 6v146l24 5v9h-79v-9l22-5v-156l-22-5v-9h52z">
            <text:p/>
          </draw:path>
          <draw:path draw:style-name="gr19" draw:text-style-name="P3" draw:layer="layout" svg:width="0.18cm" svg:height="0.281cm" svg:x="25.842cm" svg:y="8.375cm" svg:viewBox="0 0 181 282" svg:d="M127 264c-15 12-32 17-52 18-50-1-75-32-75-95 0-32 7-57 21-73 15-17 35-26 63-26 14 0 29 2 43 5-1-4-1-15-1-32v-48l-31-4v-9h63v264l23 5v9h-52zM35 187c0 25 4 44 13 56 8 12 21 18 38 18 15 0 28-2 40-7v-146c-12-2-25-4-40-4-34 0-51 28-51 83z">
            <text:p/>
          </draw:path>
          <draw:path draw:style-name="gr22" draw:text-style-name="P3" draw:layer="layout" svg:width="0.12cm" svg:height="0.28cm" svg:x="24.991cm" svg:y="8.796cm" svg:viewBox="0 0 121 281" svg:d="M32 114h-32v-9l32-8v-13c0-27 5-48 16-62 11-15 26-22 45-22 10 0 20 1 28 4v40h-9l-9-24c-5-3-10-4-16-4-9 0-14 3-18 11-3 7-5 20-5 40v31h49v16h-49v152l40 7v8h-100v-8l28-7z">
            <text:p/>
          </draw:path>
          <draw:path draw:style-name="gr22" draw:text-style-name="P3" draw:layer="layout" svg:width="0.157cm" svg:height="0.191cm" svg:x="25.126cm" svg:y="8.889cm" svg:viewBox="0 0 158 192" svg:d="M77 0c20 0 35 4 44 12 10 9 14 21 14 38v124l23 5v9h-50l-4-18c-15 15-34 22-57 22-31 0-47-18-47-55 0-12 2-22 7-30 5-9 13-15 23-19s26-6 45-6h28v-30c0-12-2-22-7-28s-12-9-21-9c-13 0-25 3-36 9l-7 23h-11v-40c21-5 40-7 56-7zM103 96h-26c-17 0-29 3-35 9s-10 16-10 31c0 23 10 34 28 34 9 0 17-1 23-3 7-2 13-4 20-7z">
            <text:p/>
          </draw:path>
          <draw:path draw:style-name="gr22" draw:text-style-name="P3" draw:layer="layout" svg:width="0.094cm" svg:height="0.265cm" svg:x="25.298cm" svg:y="8.813cm" svg:viewBox="0 0 95 266" svg:d="M66 21c0 6-2 11-6 15-5 4-10 6-16 6-5 0-10-2-14-6-5-4-7-9-7-15s2-11 7-15c4-4 9-6 14-6 6 0 11 2 16 6 4 4 6 9 6 15zM64 252l31 5v9h-95v-9l31-5v-157l-26-5v-9h59z">
            <text:p/>
          </draw:path>
          <draw:polygon draw:style-name="gr22" draw:text-style-name="P3" draw:layer="layout" svg:width="0.094cm" svg:height="0.277cm" svg:x="25.411cm" svg:y="8.799cm" svg:viewBox="0 0 95 278" draw:points="64,264 95,269 95,278 0,278 0,269 31,264 31,13 0,9 0,0 64,0">
            <text:p/>
          </draw:polygon>
          <draw:path draw:style-name="gr22" draw:text-style-name="P3" draw:layer="layout" svg:width="0.187cm" svg:height="0.187cm" svg:x="25.522cm" svg:y="8.893cm" svg:viewBox="0 0 188 188" svg:d="M56 132c0 22 10 33 31 33 16 0 32-2 46-6v-145l-28-5v-9h60v170l23 5v9h-53l-2-15c-9 5-20 10-32 13-12 4-22 6-31 6-31 0-47-18-47-54v-120l-23-5v-9h56z">
            <text:p/>
          </draw:path>
          <draw:path draw:style-name="gr22" draw:text-style-name="P3" draw:layer="layout" svg:width="0.121cm" svg:height="0.187cm" svg:x="25.73cm" svg:y="8.889cm" svg:viewBox="0 0 122 188" svg:d="M122 0v50h-8l-12-22c-6 0-14 1-23 3s-17 4-23 7v137l31 5v8h-87v-8l23-5v-156l-23-5v-9h54l1 23c8-7 19-13 32-19 14-6 24-9 32-9z">
            <text:p/>
          </draw:path>
          <draw:path draw:style-name="gr22" draw:text-style-name="P3" draw:layer="layout" svg:width="0.147cm" svg:height="0.192cm" svg:x="25.871cm" svg:y="8.888cm" svg:viewBox="0 0 148 193" svg:d="M35 96v4c0 18 2 32 6 42s10 17 19 23c8 5 19 7 32 7 7 0 16 0 25-1 10-1 18-3 24-4v11c-6 4-15 7-25 10-11 3-22 5-33 5-29 0-50-8-63-23-13-16-20-40-20-75 0-32 7-56 20-71 14-16 33-24 58-24 47 0 70 27 70 80v16zM78 16c-14 0-24 5-32 16-7 11-10 27-10 49h78c0-24-3-40-9-50s-15-15-27-15z">
            <text:p/>
          </draw:path>
          <draw:line draw:style-name="gr12" draw:text-style-name="P9" draw:layer="layout" svg:x1="20.34cm" svg:y1="8.783cm" svg:x2="24.497cm" svg:y2="8.783cm">
            <text:p/>
          </draw:line>
          <draw:polygon draw:style-name="gr13" draw:text-style-name="P10" draw:layer="layout" svg:width="0.25cm" svg:height="0.166cm" svg:x="24.487cm" svg:y="8.699cm" svg:viewBox="0 0 251 167" draw:points="251,84 0,0 0,167">
            <text:p/>
          </draw:polygon>
        </draw:g>
        <draw:frame draw:style-name="gr26" draw:text-style-name="P14" draw:layer="layout" svg:width="1.84cm" svg:height="0.848cm" svg:x="2.081cm" svg:y="2.565cm">
          <draw:text-box>
            <text:p>Flow</text:p>
          </draw:text-box>
        </draw:frame>
        <draw:frame draw:style-name="gr26" draw:text-style-name="P14" draw:layer="layout" svg:width="2.898cm" svg:height="1.445cm" svg:x="2.116cm" svg:y="6.588cm">
          <draw:text-box>
            <text:p>Success</text:p>
            <text:p>Flow</text:p>
          </draw:text-box>
        </draw:frame>
        <draw:frame draw:style-name="gr26" draw:text-style-name="P14" draw:layer="layout" svg:width="2.437cm" svg:height="1.445cm" svg:x="2.146cm" svg:y="11.287cm">
          <draw:text-box>
            <text:p>Failure</text:p>
            <text:p>Flow</text:p>
          </draw:text-box>
        </draw:frame>
        <draw:frame draw:style-name="gr26" draw:text-style-name="P14" draw:layer="layout" svg:width="1.874cm" svg:height="1.445cm" svg:x="2.119cm" svg:y="15.938cm">
          <draw:text-box>
            <text:p>Cure</text:p>
            <text:p>Fl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9:47:58.491004030</meta:creation-date>
    <dc:date>2018-06-20T10:42:01.904391003</dc:date>
    <meta:editing-duration>PT12M59S</meta:editing-duration>
    <meta:editing-cycles>5</meta:editing-cycles>
    <meta:generator>LibreOffice/6.0.3.2$Linux_X86_64 LibreOffice_project/00m0$Build-2</meta:generator>
    <meta:document-statistic meta:object-count="647"/>
  </office:meta>
</office:document-meta>
</file>